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4.066cm"/>
    </style:style>
    <style:style style:name="co10" style:family="table-column">
      <style:table-column-properties fo:break-before="auto" style:column-width="4.147cm"/>
    </style:style>
    <style:style style:name="co11" style:family="table-column">
      <style:table-column-properties fo:break-before="auto" style:column-width="4.12cm"/>
    </style:style>
    <style:style style:name="co12" style:family="table-column">
      <style:table-column-properties fo:break-before="auto" style:column-width="5.318cm"/>
    </style:style>
    <style:style style:name="co13" style:family="table-column">
      <style:table-column-properties fo:break-before="auto" style:column-width="5.292cm"/>
    </style:style>
    <style:style style:name="co14" style:family="table-column">
      <style:table-column-properties fo:break-before="auto" style:column-width="5.373cm"/>
    </style:style>
    <style:style style:name="co15" style:family="table-column">
      <style:table-column-properties fo:break-before="auto" style:column-width="5.346cm"/>
    </style:style>
    <style:style style:name="co16" style:family="table-column">
      <style:table-column-properties fo:break-before="auto" style:column-width="5.427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4.801cm"/>
    </style:style>
    <style:style style:name="co20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3.411cm"/>
    </style:style>
    <style:style style:name="co24" style:family="table-column">
      <style:table-column-properties fo:break-before="auto" style:column-width="3.38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tdSte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number-columns-repeated="17" table:default-cell-style-name="Default"/>
        <table:table-row table:style-name="ro1">
          <table:table-cell office:value-type="string" calcext:value-type="string">
            <text:p>startStage-vsCreateId</text:p>
          </table:table-cell>
          <table:table-cell office:value-type="string" calcext:value-type="string">
            <text:p>startStage-vsInst</text:p>
          </table:table-cell>
          <table:table-cell office:value-type="string" calcext:value-type="string">
            <text:p>startStage-e2eInst</text:p>
          </table:table-cell>
          <table:table-cell office:value-type="string" calcext:value-type="string">
            <text:p>stopStage-vsCreateId-ITAV</text:p>
          </table:table-cell>
          <table:table-cell office:value-type="string" calcext:value-type="string">
            <text:p>stopStage-vsInst-ITAV</text:p>
          </table:table-cell>
          <table:table-cell office:value-type="string" calcext:value-type="string">
            <text:p>stopStage-vsCreateId-DETI</text:p>
          </table:table-cell>
          <table:table-cell office:value-type="string" calcext:value-type="string">
            <text:p>stopStage-vsInst-DETI</text:p>
          </table:table-cell>
          <table:table-cell office:value-type="string" calcext:value-type="string">
            <text:p>startStage-mtdGet-ITAV</text:p>
          </table:table-cell>
          <table:table-cell office:value-type="string" calcext:value-type="string">
            <text:p>stopStage-mtdGet-ITAV</text:p>
          </table:table-cell>
          <table:table-cell office:value-type="string" calcext:value-type="string">
            <text:p>startStage-mtdGet-DETI</text:p>
          </table:table-cell>
          <table:table-cell office:value-type="string" calcext:value-type="string">
            <text:p>stopStage-mtdGet-DETI</text:p>
          </table:table-cell>
          <table:table-cell office:value-type="string" calcext:value-type="string">
            <text:p>startStage-interdomainGet-ITAV</text:p>
          </table:table-cell>
          <table:table-cell office:value-type="string" calcext:value-type="string">
            <text:p>stopStage-interdomainGet-ITAV</text:p>
          </table:table-cell>
          <table:table-cell office:value-type="string" calcext:value-type="string">
            <text:p>startStage-interdomainGet-DETI</text:p>
          </table:table-cell>
          <table:table-cell office:value-type="string" calcext:value-type="string">
            <text:p>stopStage-interdomainGet-DETI</text:p>
          </table:table-cell>
          <table:table-cell office:value-type="string" calcext:value-type="string">
            <text:p>startStage-interdomainAdd-ITAV</text:p>
          </table:table-cell>
          <table:table-cell office:value-type="string" calcext:value-type="string">
            <text:p>stopStage-interdomainAdd-ITAV</text:p>
          </table:table-cell>
          <table:table-cell office:value-type="string" calcext:value-type="string">
            <text:p>startStage-interdomainAdd-DETI</text:p>
          </table:table-cell>
          <table:table-cell office:value-type="string" calcext:value-type="string">
            <text:p>stopStage-interdomainAdd-DETI</text:p>
          </table:table-cell>
          <table:table-cell office:value-type="string" calcext:value-type="string">
            <text:p>startStage-mtdActivate-ITAV</text:p>
          </table:table-cell>
          <table:table-cell office:value-type="string" calcext:value-type="string">
            <text:p>stopStage-mtdActivate-ITAV</text:p>
          </table:table-cell>
          <table:table-cell office:value-type="string" calcext:value-type="string">
            <text:p>startStage-mtdActivate-DETI</text:p>
          </table:table-cell>
          <table:table-cell office:value-type="string" calcext:value-type="string">
            <text:p>stopStage-mtdActivate-DETI</text:p>
          </table:table-cell>
          <table:table-cell office:value-type="string" calcext:value-type="string">
            <text:p>stopStage-e2eInst</text:p>
          </table:table-cell>
          <table:table-cell office:value-type="string" calcext:value-type="string">
            <text:p>startStage-vsTerm</text:p>
          </table:table-cell>
          <table:table-cell office:value-type="string" calcext:value-type="string">
            <text:p>startStage-e2eTerm</text:p>
          </table:table-cell>
          <table:table-cell office:value-type="string" calcext:value-type="string">
            <text:p>stopStage-vsTerm-ITAV</text:p>
          </table:table-cell>
          <table:table-cell office:value-type="string" calcext:value-type="string">
            <text:p>stopStage-vsTerm-DETI</text:p>
          </table:table-cell>
          <table:table-cell office:value-type="string" calcext:value-type="string">
            <text:p>stopStage-e2eTerm</text:p>
          </table:table-cell>
          <table:table-cell/>
          <table:table-cell office:value-type="string" calcext:value-type="string">
            <text:p>Step1-1</text:p>
          </table:table-cell>
          <table:table-cell office:value-type="string" calcext:value-type="string">
            <text:p>Step1-2</text:p>
          </table:table-cell>
          <table:table-cell office:value-type="string" calcext:value-type="string">
            <text:p>Step2-1</text:p>
          </table:table-cell>
          <table:table-cell office:value-type="string" calcext:value-type="string">
            <text:p>Step2-2</text:p>
          </table:table-cell>
          <table:table-cell office:value-type="string" calcext:value-type="string">
            <text:p>GetMtd-1</text:p>
          </table:table-cell>
          <table:table-cell office:value-type="string" calcext:value-type="string">
            <text:p>GetMtd-2</text:p>
          </table:table-cell>
          <table:table-cell office:value-type="string" calcext:value-type="string">
            <text:p>GetInter-1</text:p>
          </table:table-cell>
          <table:table-cell office:value-type="string" calcext:value-type="string">
            <text:p>GetInter-2</text:p>
          </table:table-cell>
          <table:table-cell office:value-type="string" calcext:value-type="string">
            <text:p>Addpeer-1</text:p>
          </table:table-cell>
          <table:table-cell office:value-type="string" calcext:value-type="string">
            <text:p>Addpeer-2</text:p>
          </table:table-cell>
          <table:table-cell office:value-type="string" calcext:value-type="string">
            <text:p>Mtd-1</text:p>
          </table:table-cell>
          <table:table-cell office:value-type="string" calcext:value-type="string">
            <text:p>Mtd-2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ep4-1</text:p>
          </table:table-cell>
          <table:table-cell office:value-type="string" calcext:value-type="string">
            <text:p>Step4-2</text:p>
          </table:table-cell>
          <table:table-cell office:value-type="string" calcext:value-type="string">
            <text:p>stage2</text:p>
          </table:table-cell>
        </table:table-row>
        <table:table-row table:style-name="ro1">
          <table:table-cell table:number-columns-repeated="3" office:value-type="float" office:value="1626475293044" calcext:value-type="float">
            <text:p>1626475293044</text:p>
          </table:table-cell>
          <table:table-cell office:value-type="float" office:value="1626475293753" calcext:value-type="float">
            <text:p>1626475293753</text:p>
          </table:table-cell>
          <table:table-cell office:value-type="float" office:value="1626475293837" calcext:value-type="float">
            <text:p>1626475293837</text:p>
          </table:table-cell>
          <table:table-cell office:value-type="float" office:value="1626475293581" calcext:value-type="float">
            <text:p>1626475293581</text:p>
          </table:table-cell>
          <table:table-cell office:value-type="float" office:value="1626475293660" calcext:value-type="float">
            <text:p>1626475293660</text:p>
          </table:table-cell>
          <table:table-cell office:value-type="float" office:value="1626475825242" calcext:value-type="float">
            <text:p>1626475825242</text:p>
          </table:table-cell>
          <table:table-cell office:value-type="float" office:value="1626475885320" calcext:value-type="float">
            <text:p>1626475885320</text:p>
          </table:table-cell>
          <table:table-cell office:value-type="float" office:value="1626475554829" calcext:value-type="float">
            <text:p>1626475554829</text:p>
          </table:table-cell>
          <table:table-cell office:value-type="float" office:value="1626475734976" calcext:value-type="float">
            <text:p>1626475734976</text:p>
          </table:table-cell>
          <table:table-cell office:value-type="float" office:value="1626475885343" calcext:value-type="float">
            <text:p>1626475885343</text:p>
          </table:table-cell>
          <table:table-cell office:value-type="float" office:value="1626475945418" calcext:value-type="float">
            <text:p>1626475945418</text:p>
          </table:table-cell>
          <table:table-cell office:value-type="float" office:value="1626475735016" calcext:value-type="float">
            <text:p>1626475735016</text:p>
          </table:table-cell>
          <table:table-cell office:value-type="float" office:value="1626475825131" calcext:value-type="float">
            <text:p>1626475825131</text:p>
          </table:table-cell>
          <table:table-cell office:value-type="float" office:value="1626475945517" calcext:value-type="float">
            <text:p>1626475945517</text:p>
          </table:table-cell>
          <table:table-cell office:value-type="float" office:value="1626476005653" calcext:value-type="float">
            <text:p>1626476005653</text:p>
          </table:table-cell>
          <table:table-cell office:value-type="float" office:value="1626476065852" calcext:value-type="float">
            <text:p>1626476065852</text:p>
          </table:table-cell>
          <table:table-cell office:value-type="float" office:value="1626476155989" calcext:value-type="float">
            <text:p>1626476155989</text:p>
          </table:table-cell>
          <table:table-cell office:value-type="float" office:value="1626476005662" calcext:value-type="float">
            <text:p>1626476005662</text:p>
          </table:table-cell>
          <table:table-cell office:value-type="float" office:value="1626476065739" calcext:value-type="float">
            <text:p>1626476065739</text:p>
          </table:table-cell>
          <table:table-cell office:value-type="float" office:value="1626476156000" calcext:value-type="float">
            <text:p>1626476156000</text:p>
          </table:table-cell>
          <table:table-cell office:value-type="float" office:value="1626476276131" calcext:value-type="float">
            <text:p>1626476276131</text:p>
          </table:table-cell>
          <table:table-cell office:value-type="float" office:value="1626476276266" calcext:value-type="float">
            <text:p>1626476276266</text:p>
          </table:table-cell>
          <table:table-cell table:number-columns-repeated="2" office:value-type="float" office:value="1626476321344" calcext:value-type="float">
            <text:p>1626476321344</text:p>
          </table:table-cell>
          <table:table-cell office:value-type="float" office:value="1626476321472" calcext:value-type="float">
            <text:p>1626476321472</text:p>
          </table:table-cell>
          <table:table-cell office:value-type="float" office:value="1626476321418" calcext:value-type="float">
            <text:p>1626476321418</text:p>
          </table:table-cell>
          <table:table-cell office:value-type="float" office:value="1626476365588" calcext:value-type="float">
            <text:p>1626476365588</text:p>
          </table:table-cell>
          <table:table-cell/>
          <table:table-cell table:formula="of:=[.D2]-[.A2]" office:value-type="float" office:value="709" calcext:value-type="float">
            <text:p>709</text:p>
          </table:table-cell>
          <table:table-cell table:formula="of:=[.F2]-[.A2]" office:value-type="float" office:value="537" calcext:value-type="float">
            <text:p>537</text:p>
          </table:table-cell>
          <table:table-cell table:formula="of:=[.E2]-[.B2]" office:value-type="float" office:value="793" calcext:value-type="float">
            <text:p>793</text:p>
          </table:table-cell>
          <table:table-cell table:formula="of:=[.G2]-[.B2]" office:value-type="float" office:value="616" calcext:value-type="float">
            <text:p>616</text:p>
          </table:table-cell>
          <table:table-cell table:formula="of:=[.I2]-[.H2]" office:value-type="float" office:value="60078" calcext:value-type="float">
            <text:p>60078</text:p>
          </table:table-cell>
          <table:table-cell table:formula="of:=[.K2]-[.J2]" office:value-type="float" office:value="180147" calcext:value-type="float">
            <text:p>180147</text:p>
          </table:table-cell>
          <table:table-cell table:formula="of:=[.M2]-[.L2]" office:value-type="float" office:value="60075" calcext:value-type="float">
            <text:p>60075</text:p>
          </table:table-cell>
          <table:table-cell table:formula="of:=[.O2]-[.N2]" office:value-type="float" office:value="90115" calcext:value-type="float">
            <text:p>90115</text:p>
          </table:table-cell>
          <table:table-cell table:formula="of:=[.Q2]-[.P2]" office:value-type="float" office:value="60136" calcext:value-type="float">
            <text:p>60136</text:p>
          </table:table-cell>
          <table:table-cell table:formula="of:=[.S2]-[.R2]" office:value-type="float" office:value="90137" calcext:value-type="float">
            <text:p>90137</text:p>
          </table:table-cell>
          <table:table-cell table:formula="of:=[.U2]-[.T2]" office:value-type="float" office:value="60077" calcext:value-type="float">
            <text:p>60077</text:p>
          </table:table-cell>
          <table:table-cell table:formula="of:=[.W2]-[.V2]" office:value-type="float" office:value="120131" calcext:value-type="float">
            <text:p>120131</text:p>
          </table:table-cell>
          <table:table-cell table:formula="of:=[.X2]-[.C2]" office:value-type="float" office:value="983222" calcext:value-type="float">
            <text:p>983222</text:p>
          </table:table-cell>
          <table:table-cell table:formula="of:=[.AA2]-[.Y2]" office:value-type="float" office:value="128" calcext:value-type="float">
            <text:p>128</text:p>
          </table:table-cell>
          <table:table-cell table:formula="of:=[.AB2]-[.Y2]" office:value-type="float" office:value="74" calcext:value-type="float">
            <text:p>74</text:p>
          </table:table-cell>
          <table:table-cell table:formula="of:=[.AC2]-[.Z2]" office:value-type="float" office:value="44244" calcext:value-type="float">
            <text:p>44244</text:p>
          </table:table-cell>
        </table:table-row>
        <table:table-row table:style-name="ro1">
          <table:table-cell table:number-columns-repeated="3" office:value-type="float" office:value="1626476426840" calcext:value-type="float">
            <text:p>1626476426840</text:p>
          </table:table-cell>
          <table:table-cell office:value-type="float" office:value="1626476427231" calcext:value-type="float">
            <text:p>1626476427231</text:p>
          </table:table-cell>
          <table:table-cell office:value-type="float" office:value="1626476427301" calcext:value-type="float">
            <text:p>1626476427301</text:p>
          </table:table-cell>
          <table:table-cell office:value-type="float" office:value="1626476427058" calcext:value-type="float">
            <text:p>1626476427058</text:p>
          </table:table-cell>
          <table:table-cell office:value-type="float" office:value="1626476427131" calcext:value-type="float">
            <text:p>1626476427131</text:p>
          </table:table-cell>
          <table:table-cell office:value-type="float" office:value="1626476665535" calcext:value-type="float">
            <text:p>1626476665535</text:p>
          </table:table-cell>
          <table:table-cell office:value-type="float" office:value="1626476725623" calcext:value-type="float">
            <text:p>1626476725623</text:p>
          </table:table-cell>
          <table:table-cell office:value-type="float" office:value="1626476785799" calcext:value-type="float">
            <text:p>1626476785799</text:p>
          </table:table-cell>
          <table:table-cell office:value-type="float" office:value="1626476965958" calcext:value-type="float">
            <text:p>1626476965958</text:p>
          </table:table-cell>
          <table:table-cell office:value-type="float" office:value="1626476725640" calcext:value-type="float">
            <text:p>1626476725640</text:p>
          </table:table-cell>
          <table:table-cell office:value-type="float" office:value="1626476785716" calcext:value-type="float">
            <text:p>1626476785716</text:p>
          </table:table-cell>
          <table:table-cell office:value-type="float" office:value="1626476965993" calcext:value-type="float">
            <text:p>1626476965993</text:p>
          </table:table-cell>
          <table:table-cell office:value-type="float" office:value="1626477056104" calcext:value-type="float">
            <text:p>1626477056104</text:p>
          </table:table-cell>
          <table:table-cell office:value-type="float" office:value="1626477266610" calcext:value-type="float">
            <text:p>1626477266610</text:p>
          </table:table-cell>
          <table:table-cell office:value-type="float" office:value="1626477326713" calcext:value-type="float">
            <text:p>1626477326713</text:p>
          </table:table-cell>
          <table:table-cell office:value-type="float" office:value="1626477056203" calcext:value-type="float">
            <text:p>1626477056203</text:p>
          </table:table-cell>
          <table:table-cell office:value-type="float" office:value="1626477146347" calcext:value-type="float">
            <text:p>1626477146347</text:p>
          </table:table-cell>
          <table:table-cell office:value-type="float" office:value="1626477326729" calcext:value-type="float">
            <text:p>1626477326729</text:p>
          </table:table-cell>
          <table:table-cell office:value-type="float" office:value="1626477386813" calcext:value-type="float">
            <text:p>1626477386813</text:p>
          </table:table-cell>
          <table:table-cell office:value-type="float" office:value="1626477146360" calcext:value-type="float">
            <text:p>1626477146360</text:p>
          </table:table-cell>
          <table:table-cell office:value-type="float" office:value="1626477266506" calcext:value-type="float">
            <text:p>1626477266506</text:p>
          </table:table-cell>
          <table:table-cell office:value-type="float" office:value="1626477387044" calcext:value-type="float">
            <text:p>1626477387044</text:p>
          </table:table-cell>
          <table:table-cell table:number-columns-repeated="2" office:value-type="float" office:value="1626477447852" calcext:value-type="float">
            <text:p>1626477447852</text:p>
          </table:table-cell>
          <table:table-cell office:value-type="float" office:value="1626477447913" calcext:value-type="float">
            <text:p>1626477447913</text:p>
          </table:table-cell>
          <table:table-cell office:value-type="float" office:value="1626477447960" calcext:value-type="float">
            <text:p>1626477447960</text:p>
          </table:table-cell>
          <table:table-cell office:value-type="float" office:value="1626477476269" calcext:value-type="float">
            <text:p>1626477476269</text:p>
          </table:table-cell>
          <table:table-cell/>
          <table:table-cell table:formula="of:=[.D3]-[.A3]" office:value-type="float" office:value="391" calcext:value-type="float">
            <text:p>391</text:p>
          </table:table-cell>
          <table:table-cell table:formula="of:=[.F3]-[.A3]" office:value-type="float" office:value="218" calcext:value-type="float">
            <text:p>218</text:p>
          </table:table-cell>
          <table:table-cell table:formula="of:=[.E3]-[.B3]" office:value-type="float" office:value="461" calcext:value-type="float">
            <text:p>461</text:p>
          </table:table-cell>
          <table:table-cell table:formula="of:=[.G3]-[.B3]" office:value-type="float" office:value="291" calcext:value-type="float">
            <text:p>291</text:p>
          </table:table-cell>
          <table:table-cell table:formula="of:=[.I3]-[.H3]" office:value-type="float" office:value="60088" calcext:value-type="float">
            <text:p>60088</text:p>
          </table:table-cell>
          <table:table-cell table:formula="of:=[.K3]-[.J3]" office:value-type="float" office:value="180159" calcext:value-type="float">
            <text:p>180159</text:p>
          </table:table-cell>
          <table:table-cell table:formula="of:=[.M3]-[.L3]" office:value-type="float" office:value="60076" calcext:value-type="float">
            <text:p>60076</text:p>
          </table:table-cell>
          <table:table-cell table:formula="of:=[.O3]-[.N3]" office:value-type="float" office:value="90111" calcext:value-type="float">
            <text:p>90111</text:p>
          </table:table-cell>
          <table:table-cell table:formula="of:=[.Q3]-[.P3]" office:value-type="float" office:value="60103" calcext:value-type="float">
            <text:p>60103</text:p>
          </table:table-cell>
          <table:table-cell table:formula="of:=[.S3]-[.R3]" office:value-type="float" office:value="90144" calcext:value-type="float">
            <text:p>90144</text:p>
          </table:table-cell>
          <table:table-cell table:formula="of:=[.U3]-[.T3]" office:value-type="float" office:value="60084" calcext:value-type="float">
            <text:p>60084</text:p>
          </table:table-cell>
          <table:table-cell table:formula="of:=[.W3]-[.V3]" office:value-type="float" office:value="120146" calcext:value-type="float">
            <text:p>120146</text:p>
          </table:table-cell>
          <table:table-cell table:formula="of:=[.X3]-[.C3]" office:value-type="float" office:value="960204" calcext:value-type="float">
            <text:p>960204</text:p>
          </table:table-cell>
          <table:table-cell table:formula="of:=[.AA3]-[.Y3]" office:value-type="float" office:value="61" calcext:value-type="float">
            <text:p>61</text:p>
          </table:table-cell>
          <table:table-cell table:formula="of:=[.AB3]-[.Y3]" office:value-type="float" office:value="108" calcext:value-type="float">
            <text:p>108</text:p>
          </table:table-cell>
          <table:table-cell table:formula="of:=[.AC3]-[.Z3]" office:value-type="float" office:value="28417" calcext:value-type="float">
            <text:p>28417</text:p>
          </table:table-cell>
        </table:table-row>
        <table:table-row table:style-name="ro1">
          <table:table-cell table:number-columns-repeated="3" office:value-type="float" office:value="1626477788100" calcext:value-type="float">
            <text:p>1626477788100</text:p>
          </table:table-cell>
          <table:table-cell office:value-type="float" office:value="1626477788852" calcext:value-type="float">
            <text:p>1626477788852</text:p>
          </table:table-cell>
          <table:table-cell office:value-type="float" office:value="1626477788932" calcext:value-type="float">
            <text:p>1626477788932</text:p>
          </table:table-cell>
          <table:table-cell office:value-type="float" office:value="1626477788684" calcext:value-type="float">
            <text:p>1626477788684</text:p>
          </table:table-cell>
          <table:table-cell office:value-type="float" office:value="1626477788762" calcext:value-type="float">
            <text:p>1626477788762</text:p>
          </table:table-cell>
          <table:table-cell office:value-type="float" office:value="1626478004734" calcext:value-type="float">
            <text:p>1626478004734</text:p>
          </table:table-cell>
          <table:table-cell office:value-type="float" office:value="1626478064819" calcext:value-type="float">
            <text:p>1626478064819</text:p>
          </table:table-cell>
          <table:table-cell office:value-type="float" office:value="1626478125041" calcext:value-type="float">
            <text:p>1626478125041</text:p>
          </table:table-cell>
          <table:table-cell office:value-type="float" office:value="1626478305179" calcext:value-type="float">
            <text:p>1626478305179</text:p>
          </table:table-cell>
          <table:table-cell office:value-type="float" office:value="1626478064852" calcext:value-type="float">
            <text:p>1626478064852</text:p>
          </table:table-cell>
          <table:table-cell office:value-type="float" office:value="1626478124943" calcext:value-type="float">
            <text:p>1626478124943</text:p>
          </table:table-cell>
          <table:table-cell office:value-type="float" office:value="1626478305213" calcext:value-type="float">
            <text:p>1626478305213</text:p>
          </table:table-cell>
          <table:table-cell office:value-type="float" office:value="1626478395333" calcext:value-type="float">
            <text:p>1626478395333</text:p>
          </table:table-cell>
          <table:table-cell office:value-type="float" office:value="1626478605882" calcext:value-type="float">
            <text:p>1626478605882</text:p>
          </table:table-cell>
          <table:table-cell office:value-type="float" office:value="1626478665988" calcext:value-type="float">
            <text:p>1626478665988</text:p>
          </table:table-cell>
          <table:table-cell office:value-type="float" office:value="1626478395427" calcext:value-type="float">
            <text:p>1626478395427</text:p>
          </table:table-cell>
          <table:table-cell office:value-type="float" office:value="1626478485603" calcext:value-type="float">
            <text:p>1626478485603</text:p>
          </table:table-cell>
          <table:table-cell office:value-type="float" office:value="1626478665998" calcext:value-type="float">
            <text:p>1626478665998</text:p>
          </table:table-cell>
          <table:table-cell office:value-type="float" office:value="1626478726086" calcext:value-type="float">
            <text:p>1626478726086</text:p>
          </table:table-cell>
          <table:table-cell office:value-type="float" office:value="1626478485620" calcext:value-type="float">
            <text:p>1626478485620</text:p>
          </table:table-cell>
          <table:table-cell office:value-type="float" office:value="1626478605759" calcext:value-type="float">
            <text:p>1626478605759</text:p>
          </table:table-cell>
          <table:table-cell office:value-type="float" office:value="1626478726227" calcext:value-type="float">
            <text:p>1626478726227</text:p>
          </table:table-cell>
          <table:table-cell table:number-columns-repeated="2" office:value-type="float" office:value="1626478751797" calcext:value-type="float">
            <text:p>1626478751797</text:p>
          </table:table-cell>
          <table:table-cell office:value-type="float" office:value="1626478751853" calcext:value-type="float">
            <text:p>1626478751853</text:p>
          </table:table-cell>
          <table:table-cell office:value-type="float" office:value="1626478751906" calcext:value-type="float">
            <text:p>1626478751906</text:p>
          </table:table-cell>
          <table:table-cell office:value-type="float" office:value="1626478815504" calcext:value-type="float">
            <text:p>1626478815504</text:p>
          </table:table-cell>
          <table:table-cell/>
          <table:table-cell table:formula="of:=[.D4]-[.A4]" office:value-type="float" office:value="752" calcext:value-type="float">
            <text:p>752</text:p>
          </table:table-cell>
          <table:table-cell table:formula="of:=[.F4]-[.A4]" office:value-type="float" office:value="584" calcext:value-type="float">
            <text:p>584</text:p>
          </table:table-cell>
          <table:table-cell table:formula="of:=[.E4]-[.B4]" office:value-type="float" office:value="832" calcext:value-type="float">
            <text:p>832</text:p>
          </table:table-cell>
          <table:table-cell table:formula="of:=[.G4]-[.B4]" office:value-type="float" office:value="662" calcext:value-type="float">
            <text:p>662</text:p>
          </table:table-cell>
          <table:table-cell table:formula="of:=[.I4]-[.H4]" office:value-type="float" office:value="60085" calcext:value-type="float">
            <text:p>60085</text:p>
          </table:table-cell>
          <table:table-cell table:formula="of:=[.K4]-[.J4]" office:value-type="float" office:value="180138" calcext:value-type="float">
            <text:p>180138</text:p>
          </table:table-cell>
          <table:table-cell table:formula="of:=[.M4]-[.L4]" office:value-type="float" office:value="60091" calcext:value-type="float">
            <text:p>60091</text:p>
          </table:table-cell>
          <table:table-cell table:formula="of:=[.O4]-[.N4]" office:value-type="float" office:value="90120" calcext:value-type="float">
            <text:p>90120</text:p>
          </table:table-cell>
          <table:table-cell table:formula="of:=[.Q4]-[.P4]" office:value-type="float" office:value="60106" calcext:value-type="float">
            <text:p>60106</text:p>
          </table:table-cell>
          <table:table-cell table:formula="of:=[.S4]-[.R4]" office:value-type="float" office:value="90176" calcext:value-type="float">
            <text:p>90176</text:p>
          </table:table-cell>
          <table:table-cell table:formula="of:=[.U4]-[.T4]" office:value-type="float" office:value="60088" calcext:value-type="float">
            <text:p>60088</text:p>
          </table:table-cell>
          <table:table-cell table:formula="of:=[.W4]-[.V4]" office:value-type="float" office:value="120139" calcext:value-type="float">
            <text:p>120139</text:p>
          </table:table-cell>
          <table:table-cell table:formula="of:=[.X4]-[.C4]" office:value-type="float" office:value="938127" calcext:value-type="float">
            <text:p>938127</text:p>
          </table:table-cell>
          <table:table-cell table:formula="of:=[.AA4]-[.Y4]" office:value-type="float" office:value="56" calcext:value-type="float">
            <text:p>56</text:p>
          </table:table-cell>
          <table:table-cell table:formula="of:=[.AB4]-[.Y4]" office:value-type="float" office:value="109" calcext:value-type="float">
            <text:p>109</text:p>
          </table:table-cell>
          <table:table-cell table:formula="of:=[.AC4]-[.Z4]" office:value-type="float" office:value="63707" calcext:value-type="float">
            <text:p>63707</text:p>
          </table:table-cell>
        </table:table-row>
        <table:table-row table:style-name="ro1">
          <table:table-cell table:number-columns-repeated="3" office:value-type="float" office:value="1626480092937" calcext:value-type="float">
            <text:p>1626480092937</text:p>
          </table:table-cell>
          <table:table-cell office:value-type="float" office:value="1626480093766" calcext:value-type="float">
            <text:p>1626480093766</text:p>
          </table:table-cell>
          <table:table-cell office:value-type="float" office:value="1626480093852" calcext:value-type="float">
            <text:p>1626480093852</text:p>
          </table:table-cell>
          <table:table-cell office:value-type="float" office:value="1626480093524" calcext:value-type="float">
            <text:p>1626480093524</text:p>
          </table:table-cell>
          <table:table-cell office:value-type="float" office:value="1626480093675" calcext:value-type="float">
            <text:p>1626480093675</text:p>
          </table:table-cell>
          <table:table-cell office:value-type="float" office:value="1626480349707" calcext:value-type="float">
            <text:p>1626480349707</text:p>
          </table:table-cell>
          <table:table-cell office:value-type="float" office:value="1626480409802" calcext:value-type="float">
            <text:p>1626480409802</text:p>
          </table:table-cell>
          <table:table-cell office:value-type="float" office:value="1626480470014" calcext:value-type="float">
            <text:p>1626480470014</text:p>
          </table:table-cell>
          <table:table-cell office:value-type="float" office:value="1626480650186" calcext:value-type="float">
            <text:p>1626480650186</text:p>
          </table:table-cell>
          <table:table-cell office:value-type="float" office:value="1626480409826" calcext:value-type="float">
            <text:p>1626480409826</text:p>
          </table:table-cell>
          <table:table-cell office:value-type="float" office:value="1626480469915" calcext:value-type="float">
            <text:p>1626480469915</text:p>
          </table:table-cell>
          <table:table-cell office:value-type="float" office:value="1626480650220" calcext:value-type="float">
            <text:p>1626480650220</text:p>
          </table:table-cell>
          <table:table-cell office:value-type="float" office:value="1626480740328" calcext:value-type="float">
            <text:p>1626480740328</text:p>
          </table:table-cell>
          <table:table-cell office:value-type="float" office:value="1626480950929" calcext:value-type="float">
            <text:p>1626480950929</text:p>
          </table:table-cell>
          <table:table-cell office:value-type="float" office:value="1626481011042" calcext:value-type="float">
            <text:p>1626481011042</text:p>
          </table:table-cell>
          <table:table-cell office:value-type="float" office:value="1626480740439" calcext:value-type="float">
            <text:p>1626480740439</text:p>
          </table:table-cell>
          <table:table-cell office:value-type="float" office:value="1626480830640" calcext:value-type="float">
            <text:p>1626480830640</text:p>
          </table:table-cell>
          <table:table-cell office:value-type="float" office:value="1626481011052" calcext:value-type="float">
            <text:p>1626481011052</text:p>
          </table:table-cell>
          <table:table-cell office:value-type="float" office:value="1626481071171" calcext:value-type="float">
            <text:p>1626481071171</text:p>
          </table:table-cell>
          <table:table-cell office:value-type="float" office:value="1626480830653" calcext:value-type="float">
            <text:p>1626480830653</text:p>
          </table:table-cell>
          <table:table-cell office:value-type="float" office:value="1626480950821" calcext:value-type="float">
            <text:p>1626480950821</text:p>
          </table:table-cell>
          <table:table-cell office:value-type="float" office:value="1626481071293" calcext:value-type="float">
            <text:p>1626481071293</text:p>
          </table:table-cell>
          <table:table-cell table:number-columns-repeated="2" office:value-type="float" office:value="1626481390652" calcext:value-type="float">
            <text:p>1626481390652</text:p>
          </table:table-cell>
          <table:table-cell office:value-type="float" office:value="1626481390766" calcext:value-type="float">
            <text:p>1626481390766</text:p>
          </table:table-cell>
          <table:table-cell office:value-type="float" office:value="1626481390818" calcext:value-type="float">
            <text:p>1626481390818</text:p>
          </table:table-cell>
          <table:table-cell office:value-type="float" office:value="1626481460519" calcext:value-type="float">
            <text:p>1626481460519</text:p>
          </table:table-cell>
          <table:table-cell/>
          <table:table-cell table:formula="of:=[.D5]-[.A5]" office:value-type="float" office:value="829" calcext:value-type="float">
            <text:p>829</text:p>
          </table:table-cell>
          <table:table-cell table:formula="of:=[.F5]-[.A5]" office:value-type="float" office:value="587" calcext:value-type="float">
            <text:p>587</text:p>
          </table:table-cell>
          <table:table-cell table:formula="of:=[.E5]-[.B5]" office:value-type="float" office:value="915" calcext:value-type="float">
            <text:p>915</text:p>
          </table:table-cell>
          <table:table-cell table:formula="of:=[.G5]-[.B5]" office:value-type="float" office:value="738" calcext:value-type="float">
            <text:p>738</text:p>
          </table:table-cell>
          <table:table-cell table:formula="of:=[.I5]-[.H5]" office:value-type="float" office:value="60095" calcext:value-type="float">
            <text:p>60095</text:p>
          </table:table-cell>
          <table:table-cell table:formula="of:=[.K5]-[.J5]" office:value-type="float" office:value="180172" calcext:value-type="float">
            <text:p>180172</text:p>
          </table:table-cell>
          <table:table-cell table:formula="of:=[.M5]-[.L5]" office:value-type="float" office:value="60089" calcext:value-type="float">
            <text:p>60089</text:p>
          </table:table-cell>
          <table:table-cell table:formula="of:=[.O5]-[.N5]" office:value-type="float" office:value="90108" calcext:value-type="float">
            <text:p>90108</text:p>
          </table:table-cell>
          <table:table-cell table:formula="of:=[.Q5]-[.P5]" office:value-type="float" office:value="60113" calcext:value-type="float">
            <text:p>60113</text:p>
          </table:table-cell>
          <table:table-cell table:formula="of:=[.S5]-[.R5]" office:value-type="float" office:value="90201" calcext:value-type="float">
            <text:p>90201</text:p>
          </table:table-cell>
          <table:table-cell table:formula="of:=[.U5]-[.T5]" office:value-type="float" office:value="60119" calcext:value-type="float">
            <text:p>60119</text:p>
          </table:table-cell>
          <table:table-cell table:formula="of:=[.W5]-[.V5]" office:value-type="float" office:value="120168" calcext:value-type="float">
            <text:p>120168</text:p>
          </table:table-cell>
          <table:table-cell table:formula="of:=[.X5]-[.C5]" office:value-type="float" office:value="978356" calcext:value-type="float">
            <text:p>978356</text:p>
          </table:table-cell>
          <table:table-cell table:formula="of:=[.AA5]-[.Y5]" office:value-type="float" office:value="114" calcext:value-type="float">
            <text:p>114</text:p>
          </table:table-cell>
          <table:table-cell table:formula="of:=[.AB5]-[.Y5]" office:value-type="float" office:value="166" calcext:value-type="float">
            <text:p>166</text:p>
          </table:table-cell>
          <table:table-cell table:formula="of:=[.AC5]-[.Z5]" office:value-type="float" office:value="69867" calcext:value-type="float">
            <text:p>69867</text:p>
          </table:table-cell>
        </table:table-row>
        <table:table-row table:style-name="ro1">
          <table:table-cell table:number-columns-repeated="3" office:value-type="float" office:value="1626481565625" calcext:value-type="float">
            <text:p>1626481565625</text:p>
          </table:table-cell>
          <table:table-cell office:value-type="float" office:value="1626481566058" calcext:value-type="float">
            <text:p>1626481566058</text:p>
          </table:table-cell>
          <table:table-cell office:value-type="float" office:value="1626481566131" calcext:value-type="float">
            <text:p>1626481566131</text:p>
          </table:table-cell>
          <table:table-cell office:value-type="float" office:value="1626481565847" calcext:value-type="float">
            <text:p>1626481565847</text:p>
          </table:table-cell>
          <table:table-cell office:value-type="float" office:value="1626481565935" calcext:value-type="float">
            <text:p>1626481565935</text:p>
          </table:table-cell>
          <table:table-cell office:value-type="float" office:value="1626482090883" calcext:value-type="float">
            <text:p>1626482090883</text:p>
          </table:table-cell>
          <table:table-cell office:value-type="float" office:value="1626482180976" calcext:value-type="float">
            <text:p>1626482180976</text:p>
          </table:table-cell>
          <table:table-cell office:value-type="float" office:value="1626481820429" calcext:value-type="float">
            <text:p>1626481820429</text:p>
          </table:table-cell>
          <table:table-cell office:value-type="float" office:value="1626482000589" calcext:value-type="float">
            <text:p>1626482000589</text:p>
          </table:table-cell>
          <table:table-cell office:value-type="float" office:value="1626482181003" calcext:value-type="float">
            <text:p>1626482181003</text:p>
          </table:table-cell>
          <table:table-cell office:value-type="float" office:value="1626482241090" calcext:value-type="float">
            <text:p>1626482241090</text:p>
          </table:table-cell>
          <table:table-cell office:value-type="float" office:value="1626482000619" calcext:value-type="float">
            <text:p>1626482000619</text:p>
          </table:table-cell>
          <table:table-cell office:value-type="float" office:value="1626482090809" calcext:value-type="float">
            <text:p>1626482090809</text:p>
          </table:table-cell>
          <table:table-cell office:value-type="float" office:value="1626482241177" calcext:value-type="float">
            <text:p>1626482241177</text:p>
          </table:table-cell>
          <table:table-cell office:value-type="float" office:value="1626482301277" calcext:value-type="float">
            <text:p>1626482301277</text:p>
          </table:table-cell>
          <table:table-cell office:value-type="float" office:value="1626482391521" calcext:value-type="float">
            <text:p>1626482391521</text:p>
          </table:table-cell>
          <table:table-cell office:value-type="float" office:value="1626482481699" calcext:value-type="float">
            <text:p>1626482481699</text:p>
          </table:table-cell>
          <table:table-cell office:value-type="float" office:value="1626482301287" calcext:value-type="float">
            <text:p>1626482301287</text:p>
          </table:table-cell>
          <table:table-cell office:value-type="float" office:value="1626482391423" calcext:value-type="float">
            <text:p>1626482391423</text:p>
          </table:table-cell>
          <table:table-cell office:value-type="float" office:value="1626482481715" calcext:value-type="float">
            <text:p>1626482481715</text:p>
          </table:table-cell>
          <table:table-cell office:value-type="float" office:value="1626482601850" calcext:value-type="float">
            <text:p>1626482601850</text:p>
          </table:table-cell>
          <table:table-cell office:value-type="float" office:value="1626482601972" calcext:value-type="float">
            <text:p>1626482601972</text:p>
          </table:table-cell>
          <table:table-cell table:number-columns-repeated="2" office:value-type="float" office:value="1626482970059" calcext:value-type="float">
            <text:p>1626482970059</text:p>
          </table:table-cell>
          <table:table-cell office:value-type="float" office:value="1626482970149" calcext:value-type="float">
            <text:p>1626482970149</text:p>
          </table:table-cell>
          <table:table-cell office:value-type="float" office:value="1626482970206" calcext:value-type="float">
            <text:p>1626482970206</text:p>
          </table:table-cell>
          <table:table-cell office:value-type="float" office:value="1626483021273" calcext:value-type="float">
            <text:p>1626483021273</text:p>
          </table:table-cell>
          <table:table-cell/>
          <table:table-cell table:formula="of:=[.D6]-[.A6]" office:value-type="float" office:value="433" calcext:value-type="float">
            <text:p>433</text:p>
          </table:table-cell>
          <table:table-cell table:formula="of:=[.F6]-[.A6]" office:value-type="float" office:value="222" calcext:value-type="float">
            <text:p>222</text:p>
          </table:table-cell>
          <table:table-cell table:formula="of:=[.E6]-[.B6]" office:value-type="float" office:value="506" calcext:value-type="float">
            <text:p>506</text:p>
          </table:table-cell>
          <table:table-cell table:formula="of:=[.G6]-[.B6]" office:value-type="float" office:value="310" calcext:value-type="float">
            <text:p>310</text:p>
          </table:table-cell>
          <table:table-cell table:formula="of:=[.I6]-[.H6]" office:value-type="float" office:value="90093" calcext:value-type="float">
            <text:p>90093</text:p>
          </table:table-cell>
          <table:table-cell table:formula="of:=[.K6]-[.J6]" office:value-type="float" office:value="180160" calcext:value-type="float">
            <text:p>180160</text:p>
          </table:table-cell>
          <table:table-cell table:formula="of:=[.M6]-[.L6]" office:value-type="float" office:value="60087" calcext:value-type="float">
            <text:p>60087</text:p>
          </table:table-cell>
          <table:table-cell table:formula="of:=[.O6]-[.N6]" office:value-type="float" office:value="90190" calcext:value-type="float">
            <text:p>90190</text:p>
          </table:table-cell>
          <table:table-cell table:formula="of:=[.Q6]-[.P6]" office:value-type="float" office:value="60100" calcext:value-type="float">
            <text:p>60100</text:p>
          </table:table-cell>
          <table:table-cell table:formula="of:=[.S6]-[.R6]" office:value-type="float" office:value="90178" calcext:value-type="float">
            <text:p>90178</text:p>
          </table:table-cell>
          <table:table-cell table:formula="of:=[.U6]-[.T6]" office:value-type="float" office:value="90136" calcext:value-type="float">
            <text:p>90136</text:p>
          </table:table-cell>
          <table:table-cell table:formula="of:=[.W6]-[.V6]" office:value-type="float" office:value="120135" calcext:value-type="float">
            <text:p>120135</text:p>
          </table:table-cell>
          <table:table-cell table:formula="of:=[.X6]-[.C6]" office:value-type="float" office:value="1036347" calcext:value-type="float">
            <text:p>1036347</text:p>
          </table:table-cell>
          <table:table-cell table:formula="of:=[.AA6]-[.Y6]" office:value-type="float" office:value="90" calcext:value-type="float">
            <text:p>90</text:p>
          </table:table-cell>
          <table:table-cell table:formula="of:=[.AB6]-[.Y6]" office:value-type="float" office:value="147" calcext:value-type="float">
            <text:p>147</text:p>
          </table:table-cell>
          <table:table-cell table:formula="of:=[.AC6]-[.Z6]" office:value-type="float" office:value="51214" calcext:value-type="float">
            <text:p>51214</text:p>
          </table:table-cell>
        </table:table-row>
        <table:table-row table:style-name="ro1">
          <table:table-cell table:number-columns-repeated="3" office:value-type="float" office:value="1626484156899" calcext:value-type="float">
            <text:p>1626484156899</text:p>
          </table:table-cell>
          <table:table-cell office:value-type="float" office:value="1626484157620" calcext:value-type="float">
            <text:p>1626484157620</text:p>
          </table:table-cell>
          <table:table-cell office:value-type="float" office:value="1626484157689" calcext:value-type="float">
            <text:p>1626484157689</text:p>
          </table:table-cell>
          <table:table-cell office:value-type="float" office:value="1626484157471" calcext:value-type="float">
            <text:p>1626484157471</text:p>
          </table:table-cell>
          <table:table-cell office:value-type="float" office:value="1626484157549" calcext:value-type="float">
            <text:p>1626484157549</text:p>
          </table:table-cell>
          <table:table-cell office:value-type="float" office:value="1626484383549" calcext:value-type="float">
            <text:p>1626484383549</text:p>
          </table:table-cell>
          <table:table-cell office:value-type="float" office:value="1626484443638" calcext:value-type="float">
            <text:p>1626484443638</text:p>
          </table:table-cell>
          <table:table-cell office:value-type="float" office:value="1626484503847" calcext:value-type="float">
            <text:p>1626484503847</text:p>
          </table:table-cell>
          <table:table-cell office:value-type="float" office:value="1626484684015" calcext:value-type="float">
            <text:p>1626484684015</text:p>
          </table:table-cell>
          <table:table-cell office:value-type="float" office:value="1626484443673" calcext:value-type="float">
            <text:p>1626484443673</text:p>
          </table:table-cell>
          <table:table-cell office:value-type="float" office:value="1626484503744" calcext:value-type="float">
            <text:p>1626484503744</text:p>
          </table:table-cell>
          <table:table-cell office:value-type="float" office:value="1626484684047" calcext:value-type="float">
            <text:p>1626484684047</text:p>
          </table:table-cell>
          <table:table-cell office:value-type="float" office:value="1626484804171" calcext:value-type="float">
            <text:p>1626484804171</text:p>
          </table:table-cell>
          <table:table-cell office:value-type="float" office:value="1626485014676" calcext:value-type="float">
            <text:p>1626485014676</text:p>
          </table:table-cell>
          <table:table-cell office:value-type="float" office:value="1626485074794" calcext:value-type="float">
            <text:p>1626485074794</text:p>
          </table:table-cell>
          <table:table-cell office:value-type="float" office:value="1626484804280" calcext:value-type="float">
            <text:p>1626484804280</text:p>
          </table:table-cell>
          <table:table-cell office:value-type="float" office:value="1626484894420" calcext:value-type="float">
            <text:p>1626484894420</text:p>
          </table:table-cell>
          <table:table-cell office:value-type="float" office:value="1626485074803" calcext:value-type="float">
            <text:p>1626485074803</text:p>
          </table:table-cell>
          <table:table-cell office:value-type="float" office:value="1626485134922" calcext:value-type="float">
            <text:p>1626485134922</text:p>
          </table:table-cell>
          <table:table-cell office:value-type="float" office:value="1626484894433" calcext:value-type="float">
            <text:p>1626484894433</text:p>
          </table:table-cell>
          <table:table-cell office:value-type="float" office:value="1626485014564" calcext:value-type="float">
            <text:p>1626485014564</text:p>
          </table:table-cell>
          <table:table-cell office:value-type="float" office:value="1626485135051" calcext:value-type="float">
            <text:p>1626485135051</text:p>
          </table:table-cell>
          <table:table-cell table:number-columns-repeated="2" office:value-type="float" office:value="1626485152846" calcext:value-type="float">
            <text:p>1626485152846</text:p>
          </table:table-cell>
          <table:table-cell office:value-type="float" office:value="1626485152958" calcext:value-type="float">
            <text:p>1626485152958</text:p>
          </table:table-cell>
          <table:table-cell office:value-type="float" office:value="1626485152902" calcext:value-type="float">
            <text:p>1626485152902</text:p>
          </table:table-cell>
          <table:table-cell office:value-type="float" office:value="1626485224341" calcext:value-type="float">
            <text:p>1626485224341</text:p>
          </table:table-cell>
          <table:table-cell/>
          <table:table-cell table:formula="of:=[.D7]-[.A7]" office:value-type="float" office:value="721" calcext:value-type="float">
            <text:p>721</text:p>
          </table:table-cell>
          <table:table-cell table:formula="of:=[.F7]-[.A7]" office:value-type="float" office:value="572" calcext:value-type="float">
            <text:p>572</text:p>
          </table:table-cell>
          <table:table-cell table:formula="of:=[.E7]-[.B7]" office:value-type="float" office:value="790" calcext:value-type="float">
            <text:p>790</text:p>
          </table:table-cell>
          <table:table-cell table:formula="of:=[.G7]-[.B7]" office:value-type="float" office:value="650" calcext:value-type="float">
            <text:p>650</text:p>
          </table:table-cell>
          <table:table-cell table:formula="of:=[.I7]-[.H7]" office:value-type="float" office:value="60089" calcext:value-type="float">
            <text:p>60089</text:p>
          </table:table-cell>
          <table:table-cell table:formula="of:=[.K7]-[.J7]" office:value-type="float" office:value="180168" calcext:value-type="float">
            <text:p>180168</text:p>
          </table:table-cell>
          <table:table-cell table:formula="of:=[.M7]-[.L7]" office:value-type="float" office:value="60071" calcext:value-type="float">
            <text:p>60071</text:p>
          </table:table-cell>
          <table:table-cell table:formula="of:=[.O7]-[.N7]" office:value-type="float" office:value="120124" calcext:value-type="float">
            <text:p>120124</text:p>
          </table:table-cell>
          <table:table-cell table:formula="of:=[.Q7]-[.P7]" office:value-type="float" office:value="60118" calcext:value-type="float">
            <text:p>60118</text:p>
          </table:table-cell>
          <table:table-cell table:formula="of:=[.S7]-[.R7]" office:value-type="float" office:value="90140" calcext:value-type="float">
            <text:p>90140</text:p>
          </table:table-cell>
          <table:table-cell table:formula="of:=[.U7]-[.T7]" office:value-type="float" office:value="60119" calcext:value-type="float">
            <text:p>60119</text:p>
          </table:table-cell>
          <table:table-cell table:formula="of:=[.W7]-[.V7]" office:value-type="float" office:value="120131" calcext:value-type="float">
            <text:p>120131</text:p>
          </table:table-cell>
          <table:table-cell table:formula="of:=[.X7]-[.C7]" office:value-type="float" office:value="978152" calcext:value-type="float">
            <text:p>978152</text:p>
          </table:table-cell>
          <table:table-cell table:formula="of:=[.AA7]-[.Y7]" office:value-type="float" office:value="112" calcext:value-type="float">
            <text:p>112</text:p>
          </table:table-cell>
          <table:table-cell table:formula="of:=[.AB7]-[.Y7]" office:value-type="float" office:value="56" calcext:value-type="float">
            <text:p>56</text:p>
          </table:table-cell>
          <table:table-cell table:formula="of:=[.AC7]-[.Z7]" office:value-type="float" office:value="71495" calcext:value-type="float">
            <text:p>71495</text:p>
          </table:table-cell>
        </table:table-row>
        <table:table-row table:style-name="ro1">
          <table:table-cell table:number-columns-repeated="3" office:value-type="float" office:value="1626485293592" calcext:value-type="float">
            <text:p>1626485293592</text:p>
          </table:table-cell>
          <table:table-cell office:value-type="float" office:value="1626485293936" calcext:value-type="float">
            <text:p>1626485293936</text:p>
          </table:table-cell>
          <table:table-cell office:value-type="float" office:value="1626485294015" calcext:value-type="float">
            <text:p>1626485294015</text:p>
          </table:table-cell>
          <table:table-cell office:value-type="float" office:value="1626485293789" calcext:value-type="float">
            <text:p>1626485293789</text:p>
          </table:table-cell>
          <table:table-cell office:value-type="float" office:value="1626485293851" calcext:value-type="float">
            <text:p>1626485293851</text:p>
          </table:table-cell>
          <table:table-cell office:value-type="float" office:value="1626485794639" calcext:value-type="float">
            <text:p>1626485794639</text:p>
          </table:table-cell>
          <table:table-cell office:value-type="float" office:value="1626485854731" calcext:value-type="float">
            <text:p>1626485854731</text:p>
          </table:table-cell>
          <table:table-cell office:value-type="float" office:value="1626485524275" calcext:value-type="float">
            <text:p>1626485524275</text:p>
          </table:table-cell>
          <table:table-cell office:value-type="float" office:value="1626485704435" calcext:value-type="float">
            <text:p>1626485704435</text:p>
          </table:table-cell>
          <table:table-cell office:value-type="float" office:value="1626485854752" calcext:value-type="float">
            <text:p>1626485854752</text:p>
          </table:table-cell>
          <table:table-cell office:value-type="float" office:value="1626485914825" calcext:value-type="float">
            <text:p>1626485914825</text:p>
          </table:table-cell>
          <table:table-cell office:value-type="float" office:value="1626485704467" calcext:value-type="float">
            <text:p>1626485704467</text:p>
          </table:table-cell>
          <table:table-cell office:value-type="float" office:value="1626485794556" calcext:value-type="float">
            <text:p>1626485794556</text:p>
          </table:table-cell>
          <table:table-cell office:value-type="float" office:value="1626485914922" calcext:value-type="float">
            <text:p>1626485914922</text:p>
          </table:table-cell>
          <table:table-cell office:value-type="float" office:value="1626485975039" calcext:value-type="float">
            <text:p>1626485975039</text:p>
          </table:table-cell>
          <table:table-cell office:value-type="float" office:value="1626486035226" calcext:value-type="float">
            <text:p>1626486035226</text:p>
          </table:table-cell>
          <table:table-cell office:value-type="float" office:value="1626486125347" calcext:value-type="float">
            <text:p>1626486125347</text:p>
          </table:table-cell>
          <table:table-cell office:value-type="float" office:value="1626485975049" calcext:value-type="float">
            <text:p>1626485975049</text:p>
          </table:table-cell>
          <table:table-cell office:value-type="float" office:value="1626486035135" calcext:value-type="float">
            <text:p>1626486035135</text:p>
          </table:table-cell>
          <table:table-cell office:value-type="float" office:value="1626486125366" calcext:value-type="float">
            <text:p>1626486125366</text:p>
          </table:table-cell>
          <table:table-cell office:value-type="float" office:value="1626486245493" calcext:value-type="float">
            <text:p>1626486245493</text:p>
          </table:table-cell>
          <table:table-cell office:value-type="float" office:value="1626486245635" calcext:value-type="float">
            <text:p>1626486245635</text:p>
          </table:table-cell>
          <table:table-cell table:number-columns-repeated="2" office:value-type="float" office:value="1626486256825" calcext:value-type="float">
            <text:p>1626486256825</text:p>
          </table:table-cell>
          <table:table-cell office:value-type="float" office:value="1626486256929" calcext:value-type="float">
            <text:p>1626486256929</text:p>
          </table:table-cell>
          <table:table-cell office:value-type="float" office:value="1626486256877" calcext:value-type="float">
            <text:p>1626486256877</text:p>
          </table:table-cell>
          <table:table-cell office:value-type="float" office:value="1626486334998" calcext:value-type="float">
            <text:p>1626486334998</text:p>
          </table:table-cell>
          <table:table-cell/>
          <table:table-cell table:formula="of:=[.D8]-[.A8]" office:value-type="float" office:value="344" calcext:value-type="float">
            <text:p>344</text:p>
          </table:table-cell>
          <table:table-cell table:formula="of:=[.F8]-[.A8]" office:value-type="float" office:value="197" calcext:value-type="float">
            <text:p>197</text:p>
          </table:table-cell>
          <table:table-cell table:formula="of:=[.E8]-[.B8]" office:value-type="float" office:value="423" calcext:value-type="float">
            <text:p>423</text:p>
          </table:table-cell>
          <table:table-cell table:formula="of:=[.G8]-[.B8]" office:value-type="float" office:value="259" calcext:value-type="float">
            <text:p>259</text:p>
          </table:table-cell>
          <table:table-cell table:formula="of:=[.I8]-[.H8]" office:value-type="float" office:value="60092" calcext:value-type="float">
            <text:p>60092</text:p>
          </table:table-cell>
          <table:table-cell table:formula="of:=[.K8]-[.J8]" office:value-type="float" office:value="180160" calcext:value-type="float">
            <text:p>180160</text:p>
          </table:table-cell>
          <table:table-cell table:formula="of:=[.M8]-[.L8]" office:value-type="float" office:value="60073" calcext:value-type="float">
            <text:p>60073</text:p>
          </table:table-cell>
          <table:table-cell table:formula="of:=[.O8]-[.N8]" office:value-type="float" office:value="90089" calcext:value-type="float">
            <text:p>90089</text:p>
          </table:table-cell>
          <table:table-cell table:formula="of:=[.Q8]-[.P8]" office:value-type="float" office:value="60117" calcext:value-type="float">
            <text:p>60117</text:p>
          </table:table-cell>
          <table:table-cell table:formula="of:=[.S8]-[.R8]" office:value-type="float" office:value="90121" calcext:value-type="float">
            <text:p>90121</text:p>
          </table:table-cell>
          <table:table-cell table:formula="of:=[.U8]-[.T8]" office:value-type="float" office:value="60086" calcext:value-type="float">
            <text:p>60086</text:p>
          </table:table-cell>
          <table:table-cell table:formula="of:=[.W8]-[.V8]" office:value-type="float" office:value="120127" calcext:value-type="float">
            <text:p>120127</text:p>
          </table:table-cell>
          <table:table-cell table:formula="of:=[.X8]-[.C8]" office:value-type="float" office:value="952043" calcext:value-type="float">
            <text:p>952043</text:p>
          </table:table-cell>
          <table:table-cell table:formula="of:=[.AA8]-[.Y8]" office:value-type="float" office:value="104" calcext:value-type="float">
            <text:p>104</text:p>
          </table:table-cell>
          <table:table-cell table:formula="of:=[.AB8]-[.Y8]" office:value-type="float" office:value="52" calcext:value-type="float">
            <text:p>52</text:p>
          </table:table-cell>
          <table:table-cell table:formula="of:=[.AC8]-[.Z8]" office:value-type="float" office:value="78173" calcext:value-type="float">
            <text:p>78173</text:p>
          </table:table-cell>
        </table:table-row>
        <table:table-row table:style-name="ro1">
          <table:table-cell table:number-columns-repeated="3" office:value-type="float" office:value="1626486577763" calcext:value-type="float">
            <text:p>1626486577763</text:p>
          </table:table-cell>
          <table:table-cell office:value-type="float" office:value="1626486578443" calcext:value-type="float">
            <text:p>1626486578443</text:p>
          </table:table-cell>
          <table:table-cell office:value-type="float" office:value="1626486578520" calcext:value-type="float">
            <text:p>1626486578520</text:p>
          </table:table-cell>
          <table:table-cell office:value-type="float" office:value="1626486578289" calcext:value-type="float">
            <text:p>1626486578289</text:p>
          </table:table-cell>
          <table:table-cell office:value-type="float" office:value="1626486578367" calcext:value-type="float">
            <text:p>1626486578367</text:p>
          </table:table-cell>
          <table:table-cell office:value-type="float" office:value="1626487150753" calcext:value-type="float">
            <text:p>1626487150753</text:p>
          </table:table-cell>
          <table:table-cell office:value-type="float" office:value="1626487210847" calcext:value-type="float">
            <text:p>1626487210847</text:p>
          </table:table-cell>
          <table:table-cell office:value-type="float" office:value="1626486850323" calcext:value-type="float">
            <text:p>1626486850323</text:p>
          </table:table-cell>
          <table:table-cell office:value-type="float" office:value="1626487030473" calcext:value-type="float">
            <text:p>1626487030473</text:p>
          </table:table-cell>
          <table:table-cell office:value-type="float" office:value="1626487210875" calcext:value-type="float">
            <text:p>1626487210875</text:p>
          </table:table-cell>
          <table:table-cell office:value-type="float" office:value="1626487361016" calcext:value-type="float">
            <text:p>1626487361016</text:p>
          </table:table-cell>
          <table:table-cell office:value-type="float" office:value="1626487030510" calcext:value-type="float">
            <text:p>1626487030510</text:p>
          </table:table-cell>
          <table:table-cell office:value-type="float" office:value="1626487150628" calcext:value-type="float">
            <text:p>1626487150628</text:p>
          </table:table-cell>
          <table:table-cell office:value-type="float" office:value="1626487361119" calcext:value-type="float">
            <text:p>1626487361119</text:p>
          </table:table-cell>
          <table:table-cell office:value-type="float" office:value="1626487481307" calcext:value-type="float">
            <text:p>1626487481307</text:p>
          </table:table-cell>
          <table:table-cell office:value-type="float" office:value="1626487541514" calcext:value-type="float">
            <text:p>1626487541514</text:p>
          </table:table-cell>
          <table:table-cell office:value-type="float" office:value="1626487631666" calcext:value-type="float">
            <text:p>1626487631666</text:p>
          </table:table-cell>
          <table:table-cell office:value-type="float" office:value="1626487481325" calcext:value-type="float">
            <text:p>1626487481325</text:p>
          </table:table-cell>
          <table:table-cell office:value-type="float" office:value="1626487541401" calcext:value-type="float">
            <text:p>1626487541401</text:p>
          </table:table-cell>
          <table:table-cell office:value-type="float" office:value="1626487631679" calcext:value-type="float">
            <text:p>1626487631679</text:p>
          </table:table-cell>
          <table:table-cell office:value-type="float" office:value="1626487751805" calcext:value-type="float">
            <text:p>1626487751805</text:p>
          </table:table-cell>
          <table:table-cell office:value-type="float" office:value="1626487752010" calcext:value-type="float">
            <text:p>1626487752010</text:p>
          </table:table-cell>
          <table:table-cell table:number-columns-repeated="2" office:value-type="float" office:value="1626489356058" calcext:value-type="float">
            <text:p>1626489356058</text:p>
          </table:table-cell>
          <table:table-cell office:value-type="float" office:value="1626489356247" calcext:value-type="float">
            <text:p>1626489356247</text:p>
          </table:table-cell>
          <table:table-cell office:value-type="float" office:value="1626489356178" calcext:value-type="float">
            <text:p>1626489356178</text:p>
          </table:table-cell>
          <table:table-cell office:value-type="float" office:value="1626489401191" calcext:value-type="float">
            <text:p>1626489401191</text:p>
          </table:table-cell>
          <table:table-cell/>
          <table:table-cell table:formula="of:=[.D9]-[.A9]" office:value-type="float" office:value="680" calcext:value-type="float">
            <text:p>680</text:p>
          </table:table-cell>
          <table:table-cell table:formula="of:=[.F9]-[.A9]" office:value-type="float" office:value="526" calcext:value-type="float">
            <text:p>526</text:p>
          </table:table-cell>
          <table:table-cell table:formula="of:=[.E9]-[.B9]" office:value-type="float" office:value="757" calcext:value-type="float">
            <text:p>757</text:p>
          </table:table-cell>
          <table:table-cell table:formula="of:=[.G9]-[.B9]" office:value-type="float" office:value="604" calcext:value-type="float">
            <text:p>604</text:p>
          </table:table-cell>
          <table:table-cell table:formula="of:=[.I9]-[.H9]" office:value-type="float" office:value="60094" calcext:value-type="float">
            <text:p>60094</text:p>
          </table:table-cell>
          <table:table-cell table:formula="of:=[.K9]-[.J9]" office:value-type="float" office:value="180150" calcext:value-type="float">
            <text:p>180150</text:p>
          </table:table-cell>
          <table:table-cell table:formula="of:=[.M9]-[.L9]" office:value-type="float" office:value="150141" calcext:value-type="float">
            <text:p>150141</text:p>
          </table:table-cell>
          <table:table-cell table:formula="of:=[.O9]-[.N9]" office:value-type="float" office:value="120118" calcext:value-type="float">
            <text:p>120118</text:p>
          </table:table-cell>
          <table:table-cell table:formula="of:=[.Q9]-[.P9]" office:value-type="float" office:value="120188" calcext:value-type="float">
            <text:p>120188</text:p>
          </table:table-cell>
          <table:table-cell table:formula="of:=[.S9]-[.R9]" office:value-type="float" office:value="90152" calcext:value-type="float">
            <text:p>90152</text:p>
          </table:table-cell>
          <table:table-cell table:formula="of:=[.U9]-[.T9]" office:value-type="float" office:value="60076" calcext:value-type="float">
            <text:p>60076</text:p>
          </table:table-cell>
          <table:table-cell table:formula="of:=[.W9]-[.V9]" office:value-type="float" office:value="120126" calcext:value-type="float">
            <text:p>120126</text:p>
          </table:table-cell>
          <table:table-cell table:formula="of:=[.X9]-[.C9]" office:value-type="float" office:value="1174247" calcext:value-type="float">
            <text:p>1174247</text:p>
          </table:table-cell>
          <table:table-cell table:formula="of:=[.AA9]-[.Y9]" office:value-type="float" office:value="189" calcext:value-type="float">
            <text:p>189</text:p>
          </table:table-cell>
          <table:table-cell table:formula="of:=[.AB9]-[.Y9]" office:value-type="float" office:value="120" calcext:value-type="float">
            <text:p>120</text:p>
          </table:table-cell>
          <table:table-cell table:formula="of:=[.AC9]-[.Z9]" office:value-type="float" office:value="45133" calcext:value-type="float">
            <text:p>45133</text:p>
          </table:table-cell>
        </table:table-row>
        <table:table-row table:style-name="ro1">
          <table:table-cell table:number-columns-repeated="3" office:value-type="float" office:value="1626513122570" calcext:value-type="float">
            <text:p>1626513122570</text:p>
          </table:table-cell>
          <table:table-cell office:value-type="float" office:value="1626513123261" calcext:value-type="float">
            <text:p>1626513123261</text:p>
          </table:table-cell>
          <table:table-cell office:value-type="float" office:value="1626513123329" calcext:value-type="float">
            <text:p>1626513123329</text:p>
          </table:table-cell>
          <table:table-cell office:value-type="float" office:value="1626513123092" calcext:value-type="float">
            <text:p>1626513123092</text:p>
          </table:table-cell>
          <table:table-cell office:value-type="float" office:value="1626513123173" calcext:value-type="float">
            <text:p>1626513123173</text:p>
          </table:table-cell>
          <table:table-cell office:value-type="float" office:value="1626513390037" calcext:value-type="float">
            <text:p>1626513390037</text:p>
          </table:table-cell>
          <table:table-cell office:value-type="float" office:value="1626513450115" calcext:value-type="float">
            <text:p>1626513450115</text:p>
          </table:table-cell>
          <table:table-cell office:value-type="float" office:value="1626513510309" calcext:value-type="float">
            <text:p>1626513510309</text:p>
          </table:table-cell>
          <table:table-cell office:value-type="float" office:value="1626513780502" calcext:value-type="float">
            <text:p>1626513780502</text:p>
          </table:table-cell>
          <table:table-cell office:value-type="float" office:value="1626513450148" calcext:value-type="float">
            <text:p>1626513450148</text:p>
          </table:table-cell>
          <table:table-cell office:value-type="float" office:value="1626513510223" calcext:value-type="float">
            <text:p>1626513510223</text:p>
          </table:table-cell>
          <table:table-cell office:value-type="float" office:value="1626513780537" calcext:value-type="float">
            <text:p>1626513780537</text:p>
          </table:table-cell>
          <table:table-cell office:value-type="float" office:value="1626513900666" calcext:value-type="float">
            <text:p>1626513900666</text:p>
          </table:table-cell>
          <table:table-cell office:value-type="float" office:value="1626514171246" calcext:value-type="float">
            <text:p>1626514171246</text:p>
          </table:table-cell>
          <table:table-cell office:value-type="float" office:value="1626514231415" calcext:value-type="float">
            <text:p>1626514231415</text:p>
          </table:table-cell>
          <table:table-cell office:value-type="float" office:value="1626513900778" calcext:value-type="float">
            <text:p>1626513900778</text:p>
          </table:table-cell>
          <table:table-cell office:value-type="float" office:value="1626513990947" calcext:value-type="float">
            <text:p>1626513990947</text:p>
          </table:table-cell>
          <table:table-cell office:value-type="float" office:value="1626514231425" calcext:value-type="float">
            <text:p>1626514231425</text:p>
          </table:table-cell>
          <table:table-cell office:value-type="float" office:value="1626514291514" calcext:value-type="float">
            <text:p>1626514291514</text:p>
          </table:table-cell>
          <table:table-cell office:value-type="float" office:value="1626513990960" calcext:value-type="float">
            <text:p>1626513990960</text:p>
          </table:table-cell>
          <table:table-cell office:value-type="float" office:value="1626514171128" calcext:value-type="float">
            <text:p>1626514171128</text:p>
          </table:table-cell>
          <table:table-cell office:value-type="float" office:value="1626514291702" calcext:value-type="float">
            <text:p>1626514291702</text:p>
          </table:table-cell>
          <table:table-cell table:number-columns-repeated="2" office:value-type="float" office:value="1626514301014" calcext:value-type="float">
            <text:p>1626514301014</text:p>
          </table:table-cell>
          <table:table-cell office:value-type="float" office:value="1626514301124" calcext:value-type="float">
            <text:p>1626514301124</text:p>
          </table:table-cell>
          <table:table-cell office:value-type="float" office:value="1626514301080" calcext:value-type="float">
            <text:p>1626514301080</text:p>
          </table:table-cell>
          <table:table-cell office:value-type="float" office:value="1626514380846" calcext:value-type="float">
            <text:p>1626514380846</text:p>
          </table:table-cell>
          <table:table-cell/>
          <table:table-cell table:formula="of:=[.D10]-[.A10]" office:value-type="float" office:value="691" calcext:value-type="float">
            <text:p>691</text:p>
          </table:table-cell>
          <table:table-cell table:formula="of:=[.F10]-[.A10]" office:value-type="float" office:value="522" calcext:value-type="float">
            <text:p>522</text:p>
          </table:table-cell>
          <table:table-cell table:formula="of:=[.E10]-[.B10]" office:value-type="float" office:value="759" calcext:value-type="float">
            <text:p>759</text:p>
          </table:table-cell>
          <table:table-cell table:formula="of:=[.G10]-[.B10]" office:value-type="float" office:value="603" calcext:value-type="float">
            <text:p>603</text:p>
          </table:table-cell>
          <table:table-cell table:formula="of:=[.I10]-[.H10]" office:value-type="float" office:value="60078" calcext:value-type="float">
            <text:p>60078</text:p>
          </table:table-cell>
          <table:table-cell table:formula="of:=[.K10]-[.J10]" office:value-type="float" office:value="270193" calcext:value-type="float">
            <text:p>270193</text:p>
          </table:table-cell>
          <table:table-cell table:formula="of:=[.M10]-[.L10]" office:value-type="float" office:value="60075" calcext:value-type="float">
            <text:p>60075</text:p>
          </table:table-cell>
          <table:table-cell table:formula="of:=[.O10]-[.N10]" office:value-type="float" office:value="120129" calcext:value-type="float">
            <text:p>120129</text:p>
          </table:table-cell>
          <table:table-cell table:formula="of:=[.Q10]-[.P10]" office:value-type="float" office:value="60169" calcext:value-type="float">
            <text:p>60169</text:p>
          </table:table-cell>
          <table:table-cell table:formula="of:=[.S10]-[.R10]" office:value-type="float" office:value="90169" calcext:value-type="float">
            <text:p>90169</text:p>
          </table:table-cell>
          <table:table-cell table:formula="of:=[.U10]-[.T10]" office:value-type="float" office:value="60089" calcext:value-type="float">
            <text:p>60089</text:p>
          </table:table-cell>
          <table:table-cell table:formula="of:=[.W10]-[.V10]" office:value-type="float" office:value="180168" calcext:value-type="float">
            <text:p>180168</text:p>
          </table:table-cell>
          <table:table-cell table:formula="of:=[.X10]-[.C10]" office:value-type="float" office:value="1169132" calcext:value-type="float">
            <text:p>1169132</text:p>
          </table:table-cell>
          <table:table-cell table:formula="of:=[.AA10]-[.Y10]" office:value-type="float" office:value="110" calcext:value-type="float">
            <text:p>110</text:p>
          </table:table-cell>
          <table:table-cell table:formula="of:=[.AB10]-[.Y10]" office:value-type="float" office:value="66" calcext:value-type="float">
            <text:p>66</text:p>
          </table:table-cell>
          <table:table-cell table:formula="of:=[.AC10]-[.Z10]" office:value-type="float" office:value="79832" calcext:value-type="float">
            <text:p>79832</text:p>
          </table:table-cell>
        </table:table-row>
        <table:table-row table:style-name="ro1">
          <table:table-cell table:number-columns-repeated="3" office:value-type="float" office:value="1626514416820" calcext:value-type="float">
            <text:p>1626514416820</text:p>
          </table:table-cell>
          <table:table-cell office:value-type="float" office:value="1626514417162" calcext:value-type="float">
            <text:p>1626514417162</text:p>
          </table:table-cell>
          <table:table-cell office:value-type="float" office:value="1626514417245" calcext:value-type="float">
            <text:p>1626514417245</text:p>
          </table:table-cell>
          <table:table-cell office:value-type="float" office:value="1626514417028" calcext:value-type="float">
            <text:p>1626514417028</text:p>
          </table:table-cell>
          <table:table-cell office:value-type="float" office:value="1626514417091" calcext:value-type="float">
            <text:p>1626514417091</text:p>
          </table:table-cell>
          <table:table-cell office:value-type="float" office:value="1626514680775" calcext:value-type="float">
            <text:p>1626514680775</text:p>
          </table:table-cell>
          <table:table-cell office:value-type="float" office:value="1626514740859" calcext:value-type="float">
            <text:p>1626514740859</text:p>
          </table:table-cell>
          <table:table-cell office:value-type="float" office:value="1626514801037" calcext:value-type="float">
            <text:p>1626514801037</text:p>
          </table:table-cell>
          <table:table-cell office:value-type="float" office:value="1626514981197" calcext:value-type="float">
            <text:p>1626514981197</text:p>
          </table:table-cell>
          <table:table-cell office:value-type="float" office:value="1626514740876" calcext:value-type="float">
            <text:p>1626514740876</text:p>
          </table:table-cell>
          <table:table-cell office:value-type="float" office:value="1626514800956" calcext:value-type="float">
            <text:p>1626514800956</text:p>
          </table:table-cell>
          <table:table-cell office:value-type="float" office:value="1626514981228" calcext:value-type="float">
            <text:p>1626514981228</text:p>
          </table:table-cell>
          <table:table-cell office:value-type="float" office:value="1626515101380" calcext:value-type="float">
            <text:p>1626515101380</text:p>
          </table:table-cell>
          <table:table-cell office:value-type="float" office:value="1626515311844" calcext:value-type="float">
            <text:p>1626515311844</text:p>
          </table:table-cell>
          <table:table-cell office:value-type="float" office:value="1626515371950" calcext:value-type="float">
            <text:p>1626515371950</text:p>
          </table:table-cell>
          <table:table-cell office:value-type="float" office:value="1626515101482" calcext:value-type="float">
            <text:p>1626515101482</text:p>
          </table:table-cell>
          <table:table-cell office:value-type="float" office:value="1626515191622" calcext:value-type="float">
            <text:p>1626515191622</text:p>
          </table:table-cell>
          <table:table-cell office:value-type="float" office:value="1626515371961" calcext:value-type="float">
            <text:p>1626515371961</text:p>
          </table:table-cell>
          <table:table-cell office:value-type="float" office:value="1626515432047" calcext:value-type="float">
            <text:p>1626515432047</text:p>
          </table:table-cell>
          <table:table-cell office:value-type="float" office:value="1626515191633" calcext:value-type="float">
            <text:p>1626515191633</text:p>
          </table:table-cell>
          <table:table-cell office:value-type="float" office:value="1626515311750" calcext:value-type="float">
            <text:p>1626515311750</text:p>
          </table:table-cell>
          <table:table-cell office:value-type="float" office:value="1626515432206" calcext:value-type="float">
            <text:p>1626515432206</text:p>
          </table:table-cell>
          <table:table-cell table:number-columns-repeated="2" office:value-type="float" office:value="1626515447088" calcext:value-type="float">
            <text:p>1626515447088</text:p>
          </table:table-cell>
          <table:table-cell office:value-type="float" office:value="1626515447201" calcext:value-type="float">
            <text:p>1626515447201</text:p>
          </table:table-cell>
          <table:table-cell office:value-type="float" office:value="1626515447143" calcext:value-type="float">
            <text:p>1626515447143</text:p>
          </table:table-cell>
          <table:table-cell office:value-type="float" office:value="1626515521547" calcext:value-type="float">
            <text:p>1626515521547</text:p>
          </table:table-cell>
          <table:table-cell/>
          <table:table-cell table:formula="of:=[.D11]-[.A11]" office:value-type="float" office:value="342" calcext:value-type="float">
            <text:p>342</text:p>
          </table:table-cell>
          <table:table-cell table:formula="of:=[.F11]-[.A11]" office:value-type="float" office:value="208" calcext:value-type="float">
            <text:p>208</text:p>
          </table:table-cell>
          <table:table-cell table:formula="of:=[.E11]-[.B11]" office:value-type="float" office:value="425" calcext:value-type="float">
            <text:p>425</text:p>
          </table:table-cell>
          <table:table-cell table:formula="of:=[.G11]-[.B11]" office:value-type="float" office:value="271" calcext:value-type="float">
            <text:p>271</text:p>
          </table:table-cell>
          <table:table-cell table:formula="of:=[.I11]-[.H11]" office:value-type="float" office:value="60084" calcext:value-type="float">
            <text:p>60084</text:p>
          </table:table-cell>
          <table:table-cell table:formula="of:=[.K11]-[.J11]" office:value-type="float" office:value="180160" calcext:value-type="float">
            <text:p>180160</text:p>
          </table:table-cell>
          <table:table-cell table:formula="of:=[.M11]-[.L11]" office:value-type="float" office:value="60080" calcext:value-type="float">
            <text:p>60080</text:p>
          </table:table-cell>
          <table:table-cell table:formula="of:=[.O11]-[.N11]" office:value-type="float" office:value="120152" calcext:value-type="float">
            <text:p>120152</text:p>
          </table:table-cell>
          <table:table-cell table:formula="of:=[.Q11]-[.P11]" office:value-type="float" office:value="60106" calcext:value-type="float">
            <text:p>60106</text:p>
          </table:table-cell>
          <table:table-cell table:formula="of:=[.S11]-[.R11]" office:value-type="float" office:value="90140" calcext:value-type="float">
            <text:p>90140</text:p>
          </table:table-cell>
          <table:table-cell table:formula="of:=[.U11]-[.T11]" office:value-type="float" office:value="60086" calcext:value-type="float">
            <text:p>60086</text:p>
          </table:table-cell>
          <table:table-cell table:formula="of:=[.W11]-[.V11]" office:value-type="float" office:value="120117" calcext:value-type="float">
            <text:p>120117</text:p>
          </table:table-cell>
          <table:table-cell table:formula="of:=[.X11]-[.C11]" office:value-type="float" office:value="1015386" calcext:value-type="float">
            <text:p>1015386</text:p>
          </table:table-cell>
          <table:table-cell table:formula="of:=[.AA11]-[.Y11]" office:value-type="float" office:value="113" calcext:value-type="float">
            <text:p>113</text:p>
          </table:table-cell>
          <table:table-cell table:formula="of:=[.AB11]-[.Y11]" office:value-type="float" office:value="55" calcext:value-type="float">
            <text:p>55</text:p>
          </table:table-cell>
          <table:table-cell table:formula="of:=[.AC11]-[.Z11]" office:value-type="float" office:value="74459" calcext:value-type="float">
            <text:p>74459</text:p>
          </table:table-cell>
        </table:table-row>
        <table:table-row table:style-name="ro1">
          <table:table-cell table:number-columns-repeated="3" office:value-type="float" office:value="1626515609518" calcext:value-type="float">
            <text:p>1626515609518</text:p>
          </table:table-cell>
          <table:table-cell office:value-type="float" office:value="1626515610217" calcext:value-type="float">
            <text:p>1626515610217</text:p>
          </table:table-cell>
          <table:table-cell office:value-type="float" office:value="1626515610296" calcext:value-type="float">
            <text:p>1626515610296</text:p>
          </table:table-cell>
          <table:table-cell office:value-type="float" office:value="1626515610060" calcext:value-type="float">
            <text:p>1626515610060</text:p>
          </table:table-cell>
          <table:table-cell office:value-type="float" office:value="1626515610141" calcext:value-type="float">
            <text:p>1626515610141</text:p>
          </table:table-cell>
          <table:table-cell office:value-type="float" office:value="1626516221183" calcext:value-type="float">
            <text:p>1626516221183</text:p>
          </table:table-cell>
          <table:table-cell office:value-type="float" office:value="1626516281260" calcext:value-type="float">
            <text:p>1626516281260</text:p>
          </table:table-cell>
          <table:table-cell office:value-type="float" office:value="1626515920765" calcext:value-type="float">
            <text:p>1626515920765</text:p>
          </table:table-cell>
          <table:table-cell office:value-type="float" office:value="1626516100923" calcext:value-type="float">
            <text:p>1626516100923</text:p>
          </table:table-cell>
          <table:table-cell office:value-type="float" office:value="1626516281280" calcext:value-type="float">
            <text:p>1626516281280</text:p>
          </table:table-cell>
          <table:table-cell office:value-type="float" office:value="1626516341354" calcext:value-type="float">
            <text:p>1626516341354</text:p>
          </table:table-cell>
          <table:table-cell office:value-type="float" office:value="1626516100963" calcext:value-type="float">
            <text:p>1626516100963</text:p>
          </table:table-cell>
          <table:table-cell office:value-type="float" office:value="1626516221087" calcext:value-type="float">
            <text:p>1626516221087</text:p>
          </table:table-cell>
          <table:table-cell office:value-type="float" office:value="1626516341461" calcext:value-type="float">
            <text:p>1626516341461</text:p>
          </table:table-cell>
          <table:table-cell office:value-type="float" office:value="1626516401577" calcext:value-type="float">
            <text:p>1626516401577</text:p>
          </table:table-cell>
          <table:table-cell office:value-type="float" office:value="1626516461775" calcext:value-type="float">
            <text:p>1626516461775</text:p>
          </table:table-cell>
          <table:table-cell office:value-type="float" office:value="1626516551910" calcext:value-type="float">
            <text:p>1626516551910</text:p>
          </table:table-cell>
          <table:table-cell office:value-type="float" office:value="1626516401586" calcext:value-type="float">
            <text:p>1626516401586</text:p>
          </table:table-cell>
          <table:table-cell office:value-type="float" office:value="1626516461660" calcext:value-type="float">
            <text:p>1626516461660</text:p>
          </table:table-cell>
          <table:table-cell office:value-type="float" office:value="1626516551923" calcext:value-type="float">
            <text:p>1626516551923</text:p>
          </table:table-cell>
          <table:table-cell office:value-type="float" office:value="1626516672054" calcext:value-type="float">
            <text:p>1626516672054</text:p>
          </table:table-cell>
          <table:table-cell office:value-type="float" office:value="1626516672181" calcext:value-type="float">
            <text:p>1626516672181</text:p>
          </table:table-cell>
          <table:table-cell table:number-columns-repeated="2" office:value-type="float" office:value="1626516678443" calcext:value-type="float">
            <text:p>1626516678443</text:p>
          </table:table-cell>
          <table:table-cell office:value-type="float" office:value="1626516678576" calcext:value-type="float">
            <text:p>1626516678576</text:p>
          </table:table-cell>
          <table:table-cell office:value-type="float" office:value="1626516678499" calcext:value-type="float">
            <text:p>1626516678499</text:p>
          </table:table-cell>
          <table:table-cell office:value-type="float" office:value="1626516701513" calcext:value-type="float">
            <text:p>1626516701513</text:p>
          </table:table-cell>
          <table:table-cell/>
          <table:table-cell table:formula="of:=[.D12]-[.A12]" office:value-type="float" office:value="699" calcext:value-type="float">
            <text:p>699</text:p>
          </table:table-cell>
          <table:table-cell table:formula="of:=[.F12]-[.A12]" office:value-type="float" office:value="542" calcext:value-type="float">
            <text:p>542</text:p>
          </table:table-cell>
          <table:table-cell table:formula="of:=[.E12]-[.B12]" office:value-type="float" office:value="778" calcext:value-type="float">
            <text:p>778</text:p>
          </table:table-cell>
          <table:table-cell table:formula="of:=[.G12]-[.B12]" office:value-type="float" office:value="623" calcext:value-type="float">
            <text:p>623</text:p>
          </table:table-cell>
          <table:table-cell table:formula="of:=[.I12]-[.H12]" office:value-type="float" office:value="60077" calcext:value-type="float">
            <text:p>60077</text:p>
          </table:table-cell>
          <table:table-cell table:formula="of:=[.K12]-[.J12]" office:value-type="float" office:value="180158" calcext:value-type="float">
            <text:p>180158</text:p>
          </table:table-cell>
          <table:table-cell table:formula="of:=[.M12]-[.L12]" office:value-type="float" office:value="60074" calcext:value-type="float">
            <text:p>60074</text:p>
          </table:table-cell>
          <table:table-cell table:formula="of:=[.O12]-[.N12]" office:value-type="float" office:value="120124" calcext:value-type="float">
            <text:p>120124</text:p>
          </table:table-cell>
          <table:table-cell table:formula="of:=[.Q12]-[.P12]" office:value-type="float" office:value="60116" calcext:value-type="float">
            <text:p>60116</text:p>
          </table:table-cell>
          <table:table-cell table:formula="of:=[.S12]-[.R12]" office:value-type="float" office:value="90135" calcext:value-type="float">
            <text:p>90135</text:p>
          </table:table-cell>
          <table:table-cell table:formula="of:=[.U12]-[.T12]" office:value-type="float" office:value="60074" calcext:value-type="float">
            <text:p>60074</text:p>
          </table:table-cell>
          <table:table-cell table:formula="of:=[.W12]-[.V12]" office:value-type="float" office:value="120131" calcext:value-type="float">
            <text:p>120131</text:p>
          </table:table-cell>
          <table:table-cell table:formula="of:=[.X12]-[.C12]" office:value-type="float" office:value="1062663" calcext:value-type="float">
            <text:p>1062663</text:p>
          </table:table-cell>
          <table:table-cell table:formula="of:=[.AA12]-[.Y12]" office:value-type="float" office:value="133" calcext:value-type="float">
            <text:p>133</text:p>
          </table:table-cell>
          <table:table-cell table:formula="of:=[.AB12]-[.Y12]" office:value-type="float" office:value="56" calcext:value-type="float">
            <text:p>56</text:p>
          </table:table-cell>
          <table:table-cell table:formula="of:=[.AC12]-[.Z12]" office:value-type="float" office:value="23070" calcext:value-type="float">
            <text:p>23070</text:p>
          </table:table-cell>
        </table:table-row>
        <table:table-row table:style-name="ro1">
          <table:table-cell table:number-columns-repeated="3" office:value-type="float" office:value="1626516768202" calcext:value-type="float">
            <text:p>1626516768202</text:p>
          </table:table-cell>
          <table:table-cell office:value-type="float" office:value="1626516768594" calcext:value-type="float">
            <text:p>1626516768594</text:p>
          </table:table-cell>
          <table:table-cell office:value-type="float" office:value="1626516768660" calcext:value-type="float">
            <text:p>1626516768660</text:p>
          </table:table-cell>
          <table:table-cell office:value-type="float" office:value="1626516768404" calcext:value-type="float">
            <text:p>1626516768404</text:p>
          </table:table-cell>
          <table:table-cell office:value-type="float" office:value="1626516768499" calcext:value-type="float">
            <text:p>1626516768499</text:p>
          </table:table-cell>
          <table:table-cell office:value-type="float" office:value="1626517271843" calcext:value-type="float">
            <text:p>1626517271843</text:p>
          </table:table-cell>
          <table:table-cell office:value-type="float" office:value="1626517391949" calcext:value-type="float">
            <text:p>1626517391949</text:p>
          </table:table-cell>
          <table:table-cell office:value-type="float" office:value="1626517001461" calcext:value-type="float">
            <text:p>1626517001461</text:p>
          </table:table-cell>
          <table:table-cell office:value-type="float" office:value="1626517181612" calcext:value-type="float">
            <text:p>1626517181612</text:p>
          </table:table-cell>
          <table:table-cell office:value-type="float" office:value="1626517391983" calcext:value-type="float">
            <text:p>1626517391983</text:p>
          </table:table-cell>
          <table:table-cell office:value-type="float" office:value="1626517482086" calcext:value-type="float">
            <text:p>1626517482086</text:p>
          </table:table-cell>
          <table:table-cell office:value-type="float" office:value="1626517181641" calcext:value-type="float">
            <text:p>1626517181641</text:p>
          </table:table-cell>
          <table:table-cell office:value-type="float" office:value="1626517271764" calcext:value-type="float">
            <text:p>1626517271764</text:p>
          </table:table-cell>
          <table:table-cell office:value-type="float" office:value="1626517482192" calcext:value-type="float">
            <text:p>1626517482192</text:p>
          </table:table-cell>
          <table:table-cell office:value-type="float" office:value="1626517542318" calcext:value-type="float">
            <text:p>1626517542318</text:p>
          </table:table-cell>
          <table:table-cell office:value-type="float" office:value="1626517632578" calcext:value-type="float">
            <text:p>1626517632578</text:p>
          </table:table-cell>
          <table:table-cell office:value-type="float" office:value="1626517722714" calcext:value-type="float">
            <text:p>1626517722714</text:p>
          </table:table-cell>
          <table:table-cell office:value-type="float" office:value="1626517542325" calcext:value-type="float">
            <text:p>1626517542325</text:p>
          </table:table-cell>
          <table:table-cell office:value-type="float" office:value="1626517632471" calcext:value-type="float">
            <text:p>1626517632471</text:p>
          </table:table-cell>
          <table:table-cell office:value-type="float" office:value="1626517722727" calcext:value-type="float">
            <text:p>1626517722727</text:p>
          </table:table-cell>
          <table:table-cell office:value-type="float" office:value="1626517842863" calcext:value-type="float">
            <text:p>1626517842863</text:p>
          </table:table-cell>
          <table:table-cell office:value-type="float" office:value="1626517843004" calcext:value-type="float">
            <text:p>1626517843004</text:p>
          </table:table-cell>
          <table:table-cell table:number-columns-repeated="2" office:value-type="float" office:value="1626517847445" calcext:value-type="float">
            <text:p>1626517847445</text:p>
          </table:table-cell>
          <table:table-cell office:value-type="float" office:value="1626517847499" calcext:value-type="float">
            <text:p>1626517847499</text:p>
          </table:table-cell>
          <table:table-cell office:value-type="float" office:value="1626517847545" calcext:value-type="float">
            <text:p>1626517847545</text:p>
          </table:table-cell>
          <table:table-cell office:value-type="float" office:value="1626517902256" calcext:value-type="float">
            <text:p>1626517902256</text:p>
          </table:table-cell>
          <table:table-cell/>
          <table:table-cell table:formula="of:=[.D13]-[.A13]" office:value-type="float" office:value="392" calcext:value-type="float">
            <text:p>392</text:p>
          </table:table-cell>
          <table:table-cell table:formula="of:=[.F13]-[.A13]" office:value-type="float" office:value="202" calcext:value-type="float">
            <text:p>202</text:p>
          </table:table-cell>
          <table:table-cell table:formula="of:=[.E13]-[.B13]" office:value-type="float" office:value="458" calcext:value-type="float">
            <text:p>458</text:p>
          </table:table-cell>
          <table:table-cell table:formula="of:=[.G13]-[.B13]" office:value-type="float" office:value="297" calcext:value-type="float">
            <text:p>297</text:p>
          </table:table-cell>
          <table:table-cell table:formula="of:=[.I13]-[.H13]" office:value-type="float" office:value="120106" calcext:value-type="float">
            <text:p>120106</text:p>
          </table:table-cell>
          <table:table-cell table:formula="of:=[.K13]-[.J13]" office:value-type="float" office:value="180151" calcext:value-type="float">
            <text:p>180151</text:p>
          </table:table-cell>
          <table:table-cell table:formula="of:=[.M13]-[.L13]" office:value-type="float" office:value="90103" calcext:value-type="float">
            <text:p>90103</text:p>
          </table:table-cell>
          <table:table-cell table:formula="of:=[.O13]-[.N13]" office:value-type="float" office:value="90123" calcext:value-type="float">
            <text:p>90123</text:p>
          </table:table-cell>
          <table:table-cell table:formula="of:=[.Q13]-[.P13]" office:value-type="float" office:value="60126" calcext:value-type="float">
            <text:p>60126</text:p>
          </table:table-cell>
          <table:table-cell table:formula="of:=[.S13]-[.R13]" office:value-type="float" office:value="90136" calcext:value-type="float">
            <text:p>90136</text:p>
          </table:table-cell>
          <table:table-cell table:formula="of:=[.U13]-[.T13]" office:value-type="float" office:value="90146" calcext:value-type="float">
            <text:p>90146</text:p>
          </table:table-cell>
          <table:table-cell table:formula="of:=[.W13]-[.V13]" office:value-type="float" office:value="120136" calcext:value-type="float">
            <text:p>120136</text:p>
          </table:table-cell>
          <table:table-cell table:formula="of:=[.X13]-[.C13]" office:value-type="float" office:value="1074802" calcext:value-type="float">
            <text:p>1074802</text:p>
          </table:table-cell>
          <table:table-cell table:formula="of:=[.AA13]-[.Y13]" office:value-type="float" office:value="54" calcext:value-type="float">
            <text:p>54</text:p>
          </table:table-cell>
          <table:table-cell table:formula="of:=[.AB13]-[.Y13]" office:value-type="float" office:value="100" calcext:value-type="float">
            <text:p>100</text:p>
          </table:table-cell>
          <table:table-cell table:formula="of:=[.AC13]-[.Z13]" office:value-type="float" office:value="54811" calcext:value-type="float">
            <text:p>54811</text:p>
          </table:table-cell>
        </table:table-row>
        <table:table-row table:style-name="ro1">
          <table:table-cell table:number-columns-repeated="3" office:value-type="float" office:value="1626518063741" calcext:value-type="float">
            <text:p>1626518063741</text:p>
          </table:table-cell>
          <table:table-cell office:value-type="float" office:value="1626518064414" calcext:value-type="float">
            <text:p>1626518064414</text:p>
          </table:table-cell>
          <table:table-cell office:value-type="float" office:value="1626518064488" calcext:value-type="float">
            <text:p>1626518064488</text:p>
          </table:table-cell>
          <table:table-cell office:value-type="float" office:value="1626518064261" calcext:value-type="float">
            <text:p>1626518064261</text:p>
          </table:table-cell>
          <table:table-cell office:value-type="float" office:value="1626518064346" calcext:value-type="float">
            <text:p>1626518064346</text:p>
          </table:table-cell>
          <table:table-cell office:value-type="float" office:value="1626518299373" calcext:value-type="float">
            <text:p>1626518299373</text:p>
          </table:table-cell>
          <table:table-cell office:value-type="float" office:value="1626518359449" calcext:value-type="float">
            <text:p>1626518359449</text:p>
          </table:table-cell>
          <table:table-cell office:value-type="float" office:value="1626518419690" calcext:value-type="float">
            <text:p>1626518419690</text:p>
          </table:table-cell>
          <table:table-cell office:value-type="float" office:value="1626518599893" calcext:value-type="float">
            <text:p>1626518599893</text:p>
          </table:table-cell>
          <table:table-cell office:value-type="float" office:value="1626518359467" calcext:value-type="float">
            <text:p>1626518359467</text:p>
          </table:table-cell>
          <table:table-cell office:value-type="float" office:value="1626518419573" calcext:value-type="float">
            <text:p>1626518419573</text:p>
          </table:table-cell>
          <table:table-cell office:value-type="float" office:value="1626518599924" calcext:value-type="float">
            <text:p>1626518599924</text:p>
          </table:table-cell>
          <table:table-cell office:value-type="float" office:value="1626518720028" calcext:value-type="float">
            <text:p>1626518720028</text:p>
          </table:table-cell>
          <table:table-cell office:value-type="float" office:value="1626518930587" calcext:value-type="float">
            <text:p>1626518930587</text:p>
          </table:table-cell>
          <table:table-cell office:value-type="float" office:value="1626518990697" calcext:value-type="float">
            <text:p>1626518990697</text:p>
          </table:table-cell>
          <table:table-cell office:value-type="float" office:value="1626518720129" calcext:value-type="float">
            <text:p>1626518720129</text:p>
          </table:table-cell>
          <table:table-cell office:value-type="float" office:value="1626518810319" calcext:value-type="float">
            <text:p>1626518810319</text:p>
          </table:table-cell>
          <table:table-cell office:value-type="float" office:value="1626518990704" calcext:value-type="float">
            <text:p>1626518990704</text:p>
          </table:table-cell>
          <table:table-cell office:value-type="float" office:value="1626519050788" calcext:value-type="float">
            <text:p>1626519050788</text:p>
          </table:table-cell>
          <table:table-cell office:value-type="float" office:value="1626518810329" calcext:value-type="float">
            <text:p>1626518810329</text:p>
          </table:table-cell>
          <table:table-cell office:value-type="float" office:value="1626518930468" calcext:value-type="float">
            <text:p>1626518930468</text:p>
          </table:table-cell>
          <table:table-cell office:value-type="float" office:value="1626519050909" calcext:value-type="float">
            <text:p>1626519050909</text:p>
          </table:table-cell>
          <table:table-cell table:number-columns-repeated="2" office:value-type="float" office:value="1626519066540" calcext:value-type="float">
            <text:p>1626519066540</text:p>
          </table:table-cell>
          <table:table-cell office:value-type="float" office:value="1626519066603" calcext:value-type="float">
            <text:p>1626519066603</text:p>
          </table:table-cell>
          <table:table-cell office:value-type="float" office:value="1626519066651" calcext:value-type="float">
            <text:p>1626519066651</text:p>
          </table:table-cell>
          <table:table-cell office:value-type="float" office:value="1626519140199" calcext:value-type="float">
            <text:p>1626519140199</text:p>
          </table:table-cell>
          <table:table-cell/>
          <table:table-cell table:formula="of:=[.D14]-[.A14]" office:value-type="float" office:value="673" calcext:value-type="float">
            <text:p>673</text:p>
          </table:table-cell>
          <table:table-cell table:formula="of:=[.F14]-[.A14]" office:value-type="float" office:value="520" calcext:value-type="float">
            <text:p>520</text:p>
          </table:table-cell>
          <table:table-cell table:formula="of:=[.E14]-[.B14]" office:value-type="float" office:value="747" calcext:value-type="float">
            <text:p>747</text:p>
          </table:table-cell>
          <table:table-cell table:formula="of:=[.G14]-[.B14]" office:value-type="float" office:value="605" calcext:value-type="float">
            <text:p>605</text:p>
          </table:table-cell>
          <table:table-cell table:formula="of:=[.I14]-[.H14]" office:value-type="float" office:value="60076" calcext:value-type="float">
            <text:p>60076</text:p>
          </table:table-cell>
          <table:table-cell table:formula="of:=[.K14]-[.J14]" office:value-type="float" office:value="180203" calcext:value-type="float">
            <text:p>180203</text:p>
          </table:table-cell>
          <table:table-cell table:formula="of:=[.M14]-[.L14]" office:value-type="float" office:value="60106" calcext:value-type="float">
            <text:p>60106</text:p>
          </table:table-cell>
          <table:table-cell table:formula="of:=[.O14]-[.N14]" office:value-type="float" office:value="120104" calcext:value-type="float">
            <text:p>120104</text:p>
          </table:table-cell>
          <table:table-cell table:formula="of:=[.Q14]-[.P14]" office:value-type="float" office:value="60110" calcext:value-type="float">
            <text:p>60110</text:p>
          </table:table-cell>
          <table:table-cell table:formula="of:=[.S14]-[.R14]" office:value-type="float" office:value="90190" calcext:value-type="float">
            <text:p>90190</text:p>
          </table:table-cell>
          <table:table-cell table:formula="of:=[.U14]-[.T14]" office:value-type="float" office:value="60084" calcext:value-type="float">
            <text:p>60084</text:p>
          </table:table-cell>
          <table:table-cell table:formula="of:=[.W14]-[.V14]" office:value-type="float" office:value="120139" calcext:value-type="float">
            <text:p>120139</text:p>
          </table:table-cell>
          <table:table-cell table:formula="of:=[.X14]-[.C14]" office:value-type="float" office:value="987168" calcext:value-type="float">
            <text:p>987168</text:p>
          </table:table-cell>
          <table:table-cell table:formula="of:=[.AA14]-[.Y14]" office:value-type="float" office:value="63" calcext:value-type="float">
            <text:p>63</text:p>
          </table:table-cell>
          <table:table-cell table:formula="of:=[.AB14]-[.Y14]" office:value-type="float" office:value="111" calcext:value-type="float">
            <text:p>111</text:p>
          </table:table-cell>
          <table:table-cell table:formula="of:=[.AC14]-[.Z14]" office:value-type="float" office:value="73659" calcext:value-type="float">
            <text:p>73659</text:p>
          </table:table-cell>
        </table:table-row>
        <table:table-row table:style-name="ro1">
          <table:table-cell table:number-columns-repeated="3" office:value-type="float" office:value="1626519195206" calcext:value-type="float">
            <text:p>1626519195206</text:p>
          </table:table-cell>
          <table:table-cell office:value-type="float" office:value="1626519195629" calcext:value-type="float">
            <text:p>1626519195629</text:p>
          </table:table-cell>
          <table:table-cell office:value-type="float" office:value="1626519195704" calcext:value-type="float">
            <text:p>1626519195704</text:p>
          </table:table-cell>
          <table:table-cell office:value-type="float" office:value="1626519195438" calcext:value-type="float">
            <text:p>1626519195438</text:p>
          </table:table-cell>
          <table:table-cell office:value-type="float" office:value="1626519195523" calcext:value-type="float">
            <text:p>1626519195523</text:p>
          </table:table-cell>
          <table:table-cell office:value-type="float" office:value="1626519440144" calcext:value-type="float">
            <text:p>1626519440144</text:p>
          </table:table-cell>
          <table:table-cell office:value-type="float" office:value="1626519500221" calcext:value-type="float">
            <text:p>1626519500221</text:p>
          </table:table-cell>
          <table:table-cell office:value-type="float" office:value="1626519560383" calcext:value-type="float">
            <text:p>1626519560383</text:p>
          </table:table-cell>
          <table:table-cell office:value-type="float" office:value="1626519740532" calcext:value-type="float">
            <text:p>1626519740532</text:p>
          </table:table-cell>
          <table:table-cell office:value-type="float" office:value="1626519500238" calcext:value-type="float">
            <text:p>1626519500238</text:p>
          </table:table-cell>
          <table:table-cell office:value-type="float" office:value="1626519560313" calcext:value-type="float">
            <text:p>1626519560313</text:p>
          </table:table-cell>
          <table:table-cell office:value-type="float" office:value="1626519740562" calcext:value-type="float">
            <text:p>1626519740562</text:p>
          </table:table-cell>
          <table:table-cell office:value-type="float" office:value="1626519860694" calcext:value-type="float">
            <text:p>1626519860694</text:p>
          </table:table-cell>
          <table:table-cell office:value-type="float" office:value="1626520071179" calcext:value-type="float">
            <text:p>1626520071179</text:p>
          </table:table-cell>
          <table:table-cell office:value-type="float" office:value="1626520131294" calcext:value-type="float">
            <text:p>1626520131294</text:p>
          </table:table-cell>
          <table:table-cell office:value-type="float" office:value="1626519860783" calcext:value-type="float">
            <text:p>1626519860783</text:p>
          </table:table-cell>
          <table:table-cell office:value-type="float" office:value="1626519950945" calcext:value-type="float">
            <text:p>1626519950945</text:p>
          </table:table-cell>
          <table:table-cell office:value-type="float" office:value="1626520131303" calcext:value-type="float">
            <text:p>1626520131303</text:p>
          </table:table-cell>
          <table:table-cell office:value-type="float" office:value="1626520191378" calcext:value-type="float">
            <text:p>1626520191378</text:p>
          </table:table-cell>
          <table:table-cell office:value-type="float" office:value="1626519950957" calcext:value-type="float">
            <text:p>1626519950957</text:p>
          </table:table-cell>
          <table:table-cell office:value-type="float" office:value="1626520071082" calcext:value-type="float">
            <text:p>1626520071082</text:p>
          </table:table-cell>
          <table:table-cell office:value-type="float" office:value="1626520191490" calcext:value-type="float">
            <text:p>1626520191490</text:p>
          </table:table-cell>
          <table:table-cell table:number-columns-repeated="2" office:value-type="float" office:value="1626520198392" calcext:value-type="float">
            <text:p>1626520198392</text:p>
          </table:table-cell>
          <table:table-cell office:value-type="float" office:value="1626520198447" calcext:value-type="float">
            <text:p>1626520198447</text:p>
          </table:table-cell>
          <table:table-cell office:value-type="float" office:value="1626520198495" calcext:value-type="float">
            <text:p>1626520198495</text:p>
          </table:table-cell>
          <table:table-cell office:value-type="float" office:value="1626520220840" calcext:value-type="float">
            <text:p>1626520220840</text:p>
          </table:table-cell>
          <table:table-cell/>
          <table:table-cell table:formula="of:=[.D15]-[.A15]" office:value-type="float" office:value="423" calcext:value-type="float">
            <text:p>423</text:p>
          </table:table-cell>
          <table:table-cell table:formula="of:=[.F15]-[.A15]" office:value-type="float" office:value="232" calcext:value-type="float">
            <text:p>232</text:p>
          </table:table-cell>
          <table:table-cell table:formula="of:=[.E15]-[.B15]" office:value-type="float" office:value="498" calcext:value-type="float">
            <text:p>498</text:p>
          </table:table-cell>
          <table:table-cell table:formula="of:=[.G15]-[.B15]" office:value-type="float" office:value="317" calcext:value-type="float">
            <text:p>317</text:p>
          </table:table-cell>
          <table:table-cell table:formula="of:=[.I15]-[.H15]" office:value-type="float" office:value="60077" calcext:value-type="float">
            <text:p>60077</text:p>
          </table:table-cell>
          <table:table-cell table:formula="of:=[.K15]-[.J15]" office:value-type="float" office:value="180149" calcext:value-type="float">
            <text:p>180149</text:p>
          </table:table-cell>
          <table:table-cell table:formula="of:=[.M15]-[.L15]" office:value-type="float" office:value="60075" calcext:value-type="float">
            <text:p>60075</text:p>
          </table:table-cell>
          <table:table-cell table:formula="of:=[.O15]-[.N15]" office:value-type="float" office:value="120132" calcext:value-type="float">
            <text:p>120132</text:p>
          </table:table-cell>
          <table:table-cell table:formula="of:=[.Q15]-[.P15]" office:value-type="float" office:value="60115" calcext:value-type="float">
            <text:p>60115</text:p>
          </table:table-cell>
          <table:table-cell table:formula="of:=[.S15]-[.R15]" office:value-type="float" office:value="90162" calcext:value-type="float">
            <text:p>90162</text:p>
          </table:table-cell>
          <table:table-cell table:formula="of:=[.U15]-[.T15]" office:value-type="float" office:value="60075" calcext:value-type="float">
            <text:p>60075</text:p>
          </table:table-cell>
          <table:table-cell table:formula="of:=[.W15]-[.V15]" office:value-type="float" office:value="120125" calcext:value-type="float">
            <text:p>120125</text:p>
          </table:table-cell>
          <table:table-cell table:formula="of:=[.X15]-[.C15]" office:value-type="float" office:value="996284" calcext:value-type="float">
            <text:p>996284</text:p>
          </table:table-cell>
          <table:table-cell table:formula="of:=[.AA15]-[.Y15]" office:value-type="float" office:value="55" calcext:value-type="float">
            <text:p>55</text:p>
          </table:table-cell>
          <table:table-cell table:formula="of:=[.AB15]-[.Y15]" office:value-type="float" office:value="103" calcext:value-type="float">
            <text:p>103</text:p>
          </table:table-cell>
          <table:table-cell table:formula="of:=[.AC15]-[.Z15]" office:value-type="float" office:value="22448" calcext:value-type="float">
            <text:p>22448</text:p>
          </table:table-cell>
        </table:table-row>
        <table:table-row table:style-name="ro1">
          <table:table-cell table:number-columns-repeated="3" office:value-type="float" office:value="1626520355537" calcext:value-type="float">
            <text:p>1626520355537</text:p>
          </table:table-cell>
          <table:table-cell office:value-type="float" office:value="1626520356251" calcext:value-type="float">
            <text:p>1626520356251</text:p>
          </table:table-cell>
          <table:table-cell office:value-type="float" office:value="1626520356341" calcext:value-type="float">
            <text:p>1626520356341</text:p>
          </table:table-cell>
          <table:table-cell office:value-type="float" office:value="1626520356098" calcext:value-type="float">
            <text:p>1626520356098</text:p>
          </table:table-cell>
          <table:table-cell office:value-type="float" office:value="1626520356172" calcext:value-type="float">
            <text:p>1626520356172</text:p>
          </table:table-cell>
          <table:table-cell office:value-type="float" office:value="1626520958192" calcext:value-type="float">
            <text:p>1626520958192</text:p>
          </table:table-cell>
          <table:table-cell office:value-type="float" office:value="1626521018280" calcext:value-type="float">
            <text:p>1626521018280</text:p>
          </table:table-cell>
          <table:table-cell office:value-type="float" office:value="1626520657764" calcext:value-type="float">
            <text:p>1626520657764</text:p>
          </table:table-cell>
          <table:table-cell office:value-type="float" office:value="1626520837934" calcext:value-type="float">
            <text:p>1626520837934</text:p>
          </table:table-cell>
          <table:table-cell office:value-type="float" office:value="1626521018299" calcext:value-type="float">
            <text:p>1626521018299</text:p>
          </table:table-cell>
          <table:table-cell office:value-type="float" office:value="1626521108411" calcext:value-type="float">
            <text:p>1626521108411</text:p>
          </table:table-cell>
          <table:table-cell office:value-type="float" office:value="1626520837969" calcext:value-type="float">
            <text:p>1626520837969</text:p>
          </table:table-cell>
          <table:table-cell office:value-type="float" office:value="1626520958082" calcext:value-type="float">
            <text:p>1626520958082</text:p>
          </table:table-cell>
          <table:table-cell office:value-type="float" office:value="1626521108525" calcext:value-type="float">
            <text:p>1626521108525</text:p>
          </table:table-cell>
          <table:table-cell office:value-type="float" office:value="1626521198675" calcext:value-type="float">
            <text:p>1626521198675</text:p>
          </table:table-cell>
          <table:table-cell office:value-type="float" office:value="1626521258878" calcext:value-type="float">
            <text:p>1626521258878</text:p>
          </table:table-cell>
          <table:table-cell office:value-type="float" office:value="1626521349006" calcext:value-type="float">
            <text:p>1626521349006</text:p>
          </table:table-cell>
          <table:table-cell office:value-type="float" office:value="1626521198693" calcext:value-type="float">
            <text:p>1626521198693</text:p>
          </table:table-cell>
          <table:table-cell office:value-type="float" office:value="1626521258773" calcext:value-type="float">
            <text:p>1626521258773</text:p>
          </table:table-cell>
          <table:table-cell office:value-type="float" office:value="1626521349022" calcext:value-type="float">
            <text:p>1626521349022</text:p>
          </table:table-cell>
          <table:table-cell office:value-type="float" office:value="1626521469142" calcext:value-type="float">
            <text:p>1626521469142</text:p>
          </table:table-cell>
          <table:table-cell office:value-type="float" office:value="1626521469271" calcext:value-type="float">
            <text:p>1626521469271</text:p>
          </table:table-cell>
          <table:table-cell table:number-columns-repeated="2" office:value-type="float" office:value="1626521512499" calcext:value-type="float">
            <text:p>1626521512499</text:p>
          </table:table-cell>
          <table:table-cell office:value-type="float" office:value="1626521512571" calcext:value-type="float">
            <text:p>1626521512571</text:p>
          </table:table-cell>
          <table:table-cell office:value-type="float" office:value="1626521512621" calcext:value-type="float">
            <text:p>1626521512621</text:p>
          </table:table-cell>
          <table:table-cell office:value-type="float" office:value="1626521588628" calcext:value-type="float">
            <text:p>1626521588628</text:p>
          </table:table-cell>
          <table:table-cell/>
          <table:table-cell table:formula="of:=[.D16]-[.A16]" office:value-type="float" office:value="714" calcext:value-type="float">
            <text:p>714</text:p>
          </table:table-cell>
          <table:table-cell table:formula="of:=[.F16]-[.A16]" office:value-type="float" office:value="561" calcext:value-type="float">
            <text:p>561</text:p>
          </table:table-cell>
          <table:table-cell table:formula="of:=[.E16]-[.B16]" office:value-type="float" office:value="804" calcext:value-type="float">
            <text:p>804</text:p>
          </table:table-cell>
          <table:table-cell table:formula="of:=[.G16]-[.B16]" office:value-type="float" office:value="635" calcext:value-type="float">
            <text:p>635</text:p>
          </table:table-cell>
          <table:table-cell table:formula="of:=[.I16]-[.H16]" office:value-type="float" office:value="60088" calcext:value-type="float">
            <text:p>60088</text:p>
          </table:table-cell>
          <table:table-cell table:formula="of:=[.K16]-[.J16]" office:value-type="float" office:value="180170" calcext:value-type="float">
            <text:p>180170</text:p>
          </table:table-cell>
          <table:table-cell table:formula="of:=[.M16]-[.L16]" office:value-type="float" office:value="90112" calcext:value-type="float">
            <text:p>90112</text:p>
          </table:table-cell>
          <table:table-cell table:formula="of:=[.O16]-[.N16]" office:value-type="float" office:value="120113" calcext:value-type="float">
            <text:p>120113</text:p>
          </table:table-cell>
          <table:table-cell table:formula="of:=[.Q16]-[.P16]" office:value-type="float" office:value="90150" calcext:value-type="float">
            <text:p>90150</text:p>
          </table:table-cell>
          <table:table-cell table:formula="of:=[.S16]-[.R16]" office:value-type="float" office:value="90128" calcext:value-type="float">
            <text:p>90128</text:p>
          </table:table-cell>
          <table:table-cell table:formula="of:=[.U16]-[.T16]" office:value-type="float" office:value="60080" calcext:value-type="float">
            <text:p>60080</text:p>
          </table:table-cell>
          <table:table-cell table:formula="of:=[.W16]-[.V16]" office:value-type="float" office:value="120120" calcext:value-type="float">
            <text:p>120120</text:p>
          </table:table-cell>
          <table:table-cell table:formula="of:=[.X16]-[.C16]" office:value-type="float" office:value="1113734" calcext:value-type="float">
            <text:p>1113734</text:p>
          </table:table-cell>
          <table:table-cell table:formula="of:=[.AA16]-[.Y16]" office:value-type="float" office:value="72" calcext:value-type="float">
            <text:p>72</text:p>
          </table:table-cell>
          <table:table-cell table:formula="of:=[.AB16]-[.Y16]" office:value-type="float" office:value="122" calcext:value-type="float">
            <text:p>122</text:p>
          </table:table-cell>
          <table:table-cell table:formula="of:=[.AC16]-[.Z16]" office:value-type="float" office:value="76129" calcext:value-type="float">
            <text:p>76129</text:p>
          </table:table-cell>
        </table:table-row>
        <table:table-row table:style-name="ro1">
          <table:table-cell table:number-columns-repeated="3" office:value-type="float" office:value="1626522053343" calcext:value-type="float">
            <text:p>1626522053343</text:p>
          </table:table-cell>
          <table:table-cell office:value-type="float" office:value="1626522054187" calcext:value-type="float">
            <text:p>1626522054187</text:p>
          </table:table-cell>
          <table:table-cell office:value-type="float" office:value="1626522054256" calcext:value-type="float">
            <text:p>1626522054256</text:p>
          </table:table-cell>
          <table:table-cell office:value-type="float" office:value="1626522053923" calcext:value-type="float">
            <text:p>1626522053923</text:p>
          </table:table-cell>
          <table:table-cell office:value-type="float" office:value="1626522054007" calcext:value-type="float">
            <text:p>1626522054007</text:p>
          </table:table-cell>
          <table:table-cell office:value-type="float" office:value="1626522581735" calcext:value-type="float">
            <text:p>1626522581735</text:p>
          </table:table-cell>
          <table:table-cell office:value-type="float" office:value="1626522641813" calcext:value-type="float">
            <text:p>1626522641813</text:p>
          </table:table-cell>
          <table:table-cell office:value-type="float" office:value="1626522311295" calcext:value-type="float">
            <text:p>1626522311295</text:p>
          </table:table-cell>
          <table:table-cell office:value-type="float" office:value="1626522491462" calcext:value-type="float">
            <text:p>1626522491462</text:p>
          </table:table-cell>
          <table:table-cell office:value-type="float" office:value="1626522641837" calcext:value-type="float">
            <text:p>1626522641837</text:p>
          </table:table-cell>
          <table:table-cell office:value-type="float" office:value="1626522731938" calcext:value-type="float">
            <text:p>1626522731938</text:p>
          </table:table-cell>
          <table:table-cell office:value-type="float" office:value="1626522491500" calcext:value-type="float">
            <text:p>1626522491500</text:p>
          </table:table-cell>
          <table:table-cell office:value-type="float" office:value="1626522581606" calcext:value-type="float">
            <text:p>1626522581606</text:p>
          </table:table-cell>
          <table:table-cell office:value-type="float" office:value="1626522732050" calcext:value-type="float">
            <text:p>1626522732050</text:p>
          </table:table-cell>
          <table:table-cell office:value-type="float" office:value="1626522822180" calcext:value-type="float">
            <text:p>1626522822180</text:p>
          </table:table-cell>
          <table:table-cell office:value-type="float" office:value="1626522882374" calcext:value-type="float">
            <text:p>1626522882374</text:p>
          </table:table-cell>
          <table:table-cell office:value-type="float" office:value="1626522972521" calcext:value-type="float">
            <text:p>1626522972521</text:p>
          </table:table-cell>
          <table:table-cell office:value-type="float" office:value="1626522822192" calcext:value-type="float">
            <text:p>1626522822192</text:p>
          </table:table-cell>
          <table:table-cell office:value-type="float" office:value="1626522882265" calcext:value-type="float">
            <text:p>1626522882265</text:p>
          </table:table-cell>
          <table:table-cell office:value-type="float" office:value="1626522972531" calcext:value-type="float">
            <text:p>1626522972531</text:p>
          </table:table-cell>
          <table:table-cell office:value-type="float" office:value="1626523092668" calcext:value-type="float">
            <text:p>1626523092668</text:p>
          </table:table-cell>
          <table:table-cell office:value-type="float" office:value="1626523092789" calcext:value-type="float">
            <text:p>1626523092789</text:p>
          </table:table-cell>
          <table:table-cell table:number-columns-repeated="2" office:value-type="float" office:value="1626523098905" calcext:value-type="float">
            <text:p>1626523098905</text:p>
          </table:table-cell>
          <table:table-cell office:value-type="float" office:value="1626523098964" calcext:value-type="float">
            <text:p>1626523098964</text:p>
          </table:table-cell>
          <table:table-cell office:value-type="float" office:value="1626523099020" calcext:value-type="float">
            <text:p>1626523099020</text:p>
          </table:table-cell>
          <table:table-cell office:value-type="float" office:value="1626523152118" calcext:value-type="float">
            <text:p>1626523152118</text:p>
          </table:table-cell>
          <table:table-cell/>
          <table:table-cell table:formula="of:=[.D17]-[.A17]" office:value-type="float" office:value="844" calcext:value-type="float">
            <text:p>844</text:p>
          </table:table-cell>
          <table:table-cell table:formula="of:=[.F17]-[.A17]" office:value-type="float" office:value="580" calcext:value-type="float">
            <text:p>580</text:p>
          </table:table-cell>
          <table:table-cell table:formula="of:=[.E17]-[.B17]" office:value-type="float" office:value="913" calcext:value-type="float">
            <text:p>913</text:p>
          </table:table-cell>
          <table:table-cell table:formula="of:=[.G17]-[.B17]" office:value-type="float" office:value="664" calcext:value-type="float">
            <text:p>664</text:p>
          </table:table-cell>
          <table:table-cell table:formula="of:=[.I17]-[.H17]" office:value-type="float" office:value="60078" calcext:value-type="float">
            <text:p>60078</text:p>
          </table:table-cell>
          <table:table-cell table:formula="of:=[.K17]-[.J17]" office:value-type="float" office:value="180167" calcext:value-type="float">
            <text:p>180167</text:p>
          </table:table-cell>
          <table:table-cell table:formula="of:=[.M17]-[.L17]" office:value-type="float" office:value="90101" calcext:value-type="float">
            <text:p>90101</text:p>
          </table:table-cell>
          <table:table-cell table:formula="of:=[.O17]-[.N17]" office:value-type="float" office:value="90106" calcext:value-type="float">
            <text:p>90106</text:p>
          </table:table-cell>
          <table:table-cell table:formula="of:=[.Q17]-[.P17]" office:value-type="float" office:value="90130" calcext:value-type="float">
            <text:p>90130</text:p>
          </table:table-cell>
          <table:table-cell table:formula="of:=[.S17]-[.R17]" office:value-type="float" office:value="90147" calcext:value-type="float">
            <text:p>90147</text:p>
          </table:table-cell>
          <table:table-cell table:formula="of:=[.U17]-[.T17]" office:value-type="float" office:value="60073" calcext:value-type="float">
            <text:p>60073</text:p>
          </table:table-cell>
          <table:table-cell table:formula="of:=[.W17]-[.V17]" office:value-type="float" office:value="120137" calcext:value-type="float">
            <text:p>120137</text:p>
          </table:table-cell>
          <table:table-cell table:formula="of:=[.X17]-[.C17]" office:value-type="float" office:value="1039446" calcext:value-type="float">
            <text:p>1039446</text:p>
          </table:table-cell>
          <table:table-cell table:formula="of:=[.AA17]-[.Y17]" office:value-type="float" office:value="59" calcext:value-type="float">
            <text:p>59</text:p>
          </table:table-cell>
          <table:table-cell table:formula="of:=[.AB17]-[.Y17]" office:value-type="float" office:value="115" calcext:value-type="float">
            <text:p>115</text:p>
          </table:table-cell>
          <table:table-cell table:formula="of:=[.AC17]-[.Z17]" office:value-type="float" office:value="53213" calcext:value-type="float">
            <text:p>53213</text:p>
          </table:table-cell>
        </table:table-row>
        <table:table-row table:style-name="ro1">
          <table:table-cell table:number-columns-repeated="3" office:value-type="float" office:value="1626524308333" calcext:value-type="float">
            <text:p>1626524308333</text:p>
          </table:table-cell>
          <table:table-cell office:value-type="float" office:value="1626524309130" calcext:value-type="float">
            <text:p>1626524309130</text:p>
          </table:table-cell>
          <table:table-cell office:value-type="float" office:value="1626524309201" calcext:value-type="float">
            <text:p>1626524309201</text:p>
          </table:table-cell>
          <table:table-cell office:value-type="float" office:value="1626524308979" calcext:value-type="float">
            <text:p>1626524308979</text:p>
          </table:table-cell>
          <table:table-cell office:value-type="float" office:value="1626524309057" calcext:value-type="float">
            <text:p>1626524309057</text:p>
          </table:table-cell>
          <table:table-cell office:value-type="float" office:value="1626524848868" calcext:value-type="float">
            <text:p>1626524848868</text:p>
          </table:table-cell>
          <table:table-cell office:value-type="float" office:value="1626524908963" calcext:value-type="float">
            <text:p>1626524908963</text:p>
          </table:table-cell>
          <table:table-cell office:value-type="float" office:value="1626524578431" calcext:value-type="float">
            <text:p>1626524578431</text:p>
          </table:table-cell>
          <table:table-cell office:value-type="float" office:value="1626524758600" calcext:value-type="float">
            <text:p>1626524758600</text:p>
          </table:table-cell>
          <table:table-cell office:value-type="float" office:value="1626524908984" calcext:value-type="float">
            <text:p>1626524908984</text:p>
          </table:table-cell>
          <table:table-cell office:value-type="float" office:value="1626524969083" calcext:value-type="float">
            <text:p>1626524969083</text:p>
          </table:table-cell>
          <table:table-cell office:value-type="float" office:value="1626524758638" calcext:value-type="float">
            <text:p>1626524758638</text:p>
          </table:table-cell>
          <table:table-cell office:value-type="float" office:value="1626524848737" calcext:value-type="float">
            <text:p>1626524848737</text:p>
          </table:table-cell>
          <table:table-cell office:value-type="float" office:value="1626524969189" calcext:value-type="float">
            <text:p>1626524969189</text:p>
          </table:table-cell>
          <table:table-cell office:value-type="float" office:value="1626525029305" calcext:value-type="float">
            <text:p>1626525029305</text:p>
          </table:table-cell>
          <table:table-cell office:value-type="float" office:value="1626525089515" calcext:value-type="float">
            <text:p>1626525089515</text:p>
          </table:table-cell>
          <table:table-cell office:value-type="float" office:value="1626525179641" calcext:value-type="float">
            <text:p>1626525179641</text:p>
          </table:table-cell>
          <table:table-cell office:value-type="float" office:value="1626525029313" calcext:value-type="float">
            <text:p>1626525029313</text:p>
          </table:table-cell>
          <table:table-cell office:value-type="float" office:value="1626525089414" calcext:value-type="float">
            <text:p>1626525089414</text:p>
          </table:table-cell>
          <table:table-cell office:value-type="float" office:value="1626525179654" calcext:value-type="float">
            <text:p>1626525179654</text:p>
          </table:table-cell>
          <table:table-cell office:value-type="float" office:value="1626525299766" calcext:value-type="float">
            <text:p>1626525299766</text:p>
          </table:table-cell>
          <table:table-cell office:value-type="float" office:value="1626525299895" calcext:value-type="float">
            <text:p>1626525299895</text:p>
          </table:table-cell>
          <table:table-cell table:number-columns-repeated="2" office:value-type="float" office:value="1626525306356" calcext:value-type="float">
            <text:p>1626525306356</text:p>
          </table:table-cell>
          <table:table-cell office:value-type="float" office:value="1626525306478" calcext:value-type="float">
            <text:p>1626525306478</text:p>
          </table:table-cell>
          <table:table-cell office:value-type="float" office:value="1626525306422" calcext:value-type="float">
            <text:p>1626525306422</text:p>
          </table:table-cell>
          <table:table-cell office:value-type="float" office:value="1626525329241" calcext:value-type="float">
            <text:p>1626525329241</text:p>
          </table:table-cell>
          <table:table-cell/>
          <table:table-cell table:formula="of:=[.D18]-[.A18]" office:value-type="float" office:value="797" calcext:value-type="float">
            <text:p>797</text:p>
          </table:table-cell>
          <table:table-cell table:formula="of:=[.F18]-[.A18]" office:value-type="float" office:value="646" calcext:value-type="float">
            <text:p>646</text:p>
          </table:table-cell>
          <table:table-cell table:formula="of:=[.E18]-[.B18]" office:value-type="float" office:value="868" calcext:value-type="float">
            <text:p>868</text:p>
          </table:table-cell>
          <table:table-cell table:formula="of:=[.G18]-[.B18]" office:value-type="float" office:value="724" calcext:value-type="float">
            <text:p>724</text:p>
          </table:table-cell>
          <table:table-cell table:formula="of:=[.I18]-[.H18]" office:value-type="float" office:value="60095" calcext:value-type="float">
            <text:p>60095</text:p>
          </table:table-cell>
          <table:table-cell table:formula="of:=[.K18]-[.J18]" office:value-type="float" office:value="180169" calcext:value-type="float">
            <text:p>180169</text:p>
          </table:table-cell>
          <table:table-cell table:formula="of:=[.M18]-[.L18]" office:value-type="float" office:value="60099" calcext:value-type="float">
            <text:p>60099</text:p>
          </table:table-cell>
          <table:table-cell table:formula="of:=[.O18]-[.N18]" office:value-type="float" office:value="90099" calcext:value-type="float">
            <text:p>90099</text:p>
          </table:table-cell>
          <table:table-cell table:formula="of:=[.Q18]-[.P18]" office:value-type="float" office:value="60116" calcext:value-type="float">
            <text:p>60116</text:p>
          </table:table-cell>
          <table:table-cell table:formula="of:=[.S18]-[.R18]" office:value-type="float" office:value="90126" calcext:value-type="float">
            <text:p>90126</text:p>
          </table:table-cell>
          <table:table-cell table:formula="of:=[.U18]-[.T18]" office:value-type="float" office:value="60101" calcext:value-type="float">
            <text:p>60101</text:p>
          </table:table-cell>
          <table:table-cell table:formula="of:=[.W18]-[.V18]" office:value-type="float" office:value="120112" calcext:value-type="float">
            <text:p>120112</text:p>
          </table:table-cell>
          <table:table-cell table:formula="of:=[.X18]-[.C18]" office:value-type="float" office:value="991562" calcext:value-type="float">
            <text:p>991562</text:p>
          </table:table-cell>
          <table:table-cell table:formula="of:=[.AA18]-[.Y18]" office:value-type="float" office:value="122" calcext:value-type="float">
            <text:p>122</text:p>
          </table:table-cell>
          <table:table-cell table:formula="of:=[.AB18]-[.Y18]" office:value-type="float" office:value="66" calcext:value-type="float">
            <text:p>66</text:p>
          </table:table-cell>
          <table:table-cell table:formula="of:=[.AC18]-[.Z18]" office:value-type="float" office:value="22885" calcext:value-type="float">
            <text:p>22885</text:p>
          </table:table-cell>
        </table:table-row>
        <table:table-row table:style-name="ro1">
          <table:table-cell table:number-columns-repeated="3" office:value-type="float" office:value="1626525382197" calcext:value-type="float">
            <text:p>1626525382197</text:p>
          </table:table-cell>
          <table:table-cell office:value-type="float" office:value="1626525382549" calcext:value-type="float">
            <text:p>1626525382549</text:p>
          </table:table-cell>
          <table:table-cell office:value-type="float" office:value="1626525382623" calcext:value-type="float">
            <text:p>1626525382623</text:p>
          </table:table-cell>
          <table:table-cell office:value-type="float" office:value="1626525382394" calcext:value-type="float">
            <text:p>1626525382394</text:p>
          </table:table-cell>
          <table:table-cell office:value-type="float" office:value="1626525382470" calcext:value-type="float">
            <text:p>1626525382470</text:p>
          </table:table-cell>
          <table:table-cell office:value-type="float" office:value="1626525689180" calcext:value-type="float">
            <text:p>1626525689180</text:p>
          </table:table-cell>
          <table:table-cell office:value-type="float" office:value="1626525749267" calcext:value-type="float">
            <text:p>1626525749267</text:p>
          </table:table-cell>
          <table:table-cell office:value-type="float" office:value="1626525809463" calcext:value-type="float">
            <text:p>1626525809463</text:p>
          </table:table-cell>
          <table:table-cell office:value-type="float" office:value="1626525989604" calcext:value-type="float">
            <text:p>1626525989604</text:p>
          </table:table-cell>
          <table:table-cell office:value-type="float" office:value="1626525749289" calcext:value-type="float">
            <text:p>1626525749289</text:p>
          </table:table-cell>
          <table:table-cell office:value-type="float" office:value="1626525809393" calcext:value-type="float">
            <text:p>1626525809393</text:p>
          </table:table-cell>
          <table:table-cell office:value-type="float" office:value="1626525989635" calcext:value-type="float">
            <text:p>1626525989635</text:p>
          </table:table-cell>
          <table:table-cell office:value-type="float" office:value="1626526109743" calcext:value-type="float">
            <text:p>1626526109743</text:p>
          </table:table-cell>
          <table:table-cell office:value-type="float" office:value="1626526320190" calcext:value-type="float">
            <text:p>1626526320190</text:p>
          </table:table-cell>
          <table:table-cell office:value-type="float" office:value="1626526380314" calcext:value-type="float">
            <text:p>1626526380314</text:p>
          </table:table-cell>
          <table:table-cell office:value-type="float" office:value="1626526109835" calcext:value-type="float">
            <text:p>1626526109835</text:p>
          </table:table-cell>
          <table:table-cell office:value-type="float" office:value="1626526199959" calcext:value-type="float">
            <text:p>1626526199959</text:p>
          </table:table-cell>
          <table:table-cell office:value-type="float" office:value="1626526380321" calcext:value-type="float">
            <text:p>1626526380321</text:p>
          </table:table-cell>
          <table:table-cell office:value-type="float" office:value="1626526440409" calcext:value-type="float">
            <text:p>1626526440409</text:p>
          </table:table-cell>
          <table:table-cell office:value-type="float" office:value="1626526199971" calcext:value-type="float">
            <text:p>1626526199971</text:p>
          </table:table-cell>
          <table:table-cell office:value-type="float" office:value="1626526320090" calcext:value-type="float">
            <text:p>1626526320090</text:p>
          </table:table-cell>
          <table:table-cell office:value-type="float" office:value="1626526440547" calcext:value-type="float">
            <text:p>1626526440547</text:p>
          </table:table-cell>
          <table:table-cell table:number-columns-repeated="2" office:value-type="float" office:value="1626526446350" calcext:value-type="float">
            <text:p>1626526446350</text:p>
          </table:table-cell>
          <table:table-cell office:value-type="float" office:value="1626526446480" calcext:value-type="float">
            <text:p>1626526446480</text:p>
          </table:table-cell>
          <table:table-cell office:value-type="float" office:value="1626526446418" calcext:value-type="float">
            <text:p>1626526446418</text:p>
          </table:table-cell>
          <table:table-cell office:value-type="float" office:value="1626526469897" calcext:value-type="float">
            <text:p>1626526469897</text:p>
          </table:table-cell>
          <table:table-cell/>
          <table:table-cell table:formula="of:=[.D19]-[.A19]" office:value-type="float" office:value="352" calcext:value-type="float">
            <text:p>352</text:p>
          </table:table-cell>
          <table:table-cell table:formula="of:=[.F19]-[.A19]" office:value-type="float" office:value="197" calcext:value-type="float">
            <text:p>197</text:p>
          </table:table-cell>
          <table:table-cell table:formula="of:=[.E19]-[.B19]" office:value-type="float" office:value="426" calcext:value-type="float">
            <text:p>426</text:p>
          </table:table-cell>
          <table:table-cell table:formula="of:=[.G19]-[.B19]" office:value-type="float" office:value="273" calcext:value-type="float">
            <text:p>273</text:p>
          </table:table-cell>
          <table:table-cell table:formula="of:=[.I19]-[.H19]" office:value-type="float" office:value="60087" calcext:value-type="float">
            <text:p>60087</text:p>
          </table:table-cell>
          <table:table-cell table:formula="of:=[.K19]-[.J19]" office:value-type="float" office:value="180141" calcext:value-type="float">
            <text:p>180141</text:p>
          </table:table-cell>
          <table:table-cell table:formula="of:=[.M19]-[.L19]" office:value-type="float" office:value="60104" calcext:value-type="float">
            <text:p>60104</text:p>
          </table:table-cell>
          <table:table-cell table:formula="of:=[.O19]-[.N19]" office:value-type="float" office:value="120108" calcext:value-type="float">
            <text:p>120108</text:p>
          </table:table-cell>
          <table:table-cell table:formula="of:=[.Q19]-[.P19]" office:value-type="float" office:value="60124" calcext:value-type="float">
            <text:p>60124</text:p>
          </table:table-cell>
          <table:table-cell table:formula="of:=[.S19]-[.R19]" office:value-type="float" office:value="90124" calcext:value-type="float">
            <text:p>90124</text:p>
          </table:table-cell>
          <table:table-cell table:formula="of:=[.U19]-[.T19]" office:value-type="float" office:value="60088" calcext:value-type="float">
            <text:p>60088</text:p>
          </table:table-cell>
          <table:table-cell table:formula="of:=[.W19]-[.V19]" office:value-type="float" office:value="120119" calcext:value-type="float">
            <text:p>120119</text:p>
          </table:table-cell>
          <table:table-cell table:formula="of:=[.X19]-[.C19]" office:value-type="float" office:value="1058350" calcext:value-type="float">
            <text:p>1058350</text:p>
          </table:table-cell>
          <table:table-cell table:formula="of:=[.AA19]-[.Y19]" office:value-type="float" office:value="130" calcext:value-type="float">
            <text:p>130</text:p>
          </table:table-cell>
          <table:table-cell table:formula="of:=[.AB19]-[.Y19]" office:value-type="float" office:value="68" calcext:value-type="float">
            <text:p>68</text:p>
          </table:table-cell>
          <table:table-cell table:formula="of:=[.AC19]-[.Z19]" office:value-type="float" office:value="23547" calcext:value-type="float">
            <text:p>23547</text:p>
          </table:table-cell>
        </table:table-row>
        <table:table-row table:style-name="ro1">
          <table:table-cell table:number-columns-repeated="3" office:value-type="float" office:value="1626526649236" calcext:value-type="float">
            <text:p>1626526649236</text:p>
          </table:table-cell>
          <table:table-cell office:value-type="float" office:value="1626526649947" calcext:value-type="float">
            <text:p>1626526649947</text:p>
          </table:table-cell>
          <table:table-cell office:value-type="float" office:value="1626526650019" calcext:value-type="float">
            <text:p>1626526650019</text:p>
          </table:table-cell>
          <table:table-cell office:value-type="float" office:value="1626526649795" calcext:value-type="float">
            <text:p>1626526649795</text:p>
          </table:table-cell>
          <table:table-cell office:value-type="float" office:value="1626526649872" calcext:value-type="float">
            <text:p>1626526649872</text:p>
          </table:table-cell>
          <table:table-cell office:value-type="float" office:value="1626526904372" calcext:value-type="float">
            <text:p>1626526904372</text:p>
          </table:table-cell>
          <table:table-cell office:value-type="float" office:value="1626526964451" calcext:value-type="float">
            <text:p>1626526964451</text:p>
          </table:table-cell>
          <table:table-cell office:value-type="float" office:value="1626527024681" calcext:value-type="float">
            <text:p>1626527024681</text:p>
          </table:table-cell>
          <table:table-cell office:value-type="float" office:value="1626527204835" calcext:value-type="float">
            <text:p>1626527204835</text:p>
          </table:table-cell>
          <table:table-cell office:value-type="float" office:value="1626526964485" calcext:value-type="float">
            <text:p>1626526964485</text:p>
          </table:table-cell>
          <table:table-cell office:value-type="float" office:value="1626527024572" calcext:value-type="float">
            <text:p>1626527024572</text:p>
          </table:table-cell>
          <table:table-cell office:value-type="float" office:value="1626527204865" calcext:value-type="float">
            <text:p>1626527204865</text:p>
          </table:table-cell>
          <table:table-cell office:value-type="float" office:value="1626527324998" calcext:value-type="float">
            <text:p>1626527324998</text:p>
          </table:table-cell>
          <table:table-cell office:value-type="float" office:value="1626527535466" calcext:value-type="float">
            <text:p>1626527535466</text:p>
          </table:table-cell>
          <table:table-cell office:value-type="float" office:value="1626527595589" calcext:value-type="float">
            <text:p>1626527595589</text:p>
          </table:table-cell>
          <table:table-cell office:value-type="float" office:value="1626527325098" calcext:value-type="float">
            <text:p>1626527325098</text:p>
          </table:table-cell>
          <table:table-cell office:value-type="float" office:value="1626527415232" calcext:value-type="float">
            <text:p>1626527415232</text:p>
          </table:table-cell>
          <table:table-cell office:value-type="float" office:value="1626527595597" calcext:value-type="float">
            <text:p>1626527595597</text:p>
          </table:table-cell>
          <table:table-cell office:value-type="float" office:value="1626527655678" calcext:value-type="float">
            <text:p>1626527655678</text:p>
          </table:table-cell>
          <table:table-cell office:value-type="float" office:value="1626527415244" calcext:value-type="float">
            <text:p>1626527415244</text:p>
          </table:table-cell>
          <table:table-cell office:value-type="float" office:value="1626527535362" calcext:value-type="float">
            <text:p>1626527535362</text:p>
          </table:table-cell>
          <table:table-cell office:value-type="float" office:value="1626527655815" calcext:value-type="float">
            <text:p>1626527655815</text:p>
          </table:table-cell>
          <table:table-cell table:number-columns-repeated="2" office:value-type="float" office:value="1626527660779" calcext:value-type="float">
            <text:p>1626527660779</text:p>
          </table:table-cell>
          <table:table-cell office:value-type="float" office:value="1626527660897" calcext:value-type="float">
            <text:p>1626527660897</text:p>
          </table:table-cell>
          <table:table-cell office:value-type="float" office:value="1626527660838" calcext:value-type="float">
            <text:p>1626527660838</text:p>
          </table:table-cell>
          <table:table-cell office:value-type="float" office:value="1626527745138" calcext:value-type="float">
            <text:p>1626527745138</text:p>
          </table:table-cell>
          <table:table-cell/>
          <table:table-cell table:formula="of:=[.D20]-[.A20]" office:value-type="float" office:value="711" calcext:value-type="float">
            <text:p>711</text:p>
          </table:table-cell>
          <table:table-cell table:formula="of:=[.F20]-[.A20]" office:value-type="float" office:value="559" calcext:value-type="float">
            <text:p>559</text:p>
          </table:table-cell>
          <table:table-cell table:formula="of:=[.E20]-[.B20]" office:value-type="float" office:value="783" calcext:value-type="float">
            <text:p>783</text:p>
          </table:table-cell>
          <table:table-cell table:formula="of:=[.G20]-[.B20]" office:value-type="float" office:value="636" calcext:value-type="float">
            <text:p>636</text:p>
          </table:table-cell>
          <table:table-cell table:formula="of:=[.I20]-[.H20]" office:value-type="float" office:value="60079" calcext:value-type="float">
            <text:p>60079</text:p>
          </table:table-cell>
          <table:table-cell table:formula="of:=[.K20]-[.J20]" office:value-type="float" office:value="180154" calcext:value-type="float">
            <text:p>180154</text:p>
          </table:table-cell>
          <table:table-cell table:formula="of:=[.M20]-[.L20]" office:value-type="float" office:value="60087" calcext:value-type="float">
            <text:p>60087</text:p>
          </table:table-cell>
          <table:table-cell table:formula="of:=[.O20]-[.N20]" office:value-type="float" office:value="120133" calcext:value-type="float">
            <text:p>120133</text:p>
          </table:table-cell>
          <table:table-cell table:formula="of:=[.Q20]-[.P20]" office:value-type="float" office:value="60123" calcext:value-type="float">
            <text:p>60123</text:p>
          </table:table-cell>
          <table:table-cell table:formula="of:=[.S20]-[.R20]" office:value-type="float" office:value="90134" calcext:value-type="float">
            <text:p>90134</text:p>
          </table:table-cell>
          <table:table-cell table:formula="of:=[.U20]-[.T20]" office:value-type="float" office:value="60081" calcext:value-type="float">
            <text:p>60081</text:p>
          </table:table-cell>
          <table:table-cell table:formula="of:=[.W20]-[.V20]" office:value-type="float" office:value="120118" calcext:value-type="float">
            <text:p>120118</text:p>
          </table:table-cell>
          <table:table-cell table:formula="of:=[.X20]-[.C20]" office:value-type="float" office:value="1006579" calcext:value-type="float">
            <text:p>1006579</text:p>
          </table:table-cell>
          <table:table-cell table:formula="of:=[.AA20]-[.Y20]" office:value-type="float" office:value="118" calcext:value-type="float">
            <text:p>118</text:p>
          </table:table-cell>
          <table:table-cell table:formula="of:=[.AB20]-[.Y20]" office:value-type="float" office:value="59" calcext:value-type="float">
            <text:p>59</text:p>
          </table:table-cell>
          <table:table-cell table:formula="of:=[.AC20]-[.Z20]" office:value-type="float" office:value="84359" calcext:value-type="float">
            <text:p>84359</text:p>
          </table:table-cell>
        </table:table-row>
        <table:table-row table:style-name="ro1">
          <table:table-cell table:number-columns-repeated="3" office:value-type="float" office:value="1626527801849" calcext:value-type="float">
            <text:p>1626527801849</text:p>
          </table:table-cell>
          <table:table-cell office:value-type="float" office:value="1626527802246" calcext:value-type="float">
            <text:p>1626527802246</text:p>
          </table:table-cell>
          <table:table-cell office:value-type="float" office:value="1626527802320" calcext:value-type="float">
            <text:p>1626527802320</text:p>
          </table:table-cell>
          <table:table-cell office:value-type="float" office:value="1626527802058" calcext:value-type="float">
            <text:p>1626527802058</text:p>
          </table:table-cell>
          <table:table-cell office:value-type="float" office:value="1626527802136" calcext:value-type="float">
            <text:p>1626527802136</text:p>
          </table:table-cell>
          <table:table-cell office:value-type="float" office:value="1626528405512" calcext:value-type="float">
            <text:p>1626528405512</text:p>
          </table:table-cell>
          <table:table-cell office:value-type="float" office:value="1626528465597" calcext:value-type="float">
            <text:p>1626528465597</text:p>
          </table:table-cell>
          <table:table-cell office:value-type="float" office:value="1626528105093" calcext:value-type="float">
            <text:p>1626528105093</text:p>
          </table:table-cell>
          <table:table-cell office:value-type="float" office:value="1626528315266" calcext:value-type="float">
            <text:p>1626528315266</text:p>
          </table:table-cell>
          <table:table-cell office:value-type="float" office:value="1626528465625" calcext:value-type="float">
            <text:p>1626528465625</text:p>
          </table:table-cell>
          <table:table-cell office:value-type="float" office:value="1626528555712" calcext:value-type="float">
            <text:p>1626528555712</text:p>
          </table:table-cell>
          <table:table-cell office:value-type="float" office:value="1626528315300" calcext:value-type="float">
            <text:p>1626528315300</text:p>
          </table:table-cell>
          <table:table-cell office:value-type="float" office:value="1626528405441" calcext:value-type="float">
            <text:p>1626528405441</text:p>
          </table:table-cell>
          <table:table-cell office:value-type="float" office:value="1626528555804" calcext:value-type="float">
            <text:p>1626528555804</text:p>
          </table:table-cell>
          <table:table-cell office:value-type="float" office:value="1626528645931" calcext:value-type="float">
            <text:p>1626528645931</text:p>
          </table:table-cell>
          <table:table-cell office:value-type="float" office:value="1626528706136" calcext:value-type="float">
            <text:p>1626528706136</text:p>
          </table:table-cell>
          <table:table-cell office:value-type="float" office:value="1626528796280" calcext:value-type="float">
            <text:p>1626528796280</text:p>
          </table:table-cell>
          <table:table-cell office:value-type="float" office:value="1626528645943" calcext:value-type="float">
            <text:p>1626528645943</text:p>
          </table:table-cell>
          <table:table-cell office:value-type="float" office:value="1626528706029" calcext:value-type="float">
            <text:p>1626528706029</text:p>
          </table:table-cell>
          <table:table-cell office:value-type="float" office:value="1626528796292" calcext:value-type="float">
            <text:p>1626528796292</text:p>
          </table:table-cell>
          <table:table-cell office:value-type="float" office:value="1626528946460" calcext:value-type="float">
            <text:p>1626528946460</text:p>
          </table:table-cell>
          <table:table-cell office:value-type="float" office:value="1626528946583" calcext:value-type="float">
            <text:p>1626528946583</text:p>
          </table:table-cell>
          <table:table-cell table:number-columns-repeated="2" office:value-type="float" office:value="1626528955083" calcext:value-type="float">
            <text:p>1626528955083</text:p>
          </table:table-cell>
          <table:table-cell office:value-type="float" office:value="1626528955225" calcext:value-type="float">
            <text:p>1626528955225</text:p>
          </table:table-cell>
          <table:table-cell office:value-type="float" office:value="1626528955132" calcext:value-type="float">
            <text:p>1626528955132</text:p>
          </table:table-cell>
          <table:table-cell office:value-type="float" office:value="1626528975873" calcext:value-type="float">
            <text:p>1626528975873</text:p>
          </table:table-cell>
          <table:table-cell/>
          <table:table-cell table:formula="of:=[.D21]-[.A21]" office:value-type="float" office:value="397" calcext:value-type="float">
            <text:p>397</text:p>
          </table:table-cell>
          <table:table-cell table:formula="of:=[.F21]-[.A21]" office:value-type="float" office:value="209" calcext:value-type="float">
            <text:p>209</text:p>
          </table:table-cell>
          <table:table-cell table:formula="of:=[.E21]-[.B21]" office:value-type="float" office:value="471" calcext:value-type="float">
            <text:p>471</text:p>
          </table:table-cell>
          <table:table-cell table:formula="of:=[.G21]-[.B21]" office:value-type="float" office:value="287" calcext:value-type="float">
            <text:p>287</text:p>
          </table:table-cell>
          <table:table-cell table:formula="of:=[.I21]-[.H21]" office:value-type="float" office:value="60085" calcext:value-type="float">
            <text:p>60085</text:p>
          </table:table-cell>
          <table:table-cell table:formula="of:=[.K21]-[.J21]" office:value-type="float" office:value="210173" calcext:value-type="float">
            <text:p>210173</text:p>
          </table:table-cell>
          <table:table-cell table:formula="of:=[.M21]-[.L21]" office:value-type="float" office:value="90087" calcext:value-type="float">
            <text:p>90087</text:p>
          </table:table-cell>
          <table:table-cell table:formula="of:=[.O21]-[.N21]" office:value-type="float" office:value="90141" calcext:value-type="float">
            <text:p>90141</text:p>
          </table:table-cell>
          <table:table-cell table:formula="of:=[.Q21]-[.P21]" office:value-type="float" office:value="90127" calcext:value-type="float">
            <text:p>90127</text:p>
          </table:table-cell>
          <table:table-cell table:formula="of:=[.S21]-[.R21]" office:value-type="float" office:value="90144" calcext:value-type="float">
            <text:p>90144</text:p>
          </table:table-cell>
          <table:table-cell table:formula="of:=[.U21]-[.T21]" office:value-type="float" office:value="60086" calcext:value-type="float">
            <text:p>60086</text:p>
          </table:table-cell>
          <table:table-cell table:formula="of:=[.W21]-[.V21]" office:value-type="float" office:value="150168" calcext:value-type="float">
            <text:p>150168</text:p>
          </table:table-cell>
          <table:table-cell table:formula="of:=[.X21]-[.C21]" office:value-type="float" office:value="1144734" calcext:value-type="float">
            <text:p>1144734</text:p>
          </table:table-cell>
          <table:table-cell table:formula="of:=[.AA21]-[.Y21]" office:value-type="float" office:value="142" calcext:value-type="float">
            <text:p>142</text:p>
          </table:table-cell>
          <table:table-cell table:formula="of:=[.AB21]-[.Y21]" office:value-type="float" office:value="49" calcext:value-type="float">
            <text:p>49</text:p>
          </table:table-cell>
          <table:table-cell table:formula="of:=[.AC21]-[.Z21]" office:value-type="float" office:value="20790" calcext:value-type="float">
            <text:p>20790</text:p>
          </table:table-cell>
        </table:table-row>
        <table:table-row table:style-name="ro1">
          <table:table-cell table:number-columns-repeated="3" office:value-type="float" office:value="1626529097457" calcext:value-type="float">
            <text:p>1626529097457</text:p>
          </table:table-cell>
          <table:table-cell office:value-type="float" office:value="1626529098118" calcext:value-type="float">
            <text:p>1626529098118</text:p>
          </table:table-cell>
          <table:table-cell office:value-type="float" office:value="1626529098188" calcext:value-type="float">
            <text:p>1626529098188</text:p>
          </table:table-cell>
          <table:table-cell office:value-type="float" office:value="1626529097964" calcext:value-type="float">
            <text:p>1626529097964</text:p>
          </table:table-cell>
          <table:table-cell office:value-type="float" office:value="1626529098044" calcext:value-type="float">
            <text:p>1626529098044</text:p>
          </table:table-cell>
          <table:table-cell office:value-type="float" office:value="1626529642532" calcext:value-type="float">
            <text:p>1626529642532</text:p>
          </table:table-cell>
          <table:table-cell office:value-type="float" office:value="1626529822669" calcext:value-type="float">
            <text:p>1626529822669</text:p>
          </table:table-cell>
          <table:table-cell office:value-type="float" office:value="1626529372102" calcext:value-type="float">
            <text:p>1626529372102</text:p>
          </table:table-cell>
          <table:table-cell office:value-type="float" office:value="1626529552269" calcext:value-type="float">
            <text:p>1626529552269</text:p>
          </table:table-cell>
          <table:table-cell office:value-type="float" office:value="1626529822701" calcext:value-type="float">
            <text:p>1626529822701</text:p>
          </table:table-cell>
          <table:table-cell office:value-type="float" office:value="1626529882785" calcext:value-type="float">
            <text:p>1626529882785</text:p>
          </table:table-cell>
          <table:table-cell office:value-type="float" office:value="1626529552305" calcext:value-type="float">
            <text:p>1626529552305</text:p>
          </table:table-cell>
          <table:table-cell office:value-type="float" office:value="1626529642409" calcext:value-type="float">
            <text:p>1626529642409</text:p>
          </table:table-cell>
          <table:table-cell office:value-type="float" office:value="1626529882893" calcext:value-type="float">
            <text:p>1626529882893</text:p>
          </table:table-cell>
          <table:table-cell office:value-type="float" office:value="1626529943035" calcext:value-type="float">
            <text:p>1626529943035</text:p>
          </table:table-cell>
          <table:table-cell office:value-type="float" office:value="1626530093329" calcext:value-type="float">
            <text:p>1626530093329</text:p>
          </table:table-cell>
          <table:table-cell office:value-type="float" office:value="1626530183454" calcext:value-type="float">
            <text:p>1626530183454</text:p>
          </table:table-cell>
          <table:table-cell office:value-type="float" office:value="1626529943046" calcext:value-type="float">
            <text:p>1626529943046</text:p>
          </table:table-cell>
          <table:table-cell office:value-type="float" office:value="1626530093217" calcext:value-type="float">
            <text:p>1626530093217</text:p>
          </table:table-cell>
          <table:table-cell office:value-type="float" office:value="1626530183465" calcext:value-type="float">
            <text:p>1626530183465</text:p>
          </table:table-cell>
          <table:table-cell office:value-type="float" office:value="1626530303606" calcext:value-type="float">
            <text:p>1626530303606</text:p>
          </table:table-cell>
          <table:table-cell office:value-type="float" office:value="1626530303775" calcext:value-type="float">
            <text:p>1626530303775</text:p>
          </table:table-cell>
          <table:table-cell table:number-columns-repeated="2" office:value-type="float" office:value="1626530307090" calcext:value-type="float">
            <text:p>1626530307090</text:p>
          </table:table-cell>
          <table:table-cell office:value-type="float" office:value="1626530307154" calcext:value-type="float">
            <text:p>1626530307154</text:p>
          </table:table-cell>
          <table:table-cell office:value-type="float" office:value="1626530307204" calcext:value-type="float">
            <text:p>1626530307204</text:p>
          </table:table-cell>
          <table:table-cell office:value-type="float" office:value="1626530362983" calcext:value-type="float">
            <text:p>1626530362983</text:p>
          </table:table-cell>
          <table:table-cell/>
          <table:table-cell table:formula="of:=[.D22]-[.A22]" office:value-type="float" office:value="661" calcext:value-type="float">
            <text:p>661</text:p>
          </table:table-cell>
          <table:table-cell table:formula="of:=[.F22]-[.A22]" office:value-type="float" office:value="507" calcext:value-type="float">
            <text:p>507</text:p>
          </table:table-cell>
          <table:table-cell table:formula="of:=[.E22]-[.B22]" office:value-type="float" office:value="731" calcext:value-type="float">
            <text:p>731</text:p>
          </table:table-cell>
          <table:table-cell table:formula="of:=[.G22]-[.B22]" office:value-type="float" office:value="587" calcext:value-type="float">
            <text:p>587</text:p>
          </table:table-cell>
          <table:table-cell table:formula="of:=[.I22]-[.H22]" office:value-type="float" office:value="180137" calcext:value-type="float">
            <text:p>180137</text:p>
          </table:table-cell>
          <table:table-cell table:formula="of:=[.K22]-[.J22]" office:value-type="float" office:value="180167" calcext:value-type="float">
            <text:p>180167</text:p>
          </table:table-cell>
          <table:table-cell table:formula="of:=[.M22]-[.L22]" office:value-type="float" office:value="60084" calcext:value-type="float">
            <text:p>60084</text:p>
          </table:table-cell>
          <table:table-cell table:formula="of:=[.O22]-[.N22]" office:value-type="float" office:value="90104" calcext:value-type="float">
            <text:p>90104</text:p>
          </table:table-cell>
          <table:table-cell table:formula="of:=[.Q22]-[.P22]" office:value-type="float" office:value="60142" calcext:value-type="float">
            <text:p>60142</text:p>
          </table:table-cell>
          <table:table-cell table:formula="of:=[.S22]-[.R22]" office:value-type="float" office:value="90125" calcext:value-type="float">
            <text:p>90125</text:p>
          </table:table-cell>
          <table:table-cell table:formula="of:=[.U22]-[.T22]" office:value-type="float" office:value="150171" calcext:value-type="float">
            <text:p>150171</text:p>
          </table:table-cell>
          <table:table-cell table:formula="of:=[.W22]-[.V22]" office:value-type="float" office:value="120141" calcext:value-type="float">
            <text:p>120141</text:p>
          </table:table-cell>
          <table:table-cell table:formula="of:=[.X22]-[.C22]" office:value-type="float" office:value="1206318" calcext:value-type="float">
            <text:p>1206318</text:p>
          </table:table-cell>
          <table:table-cell table:formula="of:=[.AA22]-[.Y22]" office:value-type="float" office:value="64" calcext:value-type="float">
            <text:p>64</text:p>
          </table:table-cell>
          <table:table-cell table:formula="of:=[.AB22]-[.Y22]" office:value-type="float" office:value="114" calcext:value-type="float">
            <text:p>114</text:p>
          </table:table-cell>
          <table:table-cell table:formula="of:=[.AC22]-[.Z22]" office:value-type="float" office:value="55893" calcext:value-type="float">
            <text:p>55893</text:p>
          </table:table-cell>
        </table:table-row>
        <table:table-row table:style-name="ro1">
          <table:table-cell table:number-columns-repeated="3" office:value-type="float" office:value="1626530384697" calcext:value-type="float">
            <text:p>1626530384697</text:p>
          </table:table-cell>
          <table:table-cell office:value-type="float" office:value="1626530385086" calcext:value-type="float">
            <text:p>1626530385086</text:p>
          </table:table-cell>
          <table:table-cell office:value-type="float" office:value="1626530385150" calcext:value-type="float">
            <text:p>1626530385150</text:p>
          </table:table-cell>
          <table:table-cell office:value-type="float" office:value="1626530384944" calcext:value-type="float">
            <text:p>1626530384944</text:p>
          </table:table-cell>
          <table:table-cell office:value-type="float" office:value="1626530385015" calcext:value-type="float">
            <text:p>1626530385015</text:p>
          </table:table-cell>
          <table:table-cell office:value-type="float" office:value="1626530722884" calcext:value-type="float">
            <text:p>1626530722884</text:p>
          </table:table-cell>
          <table:table-cell office:value-type="float" office:value="1626530782967" calcext:value-type="float">
            <text:p>1626530782967</text:p>
          </table:table-cell>
          <table:table-cell office:value-type="float" office:value="1626530873169" calcext:value-type="float">
            <text:p>1626530873169</text:p>
          </table:table-cell>
          <table:table-cell office:value-type="float" office:value="1626531113354" calcext:value-type="float">
            <text:p>1626531113354</text:p>
          </table:table-cell>
          <table:table-cell office:value-type="float" office:value="1626530782990" calcext:value-type="float">
            <text:p>1626530782990</text:p>
          </table:table-cell>
          <table:table-cell office:value-type="float" office:value="1626530873084" calcext:value-type="float">
            <text:p>1626530873084</text:p>
          </table:table-cell>
          <table:table-cell office:value-type="float" office:value="1626531113386" calcext:value-type="float">
            <text:p>1626531113386</text:p>
          </table:table-cell>
          <table:table-cell office:value-type="float" office:value="1626531203496" calcext:value-type="float">
            <text:p>1626531203496</text:p>
          </table:table-cell>
          <table:table-cell office:value-type="float" office:value="1626531474011" calcext:value-type="float">
            <text:p>1626531474011</text:p>
          </table:table-cell>
          <table:table-cell office:value-type="float" office:value="1626531564142" calcext:value-type="float">
            <text:p>1626531564142</text:p>
          </table:table-cell>
          <table:table-cell office:value-type="float" office:value="1626531203591" calcext:value-type="float">
            <text:p>1626531203591</text:p>
          </table:table-cell>
          <table:table-cell office:value-type="float" office:value="1626531293749" calcext:value-type="float">
            <text:p>1626531293749</text:p>
          </table:table-cell>
          <table:table-cell office:value-type="float" office:value="1626531564156" calcext:value-type="float">
            <text:p>1626531564156</text:p>
          </table:table-cell>
          <table:table-cell office:value-type="float" office:value="1626531624235" calcext:value-type="float">
            <text:p>1626531624235</text:p>
          </table:table-cell>
          <table:table-cell office:value-type="float" office:value="1626531293762" calcext:value-type="float">
            <text:p>1626531293762</text:p>
          </table:table-cell>
          <table:table-cell office:value-type="float" office:value="1626531473917" calcext:value-type="float">
            <text:p>1626531473917</text:p>
          </table:table-cell>
          <table:table-cell office:value-type="float" office:value="1626531624348" calcext:value-type="float">
            <text:p>1626531624348</text:p>
          </table:table-cell>
          <table:table-cell table:number-columns-repeated="2" office:value-type="float" office:value="1626531667544" calcext:value-type="float">
            <text:p>1626531667544</text:p>
          </table:table-cell>
          <table:table-cell office:value-type="float" office:value="1626531667673" calcext:value-type="float">
            <text:p>1626531667673</text:p>
          </table:table-cell>
          <table:table-cell office:value-type="float" office:value="1626531667614" calcext:value-type="float">
            <text:p>1626531667614</text:p>
          </table:table-cell>
          <table:table-cell office:value-type="float" office:value="1626531743645" calcext:value-type="float">
            <text:p>1626531743645</text:p>
          </table:table-cell>
          <table:table-cell/>
          <table:table-cell table:formula="of:=[.D23]-[.A23]" office:value-type="float" office:value="389" calcext:value-type="float">
            <text:p>389</text:p>
          </table:table-cell>
          <table:table-cell table:formula="of:=[.F23]-[.A23]" office:value-type="float" office:value="247" calcext:value-type="float">
            <text:p>247</text:p>
          </table:table-cell>
          <table:table-cell table:formula="of:=[.E23]-[.B23]" office:value-type="float" office:value="453" calcext:value-type="float">
            <text:p>453</text:p>
          </table:table-cell>
          <table:table-cell table:formula="of:=[.G23]-[.B23]" office:value-type="float" office:value="318" calcext:value-type="float">
            <text:p>318</text:p>
          </table:table-cell>
          <table:table-cell table:formula="of:=[.I23]-[.H23]" office:value-type="float" office:value="60083" calcext:value-type="float">
            <text:p>60083</text:p>
          </table:table-cell>
          <table:table-cell table:formula="of:=[.K23]-[.J23]" office:value-type="float" office:value="240185" calcext:value-type="float">
            <text:p>240185</text:p>
          </table:table-cell>
          <table:table-cell table:formula="of:=[.M23]-[.L23]" office:value-type="float" office:value="90094" calcext:value-type="float">
            <text:p>90094</text:p>
          </table:table-cell>
          <table:table-cell table:formula="of:=[.O23]-[.N23]" office:value-type="float" office:value="90110" calcext:value-type="float">
            <text:p>90110</text:p>
          </table:table-cell>
          <table:table-cell table:formula="of:=[.Q23]-[.P23]" office:value-type="float" office:value="90131" calcext:value-type="float">
            <text:p>90131</text:p>
          </table:table-cell>
          <table:table-cell table:formula="of:=[.S23]-[.R23]" office:value-type="float" office:value="90158" calcext:value-type="float">
            <text:p>90158</text:p>
          </table:table-cell>
          <table:table-cell table:formula="of:=[.U23]-[.T23]" office:value-type="float" office:value="60079" calcext:value-type="float">
            <text:p>60079</text:p>
          </table:table-cell>
          <table:table-cell table:formula="of:=[.W23]-[.V23]" office:value-type="float" office:value="180155" calcext:value-type="float">
            <text:p>180155</text:p>
          </table:table-cell>
          <table:table-cell table:formula="of:=[.X23]-[.C23]" office:value-type="float" office:value="1239651" calcext:value-type="float">
            <text:p>1239651</text:p>
          </table:table-cell>
          <table:table-cell table:formula="of:=[.AA23]-[.Y23]" office:value-type="float" office:value="129" calcext:value-type="float">
            <text:p>129</text:p>
          </table:table-cell>
          <table:table-cell table:formula="of:=[.AB23]-[.Y23]" office:value-type="float" office:value="70" calcext:value-type="float">
            <text:p>70</text:p>
          </table:table-cell>
          <table:table-cell table:formula="of:=[.AC23]-[.Z23]" office:value-type="float" office:value="76101" calcext:value-type="float">
            <text:p>76101</text:p>
          </table:table-cell>
        </table:table-row>
        <table:table-row table:style-name="ro1">
          <table:table-cell table:number-columns-repeated="3" office:value-type="float" office:value="1626531846335" calcext:value-type="float">
            <text:p>1626531846335</text:p>
          </table:table-cell>
          <table:table-cell office:value-type="float" office:value="1626531846974" calcext:value-type="float">
            <text:p>1626531846974</text:p>
          </table:table-cell>
          <table:table-cell office:value-type="float" office:value="1626531847063" calcext:value-type="float">
            <text:p>1626531847063</text:p>
          </table:table-cell>
          <table:table-cell office:value-type="float" office:value="1626531846811" calcext:value-type="float">
            <text:p>1626531846811</text:p>
          </table:table-cell>
          <table:table-cell office:value-type="float" office:value="1626531846885" calcext:value-type="float">
            <text:p>1626531846885</text:p>
          </table:table-cell>
          <table:table-cell office:value-type="float" office:value="1626532154827" calcext:value-type="float">
            <text:p>1626532154827</text:p>
          </table:table-cell>
          <table:table-cell office:value-type="float" office:value="1626532214931" calcext:value-type="float">
            <text:p>1626532214931</text:p>
          </table:table-cell>
          <table:table-cell office:value-type="float" office:value="1626532275134" calcext:value-type="float">
            <text:p>1626532275134</text:p>
          </table:table-cell>
          <table:table-cell office:value-type="float" office:value="1626532455269" calcext:value-type="float">
            <text:p>1626532455269</text:p>
          </table:table-cell>
          <table:table-cell office:value-type="float" office:value="1626532214961" calcext:value-type="float">
            <text:p>1626532214961</text:p>
          </table:table-cell>
          <table:table-cell office:value-type="float" office:value="1626532275040" calcext:value-type="float">
            <text:p>1626532275040</text:p>
          </table:table-cell>
          <table:table-cell office:value-type="float" office:value="1626532455300" calcext:value-type="float">
            <text:p>1626532455300</text:p>
          </table:table-cell>
          <table:table-cell office:value-type="float" office:value="1626532575439" calcext:value-type="float">
            <text:p>1626532575439</text:p>
          </table:table-cell>
          <table:table-cell office:value-type="float" office:value="1626532785942" calcext:value-type="float">
            <text:p>1626532785942</text:p>
          </table:table-cell>
          <table:table-cell office:value-type="float" office:value="1626532846059" calcext:value-type="float">
            <text:p>1626532846059</text:p>
          </table:table-cell>
          <table:table-cell office:value-type="float" office:value="1626532575548" calcext:value-type="float">
            <text:p>1626532575548</text:p>
          </table:table-cell>
          <table:table-cell office:value-type="float" office:value="1626532665692" calcext:value-type="float">
            <text:p>1626532665692</text:p>
          </table:table-cell>
          <table:table-cell office:value-type="float" office:value="1626532846069" calcext:value-type="float">
            <text:p>1626532846069</text:p>
          </table:table-cell>
          <table:table-cell office:value-type="float" office:value="1626532906169" calcext:value-type="float">
            <text:p>1626532906169</text:p>
          </table:table-cell>
          <table:table-cell office:value-type="float" office:value="1626532665703" calcext:value-type="float">
            <text:p>1626532665703</text:p>
          </table:table-cell>
          <table:table-cell office:value-type="float" office:value="1626532785829" calcext:value-type="float">
            <text:p>1626532785829</text:p>
          </table:table-cell>
          <table:table-cell office:value-type="float" office:value="1626532906309" calcext:value-type="float">
            <text:p>1626532906309</text:p>
          </table:table-cell>
          <table:table-cell table:number-columns-repeated="2" office:value-type="float" office:value="1626532930491" calcext:value-type="float">
            <text:p>1626532930491</text:p>
          </table:table-cell>
          <table:table-cell office:value-type="float" office:value="1626532930637" calcext:value-type="float">
            <text:p>1626532930637</text:p>
          </table:table-cell>
          <table:table-cell office:value-type="float" office:value="1626532930547" calcext:value-type="float">
            <text:p>1626532930547</text:p>
          </table:table-cell>
          <table:table-cell office:value-type="float" office:value="1626532995617" calcext:value-type="float">
            <text:p>1626532995617</text:p>
          </table:table-cell>
          <table:table-cell/>
          <table:table-cell table:formula="of:=[.D24]-[.A24]" office:value-type="float" office:value="639" calcext:value-type="float">
            <text:p>639</text:p>
          </table:table-cell>
          <table:table-cell table:formula="of:=[.F24]-[.A24]" office:value-type="float" office:value="476" calcext:value-type="float">
            <text:p>476</text:p>
          </table:table-cell>
          <table:table-cell table:formula="of:=[.E24]-[.B24]" office:value-type="float" office:value="728" calcext:value-type="float">
            <text:p>728</text:p>
          </table:table-cell>
          <table:table-cell table:formula="of:=[.G24]-[.B24]" office:value-type="float" office:value="550" calcext:value-type="float">
            <text:p>550</text:p>
          </table:table-cell>
          <table:table-cell table:formula="of:=[.I24]-[.H24]" office:value-type="float" office:value="60104" calcext:value-type="float">
            <text:p>60104</text:p>
          </table:table-cell>
          <table:table-cell table:formula="of:=[.K24]-[.J24]" office:value-type="float" office:value="180135" calcext:value-type="float">
            <text:p>180135</text:p>
          </table:table-cell>
          <table:table-cell table:formula="of:=[.M24]-[.L24]" office:value-type="float" office:value="60079" calcext:value-type="float">
            <text:p>60079</text:p>
          </table:table-cell>
          <table:table-cell table:formula="of:=[.O24]-[.N24]" office:value-type="float" office:value="120139" calcext:value-type="float">
            <text:p>120139</text:p>
          </table:table-cell>
          <table:table-cell table:formula="of:=[.Q24]-[.P24]" office:value-type="float" office:value="60117" calcext:value-type="float">
            <text:p>60117</text:p>
          </table:table-cell>
          <table:table-cell table:formula="of:=[.S24]-[.R24]" office:value-type="float" office:value="90144" calcext:value-type="float">
            <text:p>90144</text:p>
          </table:table-cell>
          <table:table-cell table:formula="of:=[.U24]-[.T24]" office:value-type="float" office:value="60100" calcext:value-type="float">
            <text:p>60100</text:p>
          </table:table-cell>
          <table:table-cell table:formula="of:=[.W24]-[.V24]" office:value-type="float" office:value="120126" calcext:value-type="float">
            <text:p>120126</text:p>
          </table:table-cell>
          <table:table-cell table:formula="of:=[.X24]-[.C24]" office:value-type="float" office:value="1059974" calcext:value-type="float">
            <text:p>1059974</text:p>
          </table:table-cell>
          <table:table-cell table:formula="of:=[.AA24]-[.Y24]" office:value-type="float" office:value="146" calcext:value-type="float">
            <text:p>146</text:p>
          </table:table-cell>
          <table:table-cell table:formula="of:=[.AB24]-[.Y24]" office:value-type="float" office:value="56" calcext:value-type="float">
            <text:p>56</text:p>
          </table:table-cell>
          <table:table-cell table:formula="of:=[.AC24]-[.Z24]" office:value-type="float" office:value="65126" calcext:value-type="float">
            <text:p>65126</text:p>
          </table:table-cell>
        </table:table-row>
        <table:table-row table:style-name="ro1">
          <table:table-cell table:number-columns-repeated="3" office:value-type="float" office:value="1626533010906" calcext:value-type="float">
            <text:p>1626533010906</text:p>
          </table:table-cell>
          <table:table-cell office:value-type="float" office:value="1626533011242" calcext:value-type="float">
            <text:p>1626533011242</text:p>
          </table:table-cell>
          <table:table-cell office:value-type="float" office:value="1626533011303" calcext:value-type="float">
            <text:p>1626533011303</text:p>
          </table:table-cell>
          <table:table-cell office:value-type="float" office:value="1626533011100" calcext:value-type="float">
            <text:p>1626533011100</text:p>
          </table:table-cell>
          <table:table-cell office:value-type="float" office:value="1626533011173" calcext:value-type="float">
            <text:p>1626533011173</text:p>
          </table:table-cell>
          <table:table-cell office:value-type="float" office:value="1626533295554" calcext:value-type="float">
            <text:p>1626533295554</text:p>
          </table:table-cell>
          <table:table-cell office:value-type="float" office:value="1626533355654" calcext:value-type="float">
            <text:p>1626533355654</text:p>
          </table:table-cell>
          <table:table-cell office:value-type="float" office:value="1626533415849" calcext:value-type="float">
            <text:p>1626533415849</text:p>
          </table:table-cell>
          <table:table-cell office:value-type="float" office:value="1626533595986" calcext:value-type="float">
            <text:p>1626533595986</text:p>
          </table:table-cell>
          <table:table-cell office:value-type="float" office:value="1626533355700" calcext:value-type="float">
            <text:p>1626533355700</text:p>
          </table:table-cell>
          <table:table-cell office:value-type="float" office:value="1626533415780" calcext:value-type="float">
            <text:p>1626533415780</text:p>
          </table:table-cell>
          <table:table-cell office:value-type="float" office:value="1626533596020" calcext:value-type="float">
            <text:p>1626533596020</text:p>
          </table:table-cell>
          <table:table-cell office:value-type="float" office:value="1626533686132" calcext:value-type="float">
            <text:p>1626533686132</text:p>
          </table:table-cell>
          <table:table-cell office:value-type="float" office:value="1626533896580" calcext:value-type="float">
            <text:p>1626533896580</text:p>
          </table:table-cell>
          <table:table-cell office:value-type="float" office:value="1626533956691" calcext:value-type="float">
            <text:p>1626533956691</text:p>
          </table:table-cell>
          <table:table-cell office:value-type="float" office:value="1626533686212" calcext:value-type="float">
            <text:p>1626533686212</text:p>
          </table:table-cell>
          <table:table-cell office:value-type="float" office:value="1626533776355" calcext:value-type="float">
            <text:p>1626533776355</text:p>
          </table:table-cell>
          <table:table-cell office:value-type="float" office:value="1626533956702" calcext:value-type="float">
            <text:p>1626533956702</text:p>
          </table:table-cell>
          <table:table-cell office:value-type="float" office:value="1626534016783" calcext:value-type="float">
            <text:p>1626534016783</text:p>
          </table:table-cell>
          <table:table-cell office:value-type="float" office:value="1626533776364" calcext:value-type="float">
            <text:p>1626533776364</text:p>
          </table:table-cell>
          <table:table-cell office:value-type="float" office:value="1626533896479" calcext:value-type="float">
            <text:p>1626533896479</text:p>
          </table:table-cell>
          <table:table-cell office:value-type="float" office:value="1626534016902" calcext:value-type="float">
            <text:p>1626534016902</text:p>
          </table:table-cell>
          <table:table-cell table:number-columns-repeated="2" office:value-type="float" office:value="1626534034254" calcext:value-type="float">
            <text:p>1626534034254</text:p>
          </table:table-cell>
          <table:table-cell office:value-type="float" office:value="1626534034302" calcext:value-type="float">
            <text:p>1626534034302</text:p>
          </table:table-cell>
          <table:table-cell office:value-type="float" office:value="1626534034348" calcext:value-type="float">
            <text:p>1626534034348</text:p>
          </table:table-cell>
          <table:table-cell office:value-type="float" office:value="1626534106321" calcext:value-type="float">
            <text:p>1626534106321</text:p>
          </table:table-cell>
          <table:table-cell/>
          <table:table-cell table:formula="of:=[.D25]-[.A25]" office:value-type="float" office:value="336" calcext:value-type="float">
            <text:p>336</text:p>
          </table:table-cell>
          <table:table-cell table:formula="of:=[.F25]-[.A25]" office:value-type="float" office:value="194" calcext:value-type="float">
            <text:p>194</text:p>
          </table:table-cell>
          <table:table-cell table:formula="of:=[.E25]-[.B25]" office:value-type="float" office:value="397" calcext:value-type="float">
            <text:p>397</text:p>
          </table:table-cell>
          <table:table-cell table:formula="of:=[.G25]-[.B25]" office:value-type="float" office:value="267" calcext:value-type="float">
            <text:p>267</text:p>
          </table:table-cell>
          <table:table-cell table:formula="of:=[.I25]-[.H25]" office:value-type="float" office:value="60100" calcext:value-type="float">
            <text:p>60100</text:p>
          </table:table-cell>
          <table:table-cell table:formula="of:=[.K25]-[.J25]" office:value-type="float" office:value="180137" calcext:value-type="float">
            <text:p>180137</text:p>
          </table:table-cell>
          <table:table-cell table:formula="of:=[.M25]-[.L25]" office:value-type="float" office:value="60080" calcext:value-type="float">
            <text:p>60080</text:p>
          </table:table-cell>
          <table:table-cell table:formula="of:=[.O25]-[.N25]" office:value-type="float" office:value="90112" calcext:value-type="float">
            <text:p>90112</text:p>
          </table:table-cell>
          <table:table-cell table:formula="of:=[.Q25]-[.P25]" office:value-type="float" office:value="60111" calcext:value-type="float">
            <text:p>60111</text:p>
          </table:table-cell>
          <table:table-cell table:formula="of:=[.S25]-[.R25]" office:value-type="float" office:value="90143" calcext:value-type="float">
            <text:p>90143</text:p>
          </table:table-cell>
          <table:table-cell table:formula="of:=[.U25]-[.T25]" office:value-type="float" office:value="60081" calcext:value-type="float">
            <text:p>60081</text:p>
          </table:table-cell>
          <table:table-cell table:formula="of:=[.W25]-[.V25]" office:value-type="float" office:value="120115" calcext:value-type="float">
            <text:p>120115</text:p>
          </table:table-cell>
          <table:table-cell table:formula="of:=[.X25]-[.C25]" office:value-type="float" office:value="1005996" calcext:value-type="float">
            <text:p>1005996</text:p>
          </table:table-cell>
          <table:table-cell table:formula="of:=[.AA25]-[.Y25]" office:value-type="float" office:value="48" calcext:value-type="float">
            <text:p>48</text:p>
          </table:table-cell>
          <table:table-cell table:formula="of:=[.AB25]-[.Y25]" office:value-type="float" office:value="94" calcext:value-type="float">
            <text:p>94</text:p>
          </table:table-cell>
          <table:table-cell table:formula="of:=[.AC25]-[.Z25]" office:value-type="float" office:value="72067" calcext:value-type="float">
            <text:p>72067</text:p>
          </table:table-cell>
        </table:table-row>
        <table:table-row table:style-name="ro1">
          <table:table-cell table:number-columns-repeated="3" office:value-type="float" office:value="1626534185587" calcext:value-type="float">
            <text:p>1626534185587</text:p>
          </table:table-cell>
          <table:table-cell office:value-type="float" office:value="1626534186316" calcext:value-type="float">
            <text:p>1626534186316</text:p>
          </table:table-cell>
          <table:table-cell office:value-type="float" office:value="1626534186400" calcext:value-type="float">
            <text:p>1626534186400</text:p>
          </table:table-cell>
          <table:table-cell office:value-type="float" office:value="1626534186132" calcext:value-type="float">
            <text:p>1626534186132</text:p>
          </table:table-cell>
          <table:table-cell office:value-type="float" office:value="1626534186235" calcext:value-type="float">
            <text:p>1626534186235</text:p>
          </table:table-cell>
          <table:table-cell office:value-type="float" office:value="1626534714276" calcext:value-type="float">
            <text:p>1626534714276</text:p>
          </table:table-cell>
          <table:table-cell office:value-type="float" office:value="1626534774350" calcext:value-type="float">
            <text:p>1626534774350</text:p>
          </table:table-cell>
          <table:table-cell office:value-type="float" office:value="1626534443598" calcext:value-type="float">
            <text:p>1626534443598</text:p>
          </table:table-cell>
          <table:table-cell office:value-type="float" office:value="1626534623764" calcext:value-type="float">
            <text:p>1626534623764</text:p>
          </table:table-cell>
          <table:table-cell office:value-type="float" office:value="1626534774390" calcext:value-type="float">
            <text:p>1626534774390</text:p>
          </table:table-cell>
          <table:table-cell office:value-type="float" office:value="1626534834485" calcext:value-type="float">
            <text:p>1626534834485</text:p>
          </table:table-cell>
          <table:table-cell office:value-type="float" office:value="1626534623802" calcext:value-type="float">
            <text:p>1626534623802</text:p>
          </table:table-cell>
          <table:table-cell office:value-type="float" office:value="1626534714192" calcext:value-type="float">
            <text:p>1626534714192</text:p>
          </table:table-cell>
          <table:table-cell office:value-type="float" office:value="1626534834587" calcext:value-type="float">
            <text:p>1626534834587</text:p>
          </table:table-cell>
          <table:table-cell office:value-type="float" office:value="1626534894712" calcext:value-type="float">
            <text:p>1626534894712</text:p>
          </table:table-cell>
          <table:table-cell office:value-type="float" office:value="1626534954932" calcext:value-type="float">
            <text:p>1626534954932</text:p>
          </table:table-cell>
          <table:table-cell office:value-type="float" office:value="1626535045061" calcext:value-type="float">
            <text:p>1626535045061</text:p>
          </table:table-cell>
          <table:table-cell office:value-type="float" office:value="1626534894726" calcext:value-type="float">
            <text:p>1626534894726</text:p>
          </table:table-cell>
          <table:table-cell office:value-type="float" office:value="1626534954821" calcext:value-type="float">
            <text:p>1626534954821</text:p>
          </table:table-cell>
          <table:table-cell office:value-type="float" office:value="1626535045071" calcext:value-type="float">
            <text:p>1626535045071</text:p>
          </table:table-cell>
          <table:table-cell office:value-type="float" office:value="1626535165201" calcext:value-type="float">
            <text:p>1626535165201</text:p>
          </table:table-cell>
          <table:table-cell office:value-type="float" office:value="1626535165360" calcext:value-type="float">
            <text:p>1626535165360</text:p>
          </table:table-cell>
          <table:table-cell table:number-columns-repeated="2" office:value-type="float" office:value="1626535174839" calcext:value-type="float">
            <text:p>1626535174839</text:p>
          </table:table-cell>
          <table:table-cell office:value-type="float" office:value="1626535174896" calcext:value-type="float">
            <text:p>1626535174896</text:p>
          </table:table-cell>
          <table:table-cell office:value-type="float" office:value="1626535174946" calcext:value-type="float">
            <text:p>1626535174946</text:p>
          </table:table-cell>
          <table:table-cell office:value-type="float" office:value="1626535254663" calcext:value-type="float">
            <text:p>1626535254663</text:p>
          </table:table-cell>
          <table:table-cell/>
          <table:table-cell table:formula="of:=[.D26]-[.A26]" office:value-type="float" office:value="729" calcext:value-type="float">
            <text:p>729</text:p>
          </table:table-cell>
          <table:table-cell table:formula="of:=[.F26]-[.A26]" office:value-type="float" office:value="545" calcext:value-type="float">
            <text:p>545</text:p>
          </table:table-cell>
          <table:table-cell table:formula="of:=[.E26]-[.B26]" office:value-type="float" office:value="813" calcext:value-type="float">
            <text:p>813</text:p>
          </table:table-cell>
          <table:table-cell table:formula="of:=[.G26]-[.B26]" office:value-type="float" office:value="648" calcext:value-type="float">
            <text:p>648</text:p>
          </table:table-cell>
          <table:table-cell table:formula="of:=[.I26]-[.H26]" office:value-type="float" office:value="60074" calcext:value-type="float">
            <text:p>60074</text:p>
          </table:table-cell>
          <table:table-cell table:formula="of:=[.K26]-[.J26]" office:value-type="float" office:value="180166" calcext:value-type="float">
            <text:p>180166</text:p>
          </table:table-cell>
          <table:table-cell table:formula="of:=[.M26]-[.L26]" office:value-type="float" office:value="60095" calcext:value-type="float">
            <text:p>60095</text:p>
          </table:table-cell>
          <table:table-cell table:formula="of:=[.O26]-[.N26]" office:value-type="float" office:value="90390" calcext:value-type="float">
            <text:p>90390</text:p>
          </table:table-cell>
          <table:table-cell table:formula="of:=[.Q26]-[.P26]" office:value-type="float" office:value="60125" calcext:value-type="float">
            <text:p>60125</text:p>
          </table:table-cell>
          <table:table-cell table:formula="of:=[.S26]-[.R26]" office:value-type="float" office:value="90129" calcext:value-type="float">
            <text:p>90129</text:p>
          </table:table-cell>
          <table:table-cell table:formula="of:=[.U26]-[.T26]" office:value-type="float" office:value="60095" calcext:value-type="float">
            <text:p>60095</text:p>
          </table:table-cell>
          <table:table-cell table:formula="of:=[.W26]-[.V26]" office:value-type="float" office:value="120130" calcext:value-type="float">
            <text:p>120130</text:p>
          </table:table-cell>
          <table:table-cell table:formula="of:=[.X26]-[.C26]" office:value-type="float" office:value="979773" calcext:value-type="float">
            <text:p>979773</text:p>
          </table:table-cell>
          <table:table-cell table:formula="of:=[.AA26]-[.Y26]" office:value-type="float" office:value="57" calcext:value-type="float">
            <text:p>57</text:p>
          </table:table-cell>
          <table:table-cell table:formula="of:=[.AB26]-[.Y26]" office:value-type="float" office:value="107" calcext:value-type="float">
            <text:p>107</text:p>
          </table:table-cell>
          <table:table-cell table:formula="of:=[.AC26]-[.Z26]" office:value-type="float" office:value="79824" calcext:value-type="float">
            <text:p>79824</text:p>
          </table:table-cell>
        </table:table-row>
        <table:table-row table:style-name="ro1">
          <table:table-cell table:number-columns-repeated="3" office:value-type="float" office:value="1626535284469" calcext:value-type="float">
            <text:p>1626535284469</text:p>
          </table:table-cell>
          <table:table-cell office:value-type="float" office:value="1626535284903" calcext:value-type="float">
            <text:p>1626535284903</text:p>
          </table:table-cell>
          <table:table-cell office:value-type="float" office:value="1626535284971" calcext:value-type="float">
            <text:p>1626535284971</text:p>
          </table:table-cell>
          <table:table-cell office:value-type="float" office:value="1626535284686" calcext:value-type="float">
            <text:p>1626535284686</text:p>
          </table:table-cell>
          <table:table-cell office:value-type="float" office:value="1626535284775" calcext:value-type="float">
            <text:p>1626535284775</text:p>
          </table:table-cell>
          <table:table-cell office:value-type="float" office:value="1626535824914" calcext:value-type="float">
            <text:p>1626535824914</text:p>
          </table:table-cell>
          <table:table-cell office:value-type="float" office:value="1626535884984" calcext:value-type="float">
            <text:p>1626535884984</text:p>
          </table:table-cell>
          <table:table-cell office:value-type="float" office:value="1626535554576" calcext:value-type="float">
            <text:p>1626535554576</text:p>
          </table:table-cell>
          <table:table-cell office:value-type="float" office:value="1626535734720" calcext:value-type="float">
            <text:p>1626535734720</text:p>
          </table:table-cell>
          <table:table-cell office:value-type="float" office:value="1626535885006" calcext:value-type="float">
            <text:p>1626535885006</text:p>
          </table:table-cell>
          <table:table-cell office:value-type="float" office:value="1626535975099" calcext:value-type="float">
            <text:p>1626535975099</text:p>
          </table:table-cell>
          <table:table-cell office:value-type="float" office:value="1626535734751" calcext:value-type="float">
            <text:p>1626535734751</text:p>
          </table:table-cell>
          <table:table-cell office:value-type="float" office:value="1626535824839" calcext:value-type="float">
            <text:p>1626535824839</text:p>
          </table:table-cell>
          <table:table-cell office:value-type="float" office:value="1626535975189" calcext:value-type="float">
            <text:p>1626535975189</text:p>
          </table:table-cell>
          <table:table-cell office:value-type="float" office:value="1626536065339" calcext:value-type="float">
            <text:p>1626536065339</text:p>
          </table:table-cell>
          <table:table-cell office:value-type="float" office:value="1626536125525" calcext:value-type="float">
            <text:p>1626536125525</text:p>
          </table:table-cell>
          <table:table-cell office:value-type="float" office:value="1626536215655" calcext:value-type="float">
            <text:p>1626536215655</text:p>
          </table:table-cell>
          <table:table-cell office:value-type="float" office:value="1626536065351" calcext:value-type="float">
            <text:p>1626536065351</text:p>
          </table:table-cell>
          <table:table-cell office:value-type="float" office:value="1626536125429" calcext:value-type="float">
            <text:p>1626536125429</text:p>
          </table:table-cell>
          <table:table-cell office:value-type="float" office:value="1626536215682" calcext:value-type="float">
            <text:p>1626536215682</text:p>
          </table:table-cell>
          <table:table-cell office:value-type="float" office:value="1626536335802" calcext:value-type="float">
            <text:p>1626536335802</text:p>
          </table:table-cell>
          <table:table-cell office:value-type="float" office:value="1626536335968" calcext:value-type="float">
            <text:p>1626536335968</text:p>
          </table:table-cell>
          <table:table-cell table:number-columns-repeated="2" office:value-type="float" office:value="1626536344721" calcext:value-type="float">
            <text:p>1626536344721</text:p>
          </table:table-cell>
          <table:table-cell office:value-type="float" office:value="1626536344775" calcext:value-type="float">
            <text:p>1626536344775</text:p>
          </table:table-cell>
          <table:table-cell office:value-type="float" office:value="1626536344829" calcext:value-type="float">
            <text:p>1626536344829</text:p>
          </table:table-cell>
          <table:table-cell office:value-type="float" office:value="1626536395250" calcext:value-type="float">
            <text:p>1626536395250</text:p>
          </table:table-cell>
          <table:table-cell/>
          <table:table-cell table:formula="of:=[.D27]-[.A27]" office:value-type="float" office:value="434" calcext:value-type="float">
            <text:p>434</text:p>
          </table:table-cell>
          <table:table-cell table:formula="of:=[.F27]-[.A27]" office:value-type="float" office:value="217" calcext:value-type="float">
            <text:p>217</text:p>
          </table:table-cell>
          <table:table-cell table:formula="of:=[.E27]-[.B27]" office:value-type="float" office:value="502" calcext:value-type="float">
            <text:p>502</text:p>
          </table:table-cell>
          <table:table-cell table:formula="of:=[.G27]-[.B27]" office:value-type="float" office:value="306" calcext:value-type="float">
            <text:p>306</text:p>
          </table:table-cell>
          <table:table-cell table:formula="of:=[.I27]-[.H27]" office:value-type="float" office:value="60070" calcext:value-type="float">
            <text:p>60070</text:p>
          </table:table-cell>
          <table:table-cell table:formula="of:=[.K27]-[.J27]" office:value-type="float" office:value="180144" calcext:value-type="float">
            <text:p>180144</text:p>
          </table:table-cell>
          <table:table-cell table:formula="of:=[.M27]-[.L27]" office:value-type="float" office:value="90093" calcext:value-type="float">
            <text:p>90093</text:p>
          </table:table-cell>
          <table:table-cell table:formula="of:=[.O27]-[.N27]" office:value-type="float" office:value="90088" calcext:value-type="float">
            <text:p>90088</text:p>
          </table:table-cell>
          <table:table-cell table:formula="of:=[.Q27]-[.P27]" office:value-type="float" office:value="90150" calcext:value-type="float">
            <text:p>90150</text:p>
          </table:table-cell>
          <table:table-cell table:formula="of:=[.S27]-[.R27]" office:value-type="float" office:value="90130" calcext:value-type="float">
            <text:p>90130</text:p>
          </table:table-cell>
          <table:table-cell table:formula="of:=[.U27]-[.T27]" office:value-type="float" office:value="60078" calcext:value-type="float">
            <text:p>60078</text:p>
          </table:table-cell>
          <table:table-cell table:formula="of:=[.W27]-[.V27]" office:value-type="float" office:value="120120" calcext:value-type="float">
            <text:p>120120</text:p>
          </table:table-cell>
          <table:table-cell table:formula="of:=[.X27]-[.C27]" office:value-type="float" office:value="1051499" calcext:value-type="float">
            <text:p>1051499</text:p>
          </table:table-cell>
          <table:table-cell table:formula="of:=[.AA27]-[.Y27]" office:value-type="float" office:value="54" calcext:value-type="float">
            <text:p>54</text:p>
          </table:table-cell>
          <table:table-cell table:formula="of:=[.AB27]-[.Y27]" office:value-type="float" office:value="108" calcext:value-type="float">
            <text:p>108</text:p>
          </table:table-cell>
          <table:table-cell table:formula="of:=[.AC27]-[.Z27]" office:value-type="float" office:value="50529" calcext:value-type="float">
            <text:p>50529</text:p>
          </table:table-cell>
        </table:table-row>
        <table:table-row table:style-name="ro1">
          <table:table-cell table:number-columns-repeated="3" office:value-type="float" office:value="1626540333220" calcext:value-type="float">
            <text:p>1626540333220</text:p>
          </table:table-cell>
          <table:table-cell office:value-type="float" office:value="1626540333926" calcext:value-type="float">
            <text:p>1626540333926</text:p>
          </table:table-cell>
          <table:table-cell office:value-type="float" office:value="1626540334007" calcext:value-type="float">
            <text:p>1626540334007</text:p>
          </table:table-cell>
          <table:table-cell office:value-type="float" office:value="1626540333760" calcext:value-type="float">
            <text:p>1626540333760</text:p>
          </table:table-cell>
          <table:table-cell office:value-type="float" office:value="1626540333838" calcext:value-type="float">
            <text:p>1626540333838</text:p>
          </table:table-cell>
          <table:table-cell office:value-type="float" office:value="1626540556795" calcext:value-type="float">
            <text:p>1626540556795</text:p>
          </table:table-cell>
          <table:table-cell office:value-type="float" office:value="1626540616870" calcext:value-type="float">
            <text:p>1626540616870</text:p>
          </table:table-cell>
          <table:table-cell office:value-type="float" office:value="1626540677091" calcext:value-type="float">
            <text:p>1626540677091</text:p>
          </table:table-cell>
          <table:table-cell office:value-type="float" office:value="1626540857236" calcext:value-type="float">
            <text:p>1626540857236</text:p>
          </table:table-cell>
          <table:table-cell office:value-type="float" office:value="1626540616896" calcext:value-type="float">
            <text:p>1626540616896</text:p>
          </table:table-cell>
          <table:table-cell office:value-type="float" office:value="1626540676977" calcext:value-type="float">
            <text:p>1626540676977</text:p>
          </table:table-cell>
          <table:table-cell office:value-type="float" office:value="1626540857270" calcext:value-type="float">
            <text:p>1626540857270</text:p>
          </table:table-cell>
          <table:table-cell office:value-type="float" office:value="1626540947384" calcext:value-type="float">
            <text:p>1626540947384</text:p>
          </table:table-cell>
          <table:table-cell office:value-type="float" office:value="1626541157917" calcext:value-type="float">
            <text:p>1626541157917</text:p>
          </table:table-cell>
          <table:table-cell office:value-type="float" office:value="1626541218039" calcext:value-type="float">
            <text:p>1626541218039</text:p>
          </table:table-cell>
          <table:table-cell office:value-type="float" office:value="1626540947501" calcext:value-type="float">
            <text:p>1626540947501</text:p>
          </table:table-cell>
          <table:table-cell office:value-type="float" office:value="1626541037649" calcext:value-type="float">
            <text:p>1626541037649</text:p>
          </table:table-cell>
          <table:table-cell office:value-type="float" office:value="1626541218049" calcext:value-type="float">
            <text:p>1626541218049</text:p>
          </table:table-cell>
          <table:table-cell office:value-type="float" office:value="1626541278129" calcext:value-type="float">
            <text:p>1626541278129</text:p>
          </table:table-cell>
          <table:table-cell office:value-type="float" office:value="1626541037660" calcext:value-type="float">
            <text:p>1626541037660</text:p>
          </table:table-cell>
          <table:table-cell office:value-type="float" office:value="1626541157809" calcext:value-type="float">
            <text:p>1626541157809</text:p>
          </table:table-cell>
          <table:table-cell office:value-type="float" office:value="1626541278266" calcext:value-type="float">
            <text:p>1626541278266</text:p>
          </table:table-cell>
          <table:table-cell table:number-columns-repeated="2" office:value-type="float" office:value="1626541304840" calcext:value-type="float">
            <text:p>1626541304840</text:p>
          </table:table-cell>
          <table:table-cell office:value-type="float" office:value="1626541304905" calcext:value-type="float">
            <text:p>1626541304905</text:p>
          </table:table-cell>
          <table:table-cell office:value-type="float" office:value="1626541304972" calcext:value-type="float">
            <text:p>1626541304972</text:p>
          </table:table-cell>
          <table:table-cell office:value-type="float" office:value="1626541367554" calcext:value-type="float">
            <text:p>1626541367554</text:p>
          </table:table-cell>
          <table:table-cell/>
          <table:table-cell table:formula="of:=[.D28]-[.A28]" office:value-type="float" office:value="706" calcext:value-type="float">
            <text:p>706</text:p>
          </table:table-cell>
          <table:table-cell table:formula="of:=[.F28]-[.A28]" office:value-type="float" office:value="540" calcext:value-type="float">
            <text:p>540</text:p>
          </table:table-cell>
          <table:table-cell table:formula="of:=[.E28]-[.B28]" office:value-type="float" office:value="787" calcext:value-type="float">
            <text:p>787</text:p>
          </table:table-cell>
          <table:table-cell table:formula="of:=[.G28]-[.B28]" office:value-type="float" office:value="618" calcext:value-type="float">
            <text:p>618</text:p>
          </table:table-cell>
          <table:table-cell table:formula="of:=[.I28]-[.H28]" office:value-type="float" office:value="60075" calcext:value-type="float">
            <text:p>60075</text:p>
          </table:table-cell>
          <table:table-cell table:formula="of:=[.K28]-[.J28]" office:value-type="float" office:value="180145" calcext:value-type="float">
            <text:p>180145</text:p>
          </table:table-cell>
          <table:table-cell table:formula="of:=[.M28]-[.L28]" office:value-type="float" office:value="60081" calcext:value-type="float">
            <text:p>60081</text:p>
          </table:table-cell>
          <table:table-cell table:formula="of:=[.O28]-[.N28]" office:value-type="float" office:value="90114" calcext:value-type="float">
            <text:p>90114</text:p>
          </table:table-cell>
          <table:table-cell table:formula="of:=[.Q28]-[.P28]" office:value-type="float" office:value="60122" calcext:value-type="float">
            <text:p>60122</text:p>
          </table:table-cell>
          <table:table-cell table:formula="of:=[.S28]-[.R28]" office:value-type="float" office:value="90148" calcext:value-type="float">
            <text:p>90148</text:p>
          </table:table-cell>
          <table:table-cell table:formula="of:=[.U28]-[.T28]" office:value-type="float" office:value="60080" calcext:value-type="float">
            <text:p>60080</text:p>
          </table:table-cell>
          <table:table-cell table:formula="of:=[.W28]-[.V28]" office:value-type="float" office:value="120149" calcext:value-type="float">
            <text:p>120149</text:p>
          </table:table-cell>
          <table:table-cell table:formula="of:=[.X28]-[.C28]" office:value-type="float" office:value="945046" calcext:value-type="float">
            <text:p>945046</text:p>
          </table:table-cell>
          <table:table-cell table:formula="of:=[.AA28]-[.Y28]" office:value-type="float" office:value="65" calcext:value-type="float">
            <text:p>65</text:p>
          </table:table-cell>
          <table:table-cell table:formula="of:=[.AB28]-[.Y28]" office:value-type="float" office:value="132" calcext:value-type="float">
            <text:p>132</text:p>
          </table:table-cell>
          <table:table-cell table:formula="of:=[.AC28]-[.Z28]" office:value-type="float" office:value="62714" calcext:value-type="float">
            <text:p>62714</text:p>
          </table:table-cell>
        </table:table-row>
        <table:table-row table:style-name="ro1">
          <table:table-cell table:number-columns-repeated="3" office:value-type="float" office:value="1626542193545" calcext:value-type="float">
            <text:p>1626542193545</text:p>
          </table:table-cell>
          <table:table-cell office:value-type="float" office:value="1626542194441" calcext:value-type="float">
            <text:p>1626542194441</text:p>
          </table:table-cell>
          <table:table-cell office:value-type="float" office:value="1626542194771" calcext:value-type="float">
            <text:p>1626542194771</text:p>
          </table:table-cell>
          <table:table-cell office:value-type="float" office:value="1626542194064" calcext:value-type="float">
            <text:p>1626542194064</text:p>
          </table:table-cell>
          <table:table-cell office:value-type="float" office:value="1626542194320" calcext:value-type="float">
            <text:p>1626542194320</text:p>
          </table:table-cell>
          <table:table-cell office:value-type="float" office:value="1626542412781" calcext:value-type="float">
            <text:p>1626542412781</text:p>
          </table:table-cell>
          <table:table-cell office:value-type="float" office:value="1626542472871" calcext:value-type="float">
            <text:p>1626542472871</text:p>
          </table:table-cell>
          <table:table-cell office:value-type="float" office:value="1626542533094" calcext:value-type="float">
            <text:p>1626542533094</text:p>
          </table:table-cell>
          <table:table-cell office:value-type="float" office:value="1626542713235" calcext:value-type="float">
            <text:p>1626542713235</text:p>
          </table:table-cell>
          <table:table-cell office:value-type="float" office:value="1626542472891" calcext:value-type="float">
            <text:p>1626542472891</text:p>
          </table:table-cell>
          <table:table-cell office:value-type="float" office:value="1626542532982" calcext:value-type="float">
            <text:p>1626542532982</text:p>
          </table:table-cell>
          <table:table-cell office:value-type="float" office:value="1626542713270" calcext:value-type="float">
            <text:p>1626542713270</text:p>
          </table:table-cell>
          <table:table-cell office:value-type="float" office:value="1626542833411" calcext:value-type="float">
            <text:p>1626542833411</text:p>
          </table:table-cell>
          <table:table-cell office:value-type="float" office:value="1626543044005" calcext:value-type="float">
            <text:p>1626543044005</text:p>
          </table:table-cell>
          <table:table-cell office:value-type="float" office:value="1626543104111" calcext:value-type="float">
            <text:p>1626543104111</text:p>
          </table:table-cell>
          <table:table-cell office:value-type="float" office:value="1626542833534" calcext:value-type="float">
            <text:p>1626542833534</text:p>
          </table:table-cell>
          <table:table-cell office:value-type="float" office:value="1626542923685" calcext:value-type="float">
            <text:p>1626542923685</text:p>
          </table:table-cell>
          <table:table-cell office:value-type="float" office:value="1626543104118" calcext:value-type="float">
            <text:p>1626543104118</text:p>
          </table:table-cell>
          <table:table-cell office:value-type="float" office:value="1626543164196" calcext:value-type="float">
            <text:p>1626543164196</text:p>
          </table:table-cell>
          <table:table-cell office:value-type="float" office:value="1626542923699" calcext:value-type="float">
            <text:p>1626542923699</text:p>
          </table:table-cell>
          <table:table-cell office:value-type="float" office:value="1626543043893" calcext:value-type="float">
            <text:p>1626543043893</text:p>
          </table:table-cell>
          <table:table-cell office:value-type="float" office:value="1626543164333" calcext:value-type="float">
            <text:p>1626543164333</text:p>
          </table:table-cell>
          <table:table-cell table:number-columns-repeated="2" office:value-type="float" office:value="1626543174078" calcext:value-type="float">
            <text:p>1626543174078</text:p>
          </table:table-cell>
          <table:table-cell office:value-type="float" office:value="1626543174141" calcext:value-type="float">
            <text:p>1626543174141</text:p>
          </table:table-cell>
          <table:table-cell office:value-type="float" office:value="1626543174191" calcext:value-type="float">
            <text:p>1626543174191</text:p>
          </table:table-cell>
          <table:table-cell office:value-type="float" office:value="1626543253607" calcext:value-type="float">
            <text:p>1626543253607</text:p>
          </table:table-cell>
          <table:table-cell/>
          <table:table-cell table:formula="of:=[.D29]-[.A29]" office:value-type="float" office:value="896" calcext:value-type="float">
            <text:p>896</text:p>
          </table:table-cell>
          <table:table-cell table:formula="of:=[.F29]-[.A29]" office:value-type="float" office:value="519" calcext:value-type="float">
            <text:p>519</text:p>
          </table:table-cell>
          <table:table-cell table:formula="of:=[.E29]-[.B29]" office:value-type="float" office:value="1226" calcext:value-type="float">
            <text:p>1226</text:p>
          </table:table-cell>
          <table:table-cell table:formula="of:=[.G29]-[.B29]" office:value-type="float" office:value="775" calcext:value-type="float">
            <text:p>775</text:p>
          </table:table-cell>
          <table:table-cell table:formula="of:=[.I29]-[.H29]" office:value-type="float" office:value="60090" calcext:value-type="float">
            <text:p>60090</text:p>
          </table:table-cell>
          <table:table-cell table:formula="of:=[.K29]-[.J29]" office:value-type="float" office:value="180141" calcext:value-type="float">
            <text:p>180141</text:p>
          </table:table-cell>
          <table:table-cell table:formula="of:=[.M29]-[.L29]" office:value-type="float" office:value="60091" calcext:value-type="float">
            <text:p>60091</text:p>
          </table:table-cell>
          <table:table-cell table:formula="of:=[.O29]-[.N29]" office:value-type="float" office:value="120141" calcext:value-type="float">
            <text:p>120141</text:p>
          </table:table-cell>
          <table:table-cell table:formula="of:=[.Q29]-[.P29]" office:value-type="float" office:value="60106" calcext:value-type="float">
            <text:p>60106</text:p>
          </table:table-cell>
          <table:table-cell table:formula="of:=[.S29]-[.R29]" office:value-type="float" office:value="90151" calcext:value-type="float">
            <text:p>90151</text:p>
          </table:table-cell>
          <table:table-cell table:formula="of:=[.U29]-[.T29]" office:value-type="float" office:value="60078" calcext:value-type="float">
            <text:p>60078</text:p>
          </table:table-cell>
          <table:table-cell table:formula="of:=[.W29]-[.V29]" office:value-type="float" office:value="120194" calcext:value-type="float">
            <text:p>120194</text:p>
          </table:table-cell>
          <table:table-cell table:formula="of:=[.X29]-[.C29]" office:value-type="float" office:value="970788" calcext:value-type="float">
            <text:p>970788</text:p>
          </table:table-cell>
          <table:table-cell table:formula="of:=[.AA29]-[.Y29]" office:value-type="float" office:value="63" calcext:value-type="float">
            <text:p>63</text:p>
          </table:table-cell>
          <table:table-cell table:formula="of:=[.AB29]-[.Y29]" office:value-type="float" office:value="113" calcext:value-type="float">
            <text:p>113</text:p>
          </table:table-cell>
          <table:table-cell table:formula="of:=[.AC29]-[.Z29]" office:value-type="float" office:value="79529" calcext:value-type="float">
            <text:p>79529</text:p>
          </table:table-cell>
        </table:table-row>
        <table:table-row table:style-name="ro1">
          <table:table-cell table:number-columns-repeated="3" office:value-type="float" office:value="1626543263438" calcext:value-type="float">
            <text:p>1626543263438</text:p>
          </table:table-cell>
          <table:table-cell office:value-type="float" office:value="1626543263802" calcext:value-type="float">
            <text:p>1626543263802</text:p>
          </table:table-cell>
          <table:table-cell office:value-type="float" office:value="1626543263867" calcext:value-type="float">
            <text:p>1626543263867</text:p>
          </table:table-cell>
          <table:table-cell office:value-type="float" office:value="1626543263648" calcext:value-type="float">
            <text:p>1626543263648</text:p>
          </table:table-cell>
          <table:table-cell office:value-type="float" office:value="1626543263711" calcext:value-type="float">
            <text:p>1626543263711</text:p>
          </table:table-cell>
          <table:table-cell office:value-type="float" office:value="1626543823866" calcext:value-type="float">
            <text:p>1626543823866</text:p>
          </table:table-cell>
          <table:table-cell office:value-type="float" office:value="1626543883971" calcext:value-type="float">
            <text:p>1626543883971</text:p>
          </table:table-cell>
          <table:table-cell office:value-type="float" office:value="1626543553519" calcext:value-type="float">
            <text:p>1626543553519</text:p>
          </table:table-cell>
          <table:table-cell office:value-type="float" office:value="1626543733652" calcext:value-type="float">
            <text:p>1626543733652</text:p>
          </table:table-cell>
          <table:table-cell office:value-type="float" office:value="1626543883997" calcext:value-type="float">
            <text:p>1626543883997</text:p>
          </table:table-cell>
          <table:table-cell office:value-type="float" office:value="1626543944097" calcext:value-type="float">
            <text:p>1626543944097</text:p>
          </table:table-cell>
          <table:table-cell office:value-type="float" office:value="1626543733691" calcext:value-type="float">
            <text:p>1626543733691</text:p>
          </table:table-cell>
          <table:table-cell office:value-type="float" office:value="1626543823792" calcext:value-type="float">
            <text:p>1626543823792</text:p>
          </table:table-cell>
          <table:table-cell office:value-type="float" office:value="1626543944179" calcext:value-type="float">
            <text:p>1626543944179</text:p>
          </table:table-cell>
          <table:table-cell office:value-type="float" office:value="1626544004311" calcext:value-type="float">
            <text:p>1626544004311</text:p>
          </table:table-cell>
          <table:table-cell office:value-type="float" office:value="1626544064507" calcext:value-type="float">
            <text:p>1626544064507</text:p>
          </table:table-cell>
          <table:table-cell office:value-type="float" office:value="1626544154633" calcext:value-type="float">
            <text:p>1626544154633</text:p>
          </table:table-cell>
          <table:table-cell office:value-type="float" office:value="1626544004320" calcext:value-type="float">
            <text:p>1626544004320</text:p>
          </table:table-cell>
          <table:table-cell office:value-type="float" office:value="1626544064399" calcext:value-type="float">
            <text:p>1626544064399</text:p>
          </table:table-cell>
          <table:table-cell office:value-type="float" office:value="1626544154650" calcext:value-type="float">
            <text:p>1626544154650</text:p>
          </table:table-cell>
          <table:table-cell office:value-type="float" office:value="1626544274804" calcext:value-type="float">
            <text:p>1626544274804</text:p>
          </table:table-cell>
          <table:table-cell office:value-type="float" office:value="1626544274971" calcext:value-type="float">
            <text:p>1626544274971</text:p>
          </table:table-cell>
          <table:table-cell table:number-columns-repeated="2" office:value-type="float" office:value="1626544357581" calcext:value-type="float">
            <text:p>1626544357581</text:p>
          </table:table-cell>
          <table:table-cell office:value-type="float" office:value="1626544357657" calcext:value-type="float">
            <text:p>1626544357657</text:p>
          </table:table-cell>
          <table:table-cell office:value-type="float" office:value="1626544357711" calcext:value-type="float">
            <text:p>1626544357711</text:p>
          </table:table-cell>
          <table:table-cell office:value-type="float" office:value="1626544424258" calcext:value-type="float">
            <text:p>1626544424258</text:p>
          </table:table-cell>
          <table:table-cell/>
          <table:table-cell table:formula="of:=[.D30]-[.A30]" office:value-type="float" office:value="364" calcext:value-type="float">
            <text:p>364</text:p>
          </table:table-cell>
          <table:table-cell table:formula="of:=[.F30]-[.A30]" office:value-type="float" office:value="210" calcext:value-type="float">
            <text:p>210</text:p>
          </table:table-cell>
          <table:table-cell table:formula="of:=[.E30]-[.B30]" office:value-type="float" office:value="429" calcext:value-type="float">
            <text:p>429</text:p>
          </table:table-cell>
          <table:table-cell table:formula="of:=[.G30]-[.B30]" office:value-type="float" office:value="273" calcext:value-type="float">
            <text:p>273</text:p>
          </table:table-cell>
          <table:table-cell table:formula="of:=[.I30]-[.H30]" office:value-type="float" office:value="60105" calcext:value-type="float">
            <text:p>60105</text:p>
          </table:table-cell>
          <table:table-cell table:formula="of:=[.K30]-[.J30]" office:value-type="float" office:value="180133" calcext:value-type="float">
            <text:p>180133</text:p>
          </table:table-cell>
          <table:table-cell table:formula="of:=[.M30]-[.L30]" office:value-type="float" office:value="60100" calcext:value-type="float">
            <text:p>60100</text:p>
          </table:table-cell>
          <table:table-cell table:formula="of:=[.O30]-[.N30]" office:value-type="float" office:value="90101" calcext:value-type="float">
            <text:p>90101</text:p>
          </table:table-cell>
          <table:table-cell table:formula="of:=[.Q30]-[.P30]" office:value-type="float" office:value="60132" calcext:value-type="float">
            <text:p>60132</text:p>
          </table:table-cell>
          <table:table-cell table:formula="of:=[.S30]-[.R30]" office:value-type="float" office:value="90126" calcext:value-type="float">
            <text:p>90126</text:p>
          </table:table-cell>
          <table:table-cell table:formula="of:=[.U30]-[.T30]" office:value-type="float" office:value="60079" calcext:value-type="float">
            <text:p>60079</text:p>
          </table:table-cell>
          <table:table-cell table:formula="of:=[.W30]-[.V30]" office:value-type="float" office:value="120154" calcext:value-type="float">
            <text:p>120154</text:p>
          </table:table-cell>
          <table:table-cell table:formula="of:=[.X30]-[.C30]" office:value-type="float" office:value="1011533" calcext:value-type="float">
            <text:p>1011533</text:p>
          </table:table-cell>
          <table:table-cell table:formula="of:=[.AA30]-[.Y30]" office:value-type="float" office:value="76" calcext:value-type="float">
            <text:p>76</text:p>
          </table:table-cell>
          <table:table-cell table:formula="of:=[.AB30]-[.Y30]" office:value-type="float" office:value="130" calcext:value-type="float">
            <text:p>130</text:p>
          </table:table-cell>
          <table:table-cell table:formula="of:=[.AC30]-[.Z30]" office:value-type="float" office:value="66677" calcext:value-type="float">
            <text:p>66677</text:p>
          </table:table-cell>
        </table:table-row>
        <table:table-row table:style-name="ro1">
          <table:table-cell table:number-columns-repeated="3" office:value-type="float" office:value="1626544485090" calcext:value-type="float">
            <text:p>1626544485090</text:p>
          </table:table-cell>
          <table:table-cell office:value-type="float" office:value="1626544485457" calcext:value-type="float">
            <text:p>1626544485457</text:p>
          </table:table-cell>
          <table:table-cell office:value-type="float" office:value="1626544485546" calcext:value-type="float">
            <text:p>1626544485546</text:p>
          </table:table-cell>
          <table:table-cell office:value-type="float" office:value="1626544485313" calcext:value-type="float">
            <text:p>1626544485313</text:p>
          </table:table-cell>
          <table:table-cell office:value-type="float" office:value="1626544485377" calcext:value-type="float">
            <text:p>1626544485377</text:p>
          </table:table-cell>
          <table:table-cell office:value-type="float" office:value="1626544784201" calcext:value-type="float">
            <text:p>1626544784201</text:p>
          </table:table-cell>
          <table:table-cell office:value-type="float" office:value="1626544844296" calcext:value-type="float">
            <text:p>1626544844296</text:p>
          </table:table-cell>
          <table:table-cell office:value-type="float" office:value="1626544934494" calcext:value-type="float">
            <text:p>1626544934494</text:p>
          </table:table-cell>
          <table:table-cell office:value-type="float" office:value="1626545114637" calcext:value-type="float">
            <text:p>1626545114637</text:p>
          </table:table-cell>
          <table:table-cell office:value-type="float" office:value="1626544844320" calcext:value-type="float">
            <text:p>1626544844320</text:p>
          </table:table-cell>
          <table:table-cell office:value-type="float" office:value="1626544934402" calcext:value-type="float">
            <text:p>1626544934402</text:p>
          </table:table-cell>
          <table:table-cell office:value-type="float" office:value="1626545114668" calcext:value-type="float">
            <text:p>1626545114668</text:p>
          </table:table-cell>
          <table:table-cell office:value-type="float" office:value="1626545234775" calcext:value-type="float">
            <text:p>1626545234775</text:p>
          </table:table-cell>
          <table:table-cell office:value-type="float" office:value="1626545445321" calcext:value-type="float">
            <text:p>1626545445321</text:p>
          </table:table-cell>
          <table:table-cell office:value-type="float" office:value="1626545505442" calcext:value-type="float">
            <text:p>1626545505442</text:p>
          </table:table-cell>
          <table:table-cell office:value-type="float" office:value="1626545234875" calcext:value-type="float">
            <text:p>1626545234875</text:p>
          </table:table-cell>
          <table:table-cell office:value-type="float" office:value="1626545325088" calcext:value-type="float">
            <text:p>1626545325088</text:p>
          </table:table-cell>
          <table:table-cell office:value-type="float" office:value="1626545505455" calcext:value-type="float">
            <text:p>1626545505455</text:p>
          </table:table-cell>
          <table:table-cell office:value-type="float" office:value="1626545565541" calcext:value-type="float">
            <text:p>1626545565541</text:p>
          </table:table-cell>
          <table:table-cell office:value-type="float" office:value="1626545325100" calcext:value-type="float">
            <text:p>1626545325100</text:p>
          </table:table-cell>
          <table:table-cell office:value-type="float" office:value="1626545445208" calcext:value-type="float">
            <text:p>1626545445208</text:p>
          </table:table-cell>
          <table:table-cell office:value-type="float" office:value="1626545565677" calcext:value-type="float">
            <text:p>1626545565677</text:p>
          </table:table-cell>
          <table:table-cell table:number-columns-repeated="2" office:value-type="float" office:value="1626545569821" calcext:value-type="float">
            <text:p>1626545569821</text:p>
          </table:table-cell>
          <table:table-cell office:value-type="float" office:value="1626545569875" calcext:value-type="float">
            <text:p>1626545569875</text:p>
          </table:table-cell>
          <table:table-cell office:value-type="float" office:value="1626545569927" calcext:value-type="float">
            <text:p>1626545569927</text:p>
          </table:table-cell>
          <table:table-cell office:value-type="float" office:value="1626545594930" calcext:value-type="float">
            <text:p>1626545594930</text:p>
          </table:table-cell>
          <table:table-cell/>
          <table:table-cell table:formula="of:=[.D31]-[.A31]" office:value-type="float" office:value="367" calcext:value-type="float">
            <text:p>367</text:p>
          </table:table-cell>
          <table:table-cell table:formula="of:=[.F31]-[.A31]" office:value-type="float" office:value="223" calcext:value-type="float">
            <text:p>223</text:p>
          </table:table-cell>
          <table:table-cell table:formula="of:=[.E31]-[.B31]" office:value-type="float" office:value="456" calcext:value-type="float">
            <text:p>456</text:p>
          </table:table-cell>
          <table:table-cell table:formula="of:=[.G31]-[.B31]" office:value-type="float" office:value="287" calcext:value-type="float">
            <text:p>287</text:p>
          </table:table-cell>
          <table:table-cell table:formula="of:=[.I31]-[.H31]" office:value-type="float" office:value="60095" calcext:value-type="float">
            <text:p>60095</text:p>
          </table:table-cell>
          <table:table-cell table:formula="of:=[.K31]-[.J31]" office:value-type="float" office:value="180143" calcext:value-type="float">
            <text:p>180143</text:p>
          </table:table-cell>
          <table:table-cell table:formula="of:=[.M31]-[.L31]" office:value-type="float" office:value="90082" calcext:value-type="float">
            <text:p>90082</text:p>
          </table:table-cell>
          <table:table-cell table:formula="of:=[.O31]-[.N31]" office:value-type="float" office:value="120107" calcext:value-type="float">
            <text:p>120107</text:p>
          </table:table-cell>
          <table:table-cell table:formula="of:=[.Q31]-[.P31]" office:value-type="float" office:value="60121" calcext:value-type="float">
            <text:p>60121</text:p>
          </table:table-cell>
          <table:table-cell table:formula="of:=[.S31]-[.R31]" office:value-type="float" office:value="90213" calcext:value-type="float">
            <text:p>90213</text:p>
          </table:table-cell>
          <table:table-cell table:formula="of:=[.U31]-[.T31]" office:value-type="float" office:value="60086" calcext:value-type="float">
            <text:p>60086</text:p>
          </table:table-cell>
          <table:table-cell table:formula="of:=[.W31]-[.V31]" office:value-type="float" office:value="120108" calcext:value-type="float">
            <text:p>120108</text:p>
          </table:table-cell>
          <table:table-cell table:formula="of:=[.X31]-[.C31]" office:value-type="float" office:value="1080587" calcext:value-type="float">
            <text:p>1080587</text:p>
          </table:table-cell>
          <table:table-cell table:formula="of:=[.AA31]-[.Y31]" office:value-type="float" office:value="54" calcext:value-type="float">
            <text:p>54</text:p>
          </table:table-cell>
          <table:table-cell table:formula="of:=[.AB31]-[.Y31]" office:value-type="float" office:value="106" calcext:value-type="float">
            <text:p>106</text:p>
          </table:table-cell>
          <table:table-cell table:formula="of:=[.AC31]-[.Z31]" office:value-type="float" office:value="25109" calcext:value-type="float">
            <text:p>25109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9"/>
          <table:table-cell office:value-type="string" calcext:value-type="string">
            <text:p>AVG</text:p>
          </table:table-cell>
          <table:table-cell table:formula="of:=AVERAGE([.AE2:.AE27])" office:value-type="float" office:value="580.076923076923" calcext:value-type="float">
            <text:p>580,076923076923</text:p>
          </table:table-cell>
          <table:table-cell table:formula="of:=AVERAGE([.AF2:.AF27])" office:value-type="float" office:value="407.961538461538" calcext:value-type="float">
            <text:p>407,961538461538</text:p>
          </table:table-cell>
          <table:table-cell table:formula="of:=AVERAGE([.AG2:.AG27])" office:value-type="float" office:value="655.038461538462" calcext:value-type="float">
            <text:p>655,038461538462</text:p>
          </table:table-cell>
          <table:table-cell table:formula="of:=AVERAGE([.AH2:.AH27])" office:value-type="float" office:value="490.038461538462" calcext:value-type="float">
            <text:p>490,038461538462</text:p>
          </table:table-cell>
          <table:table-cell table:formula="of:=AVERAGE([.AI2:.AI27])" office:value-type="float" office:value="68165.0769230769" calcext:value-type="float">
            <text:p>68165,0769230769</text:p>
          </table:table-cell>
          <table:table-cell table:formula="of:=AVERAGE([.AJ2:.AJ27])" office:value-type="float" office:value="187083.692307692" calcext:value-type="float">
            <text:p>187083,692307692</text:p>
          </table:table-cell>
          <table:table-cell table:formula="of:=AVERAGE([.AK2:.AK27])" office:value-type="float" office:value="70474.2692307692" calcext:value-type="float">
            <text:p>70474,2692307692</text:p>
          </table:table-cell>
          <table:table-cell table:formula="of:=AVERAGE([.AL2:.AL27])" office:value-type="float" office:value="102822.384615385" calcext:value-type="float">
            <text:p>102822,384615385</text:p>
          </table:table-cell>
          <table:table-cell table:formula="of:=AVERAGE([.AM2:.AM27])" office:value-type="float" office:value="68202.6538461538" calcext:value-type="float">
            <text:p>68202,6538461538</text:p>
          </table:table-cell>
          <table:table-cell table:formula="of:=AVERAGE([.AN2:.AN27])" office:value-type="float" office:value="90146.6538461538" calcext:value-type="float">
            <text:p>90146,6538461538</text:p>
          </table:table-cell>
          <table:table-cell table:formula="of:=AVERAGE([.AO2:.AO27])" office:value-type="float" office:value="65863.5384615385" calcext:value-type="float">
            <text:p>65863,5384615385</text:p>
          </table:table-cell>
          <table:table-cell table:formula="of:=AVERAGE([.AP2:.AP27])" office:value-type="float" office:value="125903.076923077" calcext:value-type="float">
            <text:p>125903,076923077</text:p>
          </table:table-cell>
          <table:table-cell table:formula="of:=AVERAGE([.AQ2:.AQ27])" office:value-type="float" office:value="1046298.03846154" calcext:value-type="float">
            <text:p>1046298,03846154</text:p>
          </table:table-cell>
          <table:table-cell table:formula="of:=AVERAGE([.AR2:.AR27])" office:value-type="float" office:value="97.0384615384615" calcext:value-type="float">
            <text:p>97,0384615384615</text:p>
          </table:table-cell>
          <table:table-cell table:formula="of:=AVERAGE([.AS2:.AS27])" office:value-type="float" office:value="90.4230769230769" calcext:value-type="float">
            <text:p>90,4230769230769</text:p>
          </table:table-cell>
          <table:table-cell table:formula="of:=AVERAGE([.AT2:.AT27])" office:value-type="float" office:value="56192" calcext:value-type="float">
            <text:p>56192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STDEV</text:p>
          </table:table-cell>
          <table:table-cell table:formula="of:=STDEV([.AE2:.AE27])" office:value-type="float" office:value="177.747218954767" calcext:value-type="float">
            <text:p>177,747218954767</text:p>
          </table:table-cell>
          <table:table-cell table:formula="of:=STDEV([.AF2:.AF27])" office:value-type="float" office:value="173.269150345751" calcext:value-type="float">
            <text:p>173,269150345751</text:p>
          </table:table-cell>
          <table:table-cell table:formula="of:=STDEV([.AG2:.AG27])" office:value-type="float" office:value="180.52046549225" calcext:value-type="float">
            <text:p>180,52046549225</text:p>
          </table:table-cell>
          <table:table-cell table:formula="of:=STDEV([.AH2:.AH27])" office:value-type="float" office:value="178.50007972418" calcext:value-type="float">
            <text:p>178,50007972418</text:p>
          </table:table-cell>
          <table:table-cell table:formula="of:=STDEV([.AI2:.AI27])" office:value-type="float" office:value="26243.4800938032" calcext:value-type="float">
            <text:p>26243,4800938032</text:p>
          </table:table-cell>
          <table:table-cell table:formula="of:=STDEV([.AJ2:.AJ27])" office:value-type="float" office:value="21319.8045277516" calcext:value-type="float">
            <text:p>21319,8045277516</text:p>
          </table:table-cell>
          <table:table-cell table:formula="of:=STDEV([.AK2:.AK27])" office:value-type="float" office:value="20696.4024768706" calcext:value-type="float">
            <text:p>20696,4024768706</text:p>
          </table:table-cell>
          <table:table-cell table:formula="of:=STDEV([.AL2:.AL27])" office:value-type="float" office:value="15110.6966856646" calcext:value-type="float">
            <text:p>15110,6966856646</text:p>
          </table:table-cell>
          <table:table-cell table:formula="of:=STDEV([.AM2:.AM27])" office:value-type="float" office:value="16018.6012970978" calcext:value-type="float">
            <text:p>16018,6012970978</text:p>
          </table:table-cell>
          <table:table-cell table:formula="of:=STDEV([.AN2:.AN27])" office:value-type="float" office:value="21.1640115435469" calcext:value-type="float">
            <text:p>21,1640115435469</text:p>
          </table:table-cell>
          <table:table-cell table:formula="of:=STDEV([.AO2:.AO27])" office:value-type="float" office:value="19030.5419013349" calcext:value-type="float">
            <text:p>19030,5419013349</text:p>
          </table:table-cell>
          <table:table-cell table:formula="of:=STDEV([.AP2:.AP27])" office:value-type="float" office:value="17021.5252099759" calcext:value-type="float">
            <text:p>17021,5252099759</text:p>
          </table:table-cell>
          <table:table-cell table:formula="of:=STDEV([.AQ2:.AQ27])" office:value-type="float" office:value="82240.2006001837" calcext:value-type="float">
            <text:p>82240,2006001837</text:p>
          </table:table-cell>
          <table:table-cell table:formula="of:=STDEV([.AR2:.AR27])" office:value-type="float" office:value="38.0089260771527" calcext:value-type="float">
            <text:p>38,0089260771527</text:p>
          </table:table-cell>
          <table:table-cell table:formula="of:=STDEV([.AS2:.AS27])" office:value-type="float" office:value="31.7744212560016" calcext:value-type="float">
            <text:p>31,7744212560016</text:p>
          </table:table-cell>
          <table:table-cell table:formula="of:=STDEV([.AT2:.AT27])" office:value-type="float" office:value="21358.181295232" calcext:value-type="float">
            <text:p>21358,181295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7T19:15:35.980164988</dc:date>
    <meta:editing-duration>PT2H6M17S</meta:editing-duration>
    <meta:editing-cycles>2</meta:editing-cycles>
    <meta:generator>LibreOffice/6.4.6.2$Linux_X86_64 LibreOffice_project/40$Build-2</meta:generator>
    <meta:document-statistic meta:table-count="1" meta:cell-count="1429" meta:object-count="0"/>
  </office:meta>
</office:document-meta>
</file>